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sans-serif"/>
    <style:font-face style:name="arial1" svg:font-family="arial, helvetica, clean, sans-serif"/>
    <style:font-face style:name="arial" svg:font-family="arial, sans-serif"/>
    <style:font-face style:name="monospace" svg:font-family="monospace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ce90" officeooo:paragraph-rsid="000bce90"/>
    </style:style>
    <style:style style:name="P2" style:family="paragraph" style:parent-style-name="Standard">
      <style:text-properties fo:font-variant="normal" fo:text-transform="none" fo:color="#333333" style:font-name="Verdana" fo:font-size="8.25pt" fo:letter-spacing="normal" fo:font-style="normal" style:text-underline-style="none" fo:font-weight="normal" officeooo:rsid="00264d2e" officeooo:paragraph-rsid="00264d2e" style:font-size-asian="2pt" style:font-size-complex="2pt" loext:padding="0cm" loext:border="none"/>
    </style:style>
    <style:style style:name="P3" style:family="paragraph" style:parent-style-name="Preformatted_20_Text">
      <style:text-properties officeooo:rsid="000bce90" officeooo:paragraph-rsid="000bce90"/>
    </style:style>
    <style:style style:name="P4" style:family="paragraph" style:parent-style-name="Preformatted_20_Text">
      <style:text-properties officeooo:paragraph-rsid="000c7704"/>
    </style:style>
    <style:style style:name="P5" style:family="paragraph" style:parent-style-name="Preformatted_20_Text">
      <style:text-properties officeooo:paragraph-rsid="000dcefe"/>
    </style:style>
    <style:style style:name="P6" style:family="paragraph" style:parent-style-name="Preformatted_20_Text">
      <style:text-properties fo:font-variant="normal" fo:text-transform="none" fo:color="#000000" style:font-name="arial" fo:font-size="9.75pt" fo:letter-spacing="normal" fo:font-style="normal" style:text-underline-style="none" fo:font-weight="normal" officeooo:rsid="000bce90" officeooo:paragraph-rsid="000bce90" fo:background-color="transparent"/>
    </style:style>
    <style:style style:name="P7" style:family="paragraph" style:parent-style-name="Preformatted_20_Text">
      <style:text-properties fo:font-variant="normal" fo:text-transform="none" fo:color="#000000" style:font-name="arial" fo:font-size="9.75pt" fo:letter-spacing="normal" fo:font-style="normal" style:text-underline-style="none" fo:font-weight="normal" officeooo:rsid="000bdc59" officeooo:paragraph-rsid="000bdc59" fo:background-color="transparent"/>
    </style:style>
    <style:style style:name="P8" style:family="paragraph" style:parent-style-name="Preformatted_20_Text">
      <style:text-properties fo:font-variant="normal" fo:text-transform="none" fo:color="#000000" style:font-name="arial" fo:font-size="9.75pt" fo:letter-spacing="normal" fo:font-style="normal" style:text-underline-style="none" fo:font-weight="normal" officeooo:rsid="000dcefe" officeooo:paragraph-rsid="000dcefe" fo:background-color="transparent"/>
    </style:style>
    <style:style style:name="P9" style:family="paragraph" style:parent-style-name="Preformatted_20_Text">
      <style:text-properties fo:font-variant="normal" fo:text-transform="none" fo:color="#000000" style:font-name="arial" fo:font-size="9.75pt" fo:letter-spacing="normal" fo:font-style="normal" style:text-underline-style="none" fo:font-weight="normal" officeooo:rsid="001030ff" officeooo:paragraph-rsid="001030ff" fo:background-color="transparent"/>
    </style:style>
    <style:style style:name="P10" style:family="paragraph" style:parent-style-name="Preformatted_20_Text">
      <style:text-properties fo:font-variant="normal" fo:text-transform="none" fo:color="#000000" style:font-name="arial" fo:font-size="9.75pt" fo:letter-spacing="normal" fo:font-style="normal" style:text-underline-style="none" fo:font-weight="normal" officeooo:rsid="000c7704" officeooo:paragraph-rsid="000c7704" fo:background-color="transparent"/>
    </style:style>
    <style:style style:name="P11" style:family="paragraph" style:parent-style-name="Preformatted_20_Text">
      <style:text-properties fo:font-variant="normal" fo:text-transform="none" fo:color="#000000" style:font-name="arial" fo:font-size="9.75pt" fo:letter-spacing="normal" fo:font-style="normal" style:text-underline-style="none" fo:font-weight="normal" officeooo:rsid="001182a1" officeooo:paragraph-rsid="001182a1" loext:padding="0cm" loext:border="none"/>
    </style:style>
    <style:style style:name="P12" style:family="paragraph" style:parent-style-name="Preformatted_20_Text">
      <style:text-properties fo:font-variant="normal" fo:text-transform="none" fo:color="#000000" style:font-name="arial" fo:font-size="9.75pt" fo:letter-spacing="normal" fo:font-style="normal" style:text-underline-style="none" fo:font-weight="normal" officeooo:rsid="001eac2d" officeooo:paragraph-rsid="001eac2d" style:font-size-asian="2pt" style:font-size-complex="2pt" loext:padding="0cm" loext:border="none"/>
    </style:style>
    <style:style style:name="P13" style:family="paragraph" style:parent-style-name="Preformatted_20_Text">
      <style:text-properties fo:font-variant="normal" fo:text-transform="none" fo:color="#000000" style:font-name="arial" fo:font-size="8.25pt" fo:letter-spacing="normal" fo:font-style="normal" style:text-underline-style="none" fo:font-weight="normal" officeooo:rsid="0011234f" officeooo:paragraph-rsid="0011234f" loext:padding="0cm" loext:border="none"/>
    </style:style>
    <style:style style:name="P14" style:family="paragraph" style:parent-style-name="Preformatted_20_Text">
      <style:text-properties fo:font-variant="normal" fo:text-transform="none" fo:color="#000000" style:font-name="arial" fo:font-size="8.25pt" fo:letter-spacing="normal" fo:font-style="normal" style:text-underline-style="none" fo:font-weight="normal" officeooo:rsid="001845d8" officeooo:paragraph-rsid="001845d8" loext:padding="0cm" loext:border="none"/>
    </style:style>
    <style:style style:name="P15" style:family="paragraph" style:parent-style-name="Preformatted_20_Text">
      <style:text-properties fo:font-variant="normal" fo:text-transform="none" fo:color="#000000" style:font-name="arial" fo:font-size="8.25pt" fo:letter-spacing="normal" fo:font-style="normal" style:text-underline-style="none" fo:font-weight="normal" officeooo:rsid="0020d263" officeooo:paragraph-rsid="0020d263" style:font-size-asian="2pt" style:font-size-complex="2pt" loext:padding="0cm" loext:border="none"/>
    </style:style>
    <style:style style:name="P16" style:family="paragraph" style:parent-style-name="Preformatted_20_Text">
      <style:text-properties fo:font-variant="normal" fo:text-transform="none" fo:color="#000000" fo:letter-spacing="normal" style:text-underline-style="none" officeooo:paragraph-rsid="001dde72"/>
    </style:style>
    <style:style style:name="P17" style:family="paragraph" style:parent-style-name="Preformatted_20_Text">
      <style:text-properties fo:font-variant="normal" fo:text-transform="none" fo:color="#000000" fo:letter-spacing="normal" officeooo:paragraph-rsid="002408eb"/>
    </style:style>
    <style:style style:name="P18" style:family="paragraph" style:parent-style-name="Preformatted_20_Text">
      <style:text-properties fo:font-variant="normal" fo:text-transform="none" fo:color="#000000" fo:letter-spacing="normal" officeooo:paragraph-rsid="0024704e"/>
    </style:style>
    <style:style style:name="P19" style:family="paragraph" style:parent-style-name="Preformatted_20_Text">
      <style:text-properties fo:font-variant="normal" fo:text-transform="none" fo:color="#000000" style:font-name="monospace" fo:font-size="9.75pt" fo:letter-spacing="normal" fo:font-style="normal" fo:font-weight="normal" officeooo:paragraph-rsid="00155278"/>
    </style:style>
    <style:style style:name="P20" style:family="paragraph" style:parent-style-name="Preformatted_20_Text">
      <style:text-properties fo:font-variant="normal" fo:text-transform="none" fo:color="#000000" style:font-name="Verdana" fo:font-size="8.25pt" fo:letter-spacing="normal" fo:font-style="normal" style:text-underline-style="none" fo:font-weight="normal" officeooo:rsid="001030ff" officeooo:paragraph-rsid="001030ff"/>
    </style:style>
    <style:style style:name="P21" style:family="paragraph" style:parent-style-name="Preformatted_20_Text">
      <style:text-properties fo:font-variant="normal" fo:text-transform="none" fo:color="#000000" style:font-name="Verdana" fo:font-size="8.25pt" fo:letter-spacing="normal" fo:font-style="normal" style:text-underline-style="none" fo:font-weight="normal" officeooo:rsid="001030ff" officeooo:paragraph-rsid="001030ff" loext:padding="0cm" loext:border="none"/>
    </style:style>
    <style:style style:name="P22" style:family="paragraph" style:parent-style-name="Preformatted_20_Text">
      <style:text-properties fo:font-variant="normal" fo:text-transform="none" fo:color="#000000" style:font-name="Verdana" fo:font-size="8.25pt" fo:letter-spacing="normal" fo:font-style="normal" style:text-underline-style="none" fo:font-weight="normal" officeooo:rsid="0011234f" officeooo:paragraph-rsid="0011234f" loext:padding="0cm" loext:border="none"/>
    </style:style>
    <style:style style:name="P23" style:family="paragraph" style:parent-style-name="Preformatted_20_Text">
      <style:text-properties fo:font-variant="normal" fo:text-transform="none" fo:color="#000000" style:font-name="Verdana" fo:font-size="8.25pt" fo:letter-spacing="normal" fo:font-style="normal" style:text-underline-style="none" fo:font-weight="normal" officeooo:rsid="001182a1" officeooo:paragraph-rsid="001182a1" loext:padding="0cm" loext:border="none"/>
    </style:style>
    <style:style style:name="P24" style:family="paragraph" style:parent-style-name="Preformatted_20_Text">
      <style:text-properties fo:font-variant="normal" fo:text-transform="none" fo:color="#000000" style:font-name="Verdana" fo:font-size="8.25pt" fo:letter-spacing="normal" fo:font-style="normal" style:text-underline-style="none" fo:font-weight="normal" officeooo:rsid="001182a1" officeooo:paragraph-rsid="0012c3d7" loext:padding="0cm" loext:border="none"/>
    </style:style>
    <style:style style:name="P25" style:family="paragraph" style:parent-style-name="Preformatted_20_Text">
      <style:text-properties fo:font-variant="normal" fo:text-transform="none" fo:color="#000000" style:font-name="Verdana" fo:font-size="8.25pt" fo:letter-spacing="normal" fo:font-style="normal" style:text-underline-style="none" fo:font-weight="normal" officeooo:rsid="0012c3d7" officeooo:paragraph-rsid="0012c3d7" loext:padding="0cm" loext:border="none"/>
    </style:style>
    <style:style style:name="P26" style:family="paragraph" style:parent-style-name="Preformatted_20_Text">
      <style:text-properties fo:font-variant="normal" fo:text-transform="none" fo:color="#000000" style:font-name="Verdana" fo:font-size="8.25pt" fo:letter-spacing="normal" fo:font-style="normal" style:text-underline-style="none" fo:font-weight="normal" officeooo:rsid="0012c3d7" officeooo:paragraph-rsid="0013fde7" loext:padding="0cm" loext:border="none"/>
    </style:style>
    <style:style style:name="P27" style:family="paragraph" style:parent-style-name="Preformatted_20_Text">
      <style:text-properties fo:font-variant="normal" fo:text-transform="none" fo:color="#000000" style:font-name="Verdana" fo:font-size="8.25pt" fo:letter-spacing="normal" fo:font-style="normal" style:text-underline-style="none" fo:font-weight="normal" officeooo:rsid="0012c3d7" officeooo:paragraph-rsid="00155278" loext:padding="0cm" loext:border="none"/>
    </style:style>
    <style:style style:name="P28" style:family="paragraph" style:parent-style-name="Preformatted_20_Text">
      <style:text-properties fo:font-variant="normal" fo:text-transform="none" fo:color="#000000" style:font-name="Verdana" fo:font-size="8.25pt" fo:letter-spacing="normal" fo:font-style="normal" style:text-underline-style="none" fo:font-weight="normal" officeooo:rsid="0013fde7" officeooo:paragraph-rsid="0013fde7" loext:padding="0cm" loext:border="none"/>
    </style:style>
    <style:style style:name="P29" style:family="paragraph" style:parent-style-name="Preformatted_20_Text">
      <style:text-properties fo:font-variant="normal" fo:text-transform="none" fo:color="#000000" style:font-name="Verdana" fo:font-size="8.25pt" fo:letter-spacing="normal" fo:font-style="normal" style:text-underline-style="none" fo:font-weight="normal" officeooo:rsid="00155278" officeooo:paragraph-rsid="00155278" loext:padding="0cm" loext:border="none"/>
    </style:style>
    <style:style style:name="P30" style:family="paragraph" style:parent-style-name="Preformatted_20_Text">
      <style:text-properties fo:font-variant="normal" fo:text-transform="none" fo:color="#000000" style:font-name="Verdana" fo:font-size="8.25pt" fo:letter-spacing="normal" fo:font-style="normal" style:text-underline-style="none" fo:font-weight="normal" officeooo:rsid="0020d263" officeooo:paragraph-rsid="0020d263" style:font-size-asian="2pt" style:font-size-complex="2pt" loext:padding="0cm" loext:border="none"/>
    </style:style>
    <style:style style:name="P31" style:family="paragraph" style:parent-style-name="Preformatted_20_Text">
      <style:text-properties fo:font-variant="normal" fo:text-transform="none" fo:color="#000000" style:font-name="Verdana" fo:font-size="8.25pt" fo:letter-spacing="normal" fo:font-style="normal" style:text-underline-style="none" fo:font-weight="normal" officeooo:rsid="0025ad08" officeooo:paragraph-rsid="0025ad08" style:font-size-asian="2pt" style:font-size-complex="2pt" loext:padding="0cm" loext:border="none"/>
    </style:style>
    <style:style style:name="P32" style:family="paragraph" style:parent-style-name="Preformatted_20_Text">
      <style:text-properties fo:font-variant="normal" fo:text-transform="none" fo:color="#000000" style:font-name="Verdana" fo:font-size="8.25pt" fo:letter-spacing="normal" fo:font-style="normal" style:text-underline-style="none" fo:font-weight="normal" officeooo:rsid="0025ad08" officeooo:paragraph-rsid="00264d2e" style:font-size-asian="2pt" style:font-size-complex="2pt" loext:padding="0cm" loext:border="none"/>
    </style:style>
    <style:style style:name="P33" style:family="paragraph" style:parent-style-name="Preformatted_20_Text">
      <style:text-properties fo:font-variant="normal" fo:text-transform="none" fo:color="#000000" style:font-name="Verdana" fo:font-size="8.25pt" fo:letter-spacing="normal" fo:font-style="normal" style:text-underline-style="none" fo:font-weight="normal" officeooo:rsid="00264d2e" officeooo:paragraph-rsid="00264d2e" style:font-size-asian="2pt" style:font-size-complex="2pt" loext:padding="0cm" loext:border="none"/>
    </style:style>
    <style:style style:name="P34" style:family="paragraph" style:parent-style-name="Preformatted_20_Text">
      <style:text-properties fo:font-variant="normal" fo:text-transform="none" fo:color="#000000" style:font-name="Verdana" fo:font-size="8.25pt" fo:letter-spacing="normal" fo:font-style="normal" style:text-underline-style="none" fo:font-weight="normal" officeooo:rsid="00345c6c" officeooo:paragraph-rsid="00345c6c" style:font-size-asian="2pt" style:font-size-complex="2pt" loext:padding="0cm" loext:border="none"/>
    </style:style>
    <style:style style:name="P35" style:family="paragraph" style:parent-style-name="Preformatted_20_Text">
      <style:text-properties fo:font-variant="normal" fo:text-transform="none" fo:color="#000000" style:font-name="Verdana" fo:font-size="8.25pt" fo:letter-spacing="normal" fo:font-style="normal" style:text-underline-style="none" fo:font-weight="normal" officeooo:rsid="0031e0ee" officeooo:paragraph-rsid="0031e0ee"/>
    </style:style>
    <style:style style:name="P36" style:family="paragraph" style:parent-style-name="Preformatted_20_Text">
      <style:text-properties fo:font-variant="normal" fo:text-transform="none" fo:color="#000000" style:font-name="Verdana" fo:font-size="8.25pt" fo:letter-spacing="normal" fo:font-style="normal" style:text-underline-style="none" fo:font-weight="normal" officeooo:rsid="00345c6c" officeooo:paragraph-rsid="00345c6c"/>
    </style:style>
    <style:style style:name="P37" style:family="paragraph" style:parent-style-name="Preformatted_20_Text">
      <style:text-properties fo:font-variant="normal" fo:text-transform="none" fo:color="#000000" style:font-name="Verdana" fo:font-size="8.25pt" fo:letter-spacing="normal" fo:font-style="normal" style:text-underline-style="solid" style:text-underline-width="auto" style:text-underline-color="font-color" fo:font-weight="normal" officeooo:rsid="00345c6c" officeooo:paragraph-rsid="00345c6c" style:font-size-asian="2pt" style:font-size-complex="2pt" loext:padding="0cm" loext:border="none"/>
    </style:style>
    <style:style style:name="P38" style:family="paragraph" style:parent-style-name="Preformatted_20_Text">
      <style:text-properties fo:font-variant="normal" fo:text-transform="none" fo:color="#e70a0e" style:font-name="arial" fo:font-size="9.75pt" fo:letter-spacing="normal" fo:font-style="normal" style:text-underline-style="solid" style:text-underline-width="auto" style:text-underline-color="font-color" fo:font-weight="bold" officeooo:rsid="000c7704" officeooo:paragraph-rsid="000c7704" fo:background-color="transparent" style:font-weight-asian="bold" style:font-weight-complex="bold"/>
    </style:style>
    <style:style style:name="P39" style:family="paragraph" style:parent-style-name="Preformatted_20_Text">
      <style:text-properties fo:font-variant="normal" fo:text-transform="none" fo:color="#e70a0e" style:font-name="arial" fo:font-size="9.75pt" fo:letter-spacing="normal" fo:font-style="normal" style:text-underline-style="solid" style:text-underline-width="auto" style:text-underline-color="font-color" fo:font-weight="bold" officeooo:rsid="000dcefe" officeooo:paragraph-rsid="000dcefe" fo:background-color="transparent" style:font-weight-asian="bold" style:font-weight-complex="bold"/>
    </style:style>
    <style:style style:name="P40" style:family="paragraph" style:parent-style-name="Preformatted_20_Text">
      <style:text-properties fo:font-variant="normal" fo:text-transform="none" fo:color="#e70a0e" style:font-name="arial" fo:font-size="9.75pt" fo:letter-spacing="normal" fo:font-style="normal" style:text-underline-style="solid" style:text-underline-width="auto" style:text-underline-color="font-color" fo:font-weight="bold" officeooo:rsid="001030ff" officeooo:paragraph-rsid="001030ff" fo:background-color="transparent" style:font-weight-asian="bold" style:font-weight-complex="bold"/>
    </style:style>
    <style:style style:name="P41" style:family="paragraph" style:parent-style-name="Preformatted_20_Text">
      <style:text-properties fo:font-variant="normal" fo:text-transform="none" fo:color="#e70a0e" style:font-name="Verdana" fo:font-size="8.25pt" fo:letter-spacing="normal" fo:font-style="normal" style:text-underline-style="solid" style:text-underline-width="auto" style:text-underline-color="font-color" fo:font-weight="bold" officeooo:rsid="00155278" officeooo:paragraph-rsid="00155278" style:font-weight-asian="bold" style:font-weight-complex="bold" loext:padding="0cm" loext:border="none"/>
    </style:style>
    <style:style style:name="P42" style:family="paragraph" style:parent-style-name="Preformatted_20_Text">
      <style:text-properties fo:font-variant="normal" fo:text-transform="none" fo:color="#e70a0e" style:font-name="Verdana" fo:font-size="8.25pt" fo:letter-spacing="normal" fo:font-style="normal" style:text-underline-style="solid" style:text-underline-width="auto" style:text-underline-color="font-color" fo:font-weight="bold" officeooo:rsid="00171bdb" officeooo:paragraph-rsid="00171bdb" style:font-weight-asian="bold" style:font-weight-complex="bold" loext:padding="0cm" loext:border="none"/>
    </style:style>
    <style:style style:name="P43" style:family="paragraph" style:parent-style-name="Preformatted_20_Text">
      <style:text-properties fo:font-variant="normal" fo:text-transform="none" fo:color="#e70a0e" style:font-name="Verdana" fo:font-size="8.25pt" fo:letter-spacing="normal" fo:font-style="normal" style:text-underline-style="solid" style:text-underline-width="auto" style:text-underline-color="font-color" fo:font-weight="bold" officeooo:rsid="00196427" officeooo:paragraph-rsid="00196427" style:font-weight-asian="bold" style:font-weight-complex="bold" loext:padding="0cm" loext:border="none"/>
    </style:style>
    <style:style style:name="P44" style:family="paragraph" style:parent-style-name="Preformatted_20_Text">
      <style:text-properties fo:font-variant="normal" fo:text-transform="none" fo:color="#e70a0e" style:font-name="Verdana" fo:font-size="8.25pt" fo:letter-spacing="normal" fo:font-style="normal" style:text-underline-style="solid" style:text-underline-width="auto" style:text-underline-color="font-color" fo:font-weight="bold" officeooo:rsid="001a7cb7" officeooo:paragraph-rsid="001a7cb7" style:font-weight-asian="bold" style:font-weight-complex="bold" loext:padding="0cm" loext:border="none"/>
    </style:style>
    <style:style style:name="P45" style:family="paragraph" style:parent-style-name="Preformatted_20_Text">
      <style:text-properties fo:font-variant="normal" fo:text-transform="none" fo:color="#e70a0e" style:font-name="Verdana" fo:font-size="8.25pt" fo:letter-spacing="normal" fo:font-style="normal" style:text-underline-style="solid" style:text-underline-width="auto" style:text-underline-color="font-color" fo:font-weight="bold" officeooo:rsid="001c198f" officeooo:paragraph-rsid="001c198f" style:font-weight-asian="bold" style:font-weight-complex="bold" loext:padding="0cm" loext:border="none"/>
    </style:style>
    <style:style style:name="P46" style:family="paragraph" style:parent-style-name="Preformatted_20_Text">
      <style:text-properties fo:font-variant="normal" fo:text-transform="none" fo:color="#e70a0e" style:font-name="Verdana" fo:font-size="8.25pt" fo:letter-spacing="normal" fo:font-style="normal" style:text-underline-style="solid" style:text-underline-width="auto" style:text-underline-color="font-color" fo:font-weight="bold" officeooo:rsid="001dde72" officeooo:paragraph-rsid="001dde72" style:font-weight-asian="bold" style:font-weight-complex="bold" loext:padding="0cm" loext:border="none"/>
    </style:style>
    <style:style style:name="P47" style:family="paragraph" style:parent-style-name="Preformatted_20_Text">
      <style:text-properties fo:font-variant="normal" fo:text-transform="none" fo:color="#e70a0e" style:font-name="Verdana" fo:font-size="8.25pt" fo:letter-spacing="normal" fo:font-style="normal" style:text-underline-style="solid" style:text-underline-width="auto" style:text-underline-color="font-color" fo:font-weight="bold" officeooo:rsid="001eac2d" officeooo:paragraph-rsid="001eac2d" style:font-weight-asian="bold" style:font-weight-complex="bold" loext:padding="0cm" loext:border="none"/>
    </style:style>
    <style:style style:name="P48" style:family="paragraph" style:parent-style-name="Preformatted_20_Text">
      <style:text-properties fo:font-variant="normal" fo:text-transform="none" fo:color="#e70a0e" style:font-name="Verdana" fo:font-size="8.25pt" fo:letter-spacing="normal" fo:font-style="normal" style:text-underline-style="solid" style:text-underline-width="auto" style:text-underline-color="font-color" fo:font-weight="bold" officeooo:rsid="0020d263" officeooo:paragraph-rsid="0020d263" style:font-size-asian="2pt" style:font-weight-asian="bold" style:font-size-complex="2pt" style:font-weight-complex="bold" loext:padding="0cm" loext:border="none"/>
    </style:style>
    <style:style style:name="P49" style:family="paragraph" style:parent-style-name="Preformatted_20_Text">
      <style:text-properties fo:font-variant="normal" fo:text-transform="none" fo:color="#e70a0e" style:font-name="Verdana" fo:font-size="8.25pt" fo:letter-spacing="normal" fo:font-style="normal" style:text-underline-style="solid" style:text-underline-width="auto" style:text-underline-color="font-color" fo:font-weight="bold" officeooo:rsid="00221b0f" officeooo:paragraph-rsid="00221b0f" style:font-size-asian="2pt" style:font-weight-asian="bold" style:font-size-complex="2pt" style:font-weight-complex="bold" loext:padding="0cm" loext:border="none"/>
    </style:style>
    <style:style style:name="P50" style:family="paragraph" style:parent-style-name="Preformatted_20_Text">
      <style:text-properties fo:font-variant="normal" fo:text-transform="none" fo:color="#e70a0e" style:font-name="Verdana" fo:font-size="8.25pt" fo:letter-spacing="normal" fo:font-style="normal" style:text-underline-style="solid" style:text-underline-width="auto" style:text-underline-color="font-color" fo:font-weight="bold" officeooo:rsid="0022913c" officeooo:paragraph-rsid="0022913c" style:font-size-asian="2pt" style:font-weight-asian="bold" style:font-size-complex="2pt" style:font-weight-complex="bold" loext:padding="0cm" loext:border="none"/>
    </style:style>
    <style:style style:name="P51" style:family="paragraph" style:parent-style-name="Preformatted_20_Text">
      <style:text-properties fo:font-variant="normal" fo:text-transform="none" fo:color="#e70a0e" style:font-name="Verdana" fo:font-size="8.25pt" fo:letter-spacing="normal" fo:font-style="normal" style:text-underline-style="none" fo:font-weight="normal" officeooo:rsid="00196427" officeooo:paragraph-rsid="00196427" loext:padding="0cm" loext:border="none"/>
    </style:style>
    <style:style style:name="P52" style:family="paragraph" style:parent-style-name="Preformatted_20_Text">
      <style:text-properties fo:font-variant="normal" fo:text-transform="none" fo:color="#e70a0e" style:font-name="Verdana" fo:font-size="8.25pt" fo:letter-spacing="normal" fo:font-style="normal" style:text-underline-style="none" fo:font-weight="bold" officeooo:rsid="002408eb" officeooo:paragraph-rsid="002408eb" style:font-size-asian="2pt" style:font-weight-asian="bold" style:font-size-complex="2pt" style:font-weight-complex="bold" loext:padding="0cm" loext:border="none"/>
    </style:style>
    <style:style style:name="P53" style:family="paragraph" style:parent-style-name="Preformatted_20_Text">
      <style:text-properties fo:font-variant="normal" fo:text-transform="none" fo:color="#e70a0e" style:font-name="Verdana" fo:font-size="8.25pt" fo:letter-spacing="normal" fo:font-style="normal" style:text-underline-style="none" fo:font-weight="bold" officeooo:rsid="0024704e" officeooo:paragraph-rsid="0024704e" style:font-size-asian="2pt" style:font-weight-asian="bold" style:font-size-complex="2pt" style:font-weight-complex="bold" loext:padding="0cm" loext:border="none"/>
    </style:style>
    <style:style style:name="P54" style:family="paragraph" style:parent-style-name="Preformatted_20_Text">
      <style:text-properties fo:font-variant="normal" fo:text-transform="none" fo:color="#e70a0e" style:font-name="Verdana" fo:font-size="8.25pt" fo:letter-spacing="normal" fo:font-style="normal" style:text-underline-style="none" fo:font-weight="bold" officeooo:rsid="0025ad08" officeooo:paragraph-rsid="0025ad08" style:font-size-asian="2pt" style:font-weight-asian="bold" style:font-size-complex="2pt" style:font-weight-complex="bold" loext:padding="0cm" loext:border="none"/>
    </style:style>
    <style:style style:name="P55" style:family="paragraph" style:parent-style-name="Preformatted_20_Text">
      <style:text-properties fo:font-variant="normal" fo:text-transform="none" fo:color="#e70a0e" style:font-name="Verdana" fo:font-size="8.25pt" fo:letter-spacing="normal" fo:font-style="normal" style:text-underline-style="none" fo:font-weight="bold" officeooo:rsid="00264d2e" officeooo:paragraph-rsid="00264d2e" style:font-size-asian="2pt" style:font-weight-asian="bold" style:font-size-complex="2pt" style:font-weight-complex="bold" loext:padding="0cm" loext:border="none"/>
    </style:style>
    <style:style style:name="P56" style:family="paragraph" style:parent-style-name="Preformatted_20_Text">
      <style:text-properties fo:font-variant="normal" fo:text-transform="none" fo:color="#e70a0e" style:font-name="Verdana" fo:font-size="8.25pt" fo:letter-spacing="normal" fo:font-style="normal" style:text-underline-style="none" fo:font-weight="bold" officeooo:rsid="0031e0ee" officeooo:paragraph-rsid="0031e0ee" style:font-size-asian="2pt" style:font-weight-asian="bold" style:font-size-complex="2pt" style:font-weight-complex="bold" loext:padding="0cm" loext:border="none"/>
    </style:style>
    <style:style style:name="P57" style:family="paragraph" style:parent-style-name="Preformatted_20_Text">
      <style:text-properties fo:font-variant="normal" fo:text-transform="none" fo:color="#e70a0e" style:font-name="Verdana" fo:font-size="8.25pt" fo:letter-spacing="normal" fo:font-style="normal" style:text-underline-style="none" fo:font-weight="bold" officeooo:rsid="00345c6c" officeooo:paragraph-rsid="00345c6c" style:font-size-asian="2pt" style:font-weight-asian="bold" style:font-size-complex="2pt" style:font-weight-complex="bold" loext:padding="0cm" loext:border="none"/>
    </style:style>
    <style:style style:name="P58" style:family="paragraph" style:parent-style-name="Preformatted_20_Text">
      <style:text-properties fo:font-variant="normal" fo:text-transform="none" fo:color="#006699" style:font-name="arial" fo:font-size="8.25pt" fo:letter-spacing="normal" fo:font-style="normal" style:text-underline-style="solid" style:text-underline-width="auto" style:text-underline-color="font-color" fo:font-weight="normal" officeooo:rsid="0011234f" officeooo:paragraph-rsid="0011234f" loext:padding="0cm" loext:border="none"/>
    </style:style>
    <style:style style:name="P59" style:family="paragraph" style:parent-style-name="Preformatted_20_Text">
      <style:text-properties fo:font-variant="normal" fo:text-transform="none" fo:color="#006699" style:font-name="arial" fo:font-size="8.25pt" fo:letter-spacing="normal" fo:font-style="normal" style:text-underline-style="solid" style:text-underline-width="auto" style:text-underline-color="font-color" fo:font-weight="normal" officeooo:rsid="00221b0f" officeooo:paragraph-rsid="00221b0f" style:font-size-asian="2pt" style:font-size-complex="2pt" loext:padding="0cm" loext:border="none"/>
    </style:style>
    <style:style style:name="P60" style:family="paragraph" style:parent-style-name="Preformatted_20_Text">
      <style:text-properties fo:font-variant="normal" fo:text-transform="none" fo:color="#006699" style:font-name="arial" fo:font-size="8.25pt" fo:letter-spacing="normal" fo:font-style="normal" style:text-underline-style="solid" style:text-underline-width="auto" style:text-underline-color="font-color" fo:font-weight="normal" officeooo:paragraph-rsid="002408eb" style:font-size-asian="2pt" style:font-size-complex="2pt" loext:padding="0cm" loext:border="none"/>
    </style:style>
    <style:style style:name="P61" style:family="paragraph" style:parent-style-name="Preformatted_20_Text">
      <style:text-properties fo:font-variant="normal" fo:text-transform="none" fo:color="#006699" style:font-name="arial" fo:font-size="9.75pt" fo:letter-spacing="normal" fo:font-style="normal" style:text-underline-style="solid" style:text-underline-width="auto" style:text-underline-color="font-color" fo:font-weight="normal" officeooo:rsid="0024704e" officeooo:paragraph-rsid="0024704e" style:font-size-asian="2pt" style:font-size-complex="2pt" loext:padding="0cm" loext:border="none"/>
    </style:style>
    <style:style style:name="P62" style:family="paragraph" style:parent-style-name="Preformatted_20_Text">
      <style:text-properties fo:font-variant="normal" fo:text-transform="none" fo:color="#006699" style:font-name="Verdana" fo:font-size="8.25pt" fo:letter-spacing="normal" fo:font-style="normal" style:text-underline-style="solid" style:text-underline-width="auto" style:text-underline-color="font-color" fo:font-weight="normal" officeooo:paragraph-rsid="0018d476" loext:padding="0cm" loext:border="none"/>
    </style:style>
    <style:style style:name="P63" style:family="paragraph" style:parent-style-name="Preformatted_20_Text">
      <style:text-properties fo:font-variant="normal" fo:text-transform="none" fo:color="#006699" style:font-name="Verdana" fo:font-size="8.25pt" fo:letter-spacing="normal" fo:font-style="normal" style:text-underline-style="solid" style:text-underline-width="auto" style:text-underline-color="font-color" fo:font-weight="normal" officeooo:paragraph-rsid="001dde72" loext:padding="0cm" loext:border="none"/>
    </style:style>
    <style:style style:name="P64" style:family="paragraph" style:parent-style-name="Preformatted_20_Text">
      <style:text-properties fo:font-variant="normal" fo:text-transform="none" fo:color="#006699" style:font-name="Verdana" fo:font-size="8.25pt" fo:letter-spacing="normal" fo:font-style="normal" style:text-underline-style="solid" style:text-underline-width="auto" style:text-underline-color="font-color" fo:font-weight="normal" officeooo:paragraph-rsid="0020d263" style:font-size-asian="2pt" style:font-size-complex="2pt" loext:padding="0cm" loext:border="none"/>
    </style:style>
    <style:style style:name="P65" style:family="paragraph" style:parent-style-name="Preformatted_20_Text">
      <style:text-properties fo:font-variant="normal" fo:text-transform="none" fo:color="#006699" style:font-name="Verdana" fo:font-size="8.25pt" fo:letter-spacing="normal" fo:font-style="normal" style:text-underline-style="solid" style:text-underline-width="auto" style:text-underline-color="font-color" fo:font-weight="normal" officeooo:rsid="0020d263" officeooo:paragraph-rsid="0020d263" style:font-size-asian="2pt" style:font-size-complex="2pt" loext:padding="0cm" loext:border="none"/>
    </style:style>
    <style:style style:name="P66" style:family="paragraph" style:parent-style-name="Preformatted_20_Text">
      <style:text-properties fo:font-variant="normal" fo:text-transform="none" fo:color="#006699" style:font-name="Verdana" fo:font-size="8.25pt" fo:letter-spacing="normal" fo:font-style="normal" style:text-underline-style="none" fo:font-weight="normal" officeooo:paragraph-rsid="0025ad08" style:font-size-asian="2pt" style:font-size-complex="2pt" loext:padding="0cm" loext:border="none"/>
    </style:style>
    <style:style style:name="P67" style:family="paragraph" style:parent-style-name="Preformatted_20_Text">
      <style:text-properties fo:font-variant="normal" fo:text-transform="none" fo:color="#444444" style:font-name="Verdana" fo:font-size="8.25pt" fo:letter-spacing="normal" fo:font-style="normal" style:text-underline-style="none" fo:font-weight="normal" officeooo:rsid="00155278" officeooo:paragraph-rsid="00155278" loext:padding="0cm" loext:border="none"/>
    </style:style>
    <style:style style:name="P68" style:family="paragraph" style:parent-style-name="Preformatted_20_Text">
      <style:text-properties fo:font-variant="normal" fo:text-transform="none" fo:color="#444444" style:font-name="Verdana" fo:font-size="8.25pt" fo:letter-spacing="normal" fo:font-style="normal" style:text-underline-style="none" fo:font-weight="normal" officeooo:rsid="00171bdb" officeooo:paragraph-rsid="00171bdb" loext:padding="0cm" loext:border="none"/>
    </style:style>
    <style:style style:name="P69" style:family="paragraph" style:parent-style-name="Preformatted_20_Text">
      <style:text-properties fo:font-variant="normal" fo:text-transform="none" fo:color="#444444" style:font-name="Verdana" fo:font-size="8.25pt" fo:letter-spacing="normal" fo:font-style="normal" style:text-underline-style="none" fo:font-weight="normal" officeooo:rsid="00171bdb" officeooo:paragraph-rsid="001845d8" loext:padding="0cm" loext:border="none"/>
    </style:style>
    <style:style style:name="P70" style:family="paragraph" style:parent-style-name="Preformatted_20_Text">
      <style:text-properties fo:font-variant="normal" fo:text-transform="none" fo:color="#444444" style:font-name="Verdana" fo:font-size="8.25pt" fo:letter-spacing="normal" fo:font-style="normal" style:text-underline-style="none" fo:font-weight="normal" officeooo:rsid="001845d8" officeooo:paragraph-rsid="001845d8" loext:padding="0cm" loext:border="none"/>
    </style:style>
    <style:style style:name="P71" style:family="paragraph" style:parent-style-name="Preformatted_20_Text">
      <style:text-properties fo:font-variant="normal" fo:text-transform="none" fo:color="#444444" style:font-name="Verdana" fo:font-size="8.25pt" fo:letter-spacing="normal" fo:font-style="normal" style:text-underline-style="none" fo:font-weight="normal" officeooo:rsid="0018d476" officeooo:paragraph-rsid="0018d476" loext:padding="0cm" loext:border="none"/>
    </style:style>
    <style:style style:name="P72" style:family="paragraph" style:parent-style-name="Preformatted_20_Text">
      <style:text-properties fo:font-variant="normal" fo:text-transform="none" fo:color="#444444" style:font-name="Verdana" fo:font-size="8.25pt" fo:letter-spacing="normal" fo:font-style="normal" style:text-underline-style="none" fo:font-weight="normal" officeooo:rsid="00196427" officeooo:paragraph-rsid="00196427" loext:padding="0cm" loext:border="none"/>
    </style:style>
    <style:style style:name="P73" style:family="paragraph" style:parent-style-name="Preformatted_20_Text">
      <style:text-properties fo:font-variant="normal" fo:text-transform="none" fo:color="#444444" style:font-name="Verdana" fo:font-size="8.25pt" fo:letter-spacing="normal" fo:font-style="normal" style:text-underline-style="none" fo:font-weight="normal" officeooo:rsid="001a7cb7" officeooo:paragraph-rsid="001a7cb7" loext:padding="0cm" loext:border="none"/>
    </style:style>
    <style:style style:name="P74" style:family="paragraph" style:parent-style-name="Preformatted_20_Text">
      <style:text-properties fo:font-variant="normal" fo:text-transform="none" fo:color="#444444" style:font-name="Verdana" fo:font-size="8.25pt" fo:letter-spacing="normal" fo:font-style="normal" style:text-underline-style="none" fo:font-weight="normal" officeooo:rsid="001a7cb7" officeooo:paragraph-rsid="001a7cb7" style:font-size-asian="2pt" style:font-size-complex="2pt" loext:padding="0cm" loext:border="none"/>
    </style:style>
    <style:style style:name="P75" style:family="paragraph" style:parent-style-name="Preformatted_20_Text">
      <style:text-properties fo:font-variant="normal" fo:text-transform="none" fo:color="#444444" style:font-name="Verdana" fo:font-size="8.25pt" fo:letter-spacing="normal" fo:font-style="normal" style:text-underline-style="none" fo:font-weight="normal" officeooo:rsid="001c198f" officeooo:paragraph-rsid="001c198f" style:font-size-asian="2pt" style:font-size-complex="2pt" loext:padding="0cm" loext:border="none"/>
    </style:style>
    <style:style style:name="P76" style:family="paragraph" style:parent-style-name="Preformatted_20_Text">
      <style:text-properties fo:font-variant="normal" fo:text-transform="none" fo:color="#444444" style:font-name="Verdana" fo:font-size="8.25pt" fo:letter-spacing="normal" fo:font-style="normal" style:text-underline-style="none" fo:font-weight="normal" officeooo:paragraph-rsid="001eac2d" style:font-size-asian="2pt" style:font-size-complex="2pt" loext:padding="0cm" loext:border="none"/>
    </style:style>
    <style:style style:name="P77" style:family="paragraph" style:parent-style-name="Preformatted_20_Text">
      <style:text-properties fo:font-variant="normal" fo:text-transform="none" fo:color="#444444" style:font-name="Verdana" fo:font-size="8.25pt" fo:letter-spacing="normal" fo:font-style="normal" style:text-underline-style="none" fo:font-weight="normal" officeooo:rsid="001eac2d" officeooo:paragraph-rsid="001eac2d" style:font-size-asian="2pt" style:font-size-complex="2pt" loext:padding="0cm" loext:border="none"/>
    </style:style>
    <style:style style:name="P78" style:family="paragraph" style:parent-style-name="Preformatted_20_Text">
      <style:text-properties fo:font-variant="normal" fo:text-transform="none" fo:color="#444444" style:font-name="Verdana" fo:font-size="8.25pt" fo:letter-spacing="normal" fo:font-style="normal" style:text-underline-style="none" fo:font-weight="normal" officeooo:rsid="001eac2d" officeooo:paragraph-rsid="0020611f" style:font-size-asian="2pt" style:font-size-complex="2pt" loext:padding="0cm" loext:border="none"/>
    </style:style>
    <style:style style:name="P79" style:family="paragraph" style:parent-style-name="Preformatted_20_Text">
      <style:text-properties fo:font-variant="normal" fo:text-transform="none" fo:color="#444444" style:font-name="Verdana" fo:font-size="8.25pt" fo:letter-spacing="normal" fo:font-style="normal" style:text-underline-style="none" fo:font-weight="normal" officeooo:rsid="0020611f" officeooo:paragraph-rsid="0020611f" style:font-size-asian="2pt" style:font-size-complex="2pt" loext:padding="0cm" loext:border="none"/>
    </style:style>
    <style:style style:name="P80" style:family="paragraph" style:parent-style-name="Preformatted_20_Text">
      <style:text-properties fo:font-variant="normal" fo:text-transform="none" fo:color="#444444" style:font-name="Verdana" fo:font-size="8.25pt" fo:letter-spacing="normal" fo:font-style="normal" style:text-underline-style="none" fo:font-weight="normal" officeooo:rsid="0020d263" officeooo:paragraph-rsid="0020d263" style:font-size-asian="2pt" style:font-size-complex="2pt" loext:padding="0cm" loext:border="none"/>
    </style:style>
    <style:style style:name="P81" style:family="paragraph" style:parent-style-name="Preformatted_20_Text">
      <style:text-properties fo:font-variant="normal" fo:text-transform="none" fo:color="#444444" style:font-name="Verdana" fo:font-size="8.25pt" fo:letter-spacing="normal" fo:font-style="normal" style:text-underline-style="none" fo:font-weight="normal" officeooo:rsid="00221b0f" officeooo:paragraph-rsid="00221b0f" style:font-size-asian="2pt" style:font-size-complex="2pt" loext:padding="0cm" loext:border="none"/>
    </style:style>
    <style:style style:name="P82" style:family="paragraph" style:parent-style-name="Preformatted_20_Text">
      <style:text-properties fo:font-variant="normal" fo:text-transform="none" fo:color="#444444" style:font-name="Verdana" fo:font-size="8.25pt" fo:letter-spacing="normal" fo:font-style="normal" style:text-underline-style="none" fo:font-weight="normal" officeooo:rsid="0022913c" officeooo:paragraph-rsid="0022913c" style:font-size-asian="2pt" style:font-size-complex="2pt" loext:padding="0cm" loext:border="none"/>
    </style:style>
    <style:style style:name="P83" style:family="paragraph" style:parent-style-name="Preformatted_20_Text">
      <style:text-properties fo:font-variant="normal" fo:text-transform="none" fo:color="#444444" style:font-name="Verdana" fo:font-size="8.25pt" fo:letter-spacing="normal" fo:font-style="normal" style:text-underline-style="none" fo:font-weight="normal" officeooo:rsid="002408eb" officeooo:paragraph-rsid="002408eb" style:font-size-asian="2pt" style:font-size-complex="2pt" loext:padding="0cm" loext:border="none"/>
    </style:style>
    <style:style style:name="P84" style:family="paragraph" style:parent-style-name="Preformatted_20_Text">
      <style:text-properties fo:font-variant="normal" fo:text-transform="none" fo:color="#444444" style:font-name="Verdana" fo:font-size="8.25pt" fo:letter-spacing="normal" fo:font-style="normal" style:text-underline-style="none" fo:font-weight="normal" officeooo:rsid="0024704e" officeooo:paragraph-rsid="0024704e" style:font-size-asian="2pt" style:font-size-complex="2pt" loext:padding="0cm" loext:border="none"/>
    </style:style>
    <style:style style:name="P85" style:family="paragraph" style:parent-style-name="Preformatted_20_Text">
      <style:text-properties fo:font-variant="normal" fo:text-transform="none" fo:color="#444444" style:font-name="Verdana" fo:font-size="8.25pt" fo:letter-spacing="normal" fo:font-style="normal" style:text-underline-style="none" fo:font-weight="normal" officeooo:rsid="0025ad08" officeooo:paragraph-rsid="0025ad08" style:font-size-asian="2pt" style:font-size-complex="2pt" loext:padding="0cm" loext:border="none"/>
    </style:style>
    <style:style style:name="P86" style:family="paragraph" style:parent-style-name="Preformatted_20_Text">
      <style:text-properties fo:font-variant="normal" fo:text-transform="none" fo:color="#444444" style:font-name="Verdana" fo:font-size="8.25pt" fo:letter-spacing="normal" fo:font-style="normal" style:text-underline-style="none" fo:font-weight="normal" officeooo:rsid="001c198f" officeooo:paragraph-rsid="001c198f" loext:padding="0cm" loext:border="none"/>
    </style:style>
    <style:style style:name="P87" style:family="paragraph" style:parent-style-name="Preformatted_20_Text">
      <style:text-properties fo:font-variant="normal" fo:text-transform="none" fo:color="#444444" style:font-name="Verdana" fo:font-size="8.25pt" fo:letter-spacing="normal" fo:font-style="normal" style:text-underline-style="none" fo:font-weight="normal" officeooo:rsid="001dde72" officeooo:paragraph-rsid="001dde72" loext:padding="0cm" loext:border="none"/>
    </style:style>
    <style:style style:name="P88" style:family="paragraph" style:parent-style-name="Preformatted_20_Text">
      <style:text-properties fo:font-variant="normal" fo:text-transform="none" fo:color="#444444" style:font-name="Verdana" fo:font-size="8.25pt" fo:letter-spacing="normal" fo:font-style="normal" style:text-underline-style="none" fo:font-weight="normal" officeooo:rsid="001eac2d" officeooo:paragraph-rsid="001eac2d" loext:padding="0cm" loext:border="none"/>
    </style:style>
    <style:style style:name="P89" style:family="paragraph" style:parent-style-name="Preformatted_20_Text">
      <style:text-properties fo:font-variant="normal" fo:text-transform="none" fo:color="#444444" style:font-name="monospace" fo:font-size="9.75pt" fo:letter-spacing="normal" fo:font-style="normal" style:text-underline-style="none" fo:font-weight="normal" officeooo:rsid="002408eb" officeooo:paragraph-rsid="002408eb" style:font-size-asian="2pt" style:font-size-complex="2pt" loext:padding="0cm" loext:border="none"/>
    </style:style>
    <style:style style:name="P90" style:family="paragraph" style:parent-style-name="Preformatted_20_Text">
      <style:text-properties fo:font-variant="normal" fo:text-transform="none" fo:color="#333333" style:font-name="Verdana" fo:font-size="8.25pt" fo:letter-spacing="normal" fo:font-style="normal" style:text-underline-style="none" fo:font-weight="normal" officeooo:rsid="00264d2e" officeooo:paragraph-rsid="00264d2e" style:font-size-asian="2pt" style:font-size-complex="2pt" loext:padding="0cm" loext:border="none"/>
    </style:style>
    <style:style style:name="P91" style:family="paragraph" style:parent-style-name="Preformatted_20_Text">
      <style:text-properties fo:font-variant="normal" fo:text-transform="none" fo:color="#333333" style:font-name="Verdana" fo:font-size="8.25pt" fo:letter-spacing="normal" fo:font-style="normal" style:text-underline-style="none" fo:font-weight="normal" officeooo:rsid="0031e0ee" officeooo:paragraph-rsid="0031e0ee" style:font-size-asian="2pt" style:font-size-complex="2pt" loext:padding="0cm" loext:border="none"/>
    </style:style>
    <style:style style:name="P92" style:family="paragraph" style:parent-style-name="Preformatted_20_Text">
      <style:text-properties fo:font-variant="normal" fo:text-transform="none" fo:color="#333333" style:font-name="Verdana" fo:font-size="8.25pt" fo:letter-spacing="normal" fo:font-style="normal" style:text-underline-style="none" fo:font-weight="normal" officeooo:rsid="00345c6c" officeooo:paragraph-rsid="00345c6c" style:font-size-asian="2pt" style:font-size-complex="2pt" loext:padding="0cm" loext:border="none"/>
    </style:style>
    <style:style style:name="P93" style:family="paragraph" style:parent-style-name="Preformatted_20_Text">
      <style:text-properties fo:font-variant="normal" fo:text-transform="none" fo:color="#ce181e" style:font-name="Verdana" fo:font-size="8.25pt" fo:letter-spacing="normal" fo:font-style="normal" style:text-underline-style="none" fo:font-weight="normal" officeooo:rsid="0011234f" officeooo:paragraph-rsid="0011234f" loext:padding="0cm" loext:border="none"/>
    </style:style>
    <style:style style:name="P94" style:family="paragraph" style:parent-style-name="Preformatted_20_Text">
      <style:text-properties fo:font-variant="normal" fo:text-transform="none" fo:color="#ce181e" style:font-name="Verdana" fo:font-size="8.25pt" fo:letter-spacing="normal" fo:font-style="normal" style:text-underline-style="none" fo:font-weight="bold" officeooo:rsid="001182a1" officeooo:paragraph-rsid="001182a1" style:font-weight-asian="bold" style:font-weight-complex="bold" loext:padding="0cm" loext:border="none"/>
    </style:style>
    <style:style style:name="P95" style:family="paragraph" style:parent-style-name="Preformatted_20_Text">
      <style:text-properties fo:color="#000000" officeooo:paragraph-rsid="000ad74d"/>
    </style:style>
    <style:style style:name="P96" style:family="paragraph" style:parent-style-name="Preformatted_20_Text">
      <style:text-properties fo:color="#000000" officeooo:rsid="000bce90" officeooo:paragraph-rsid="000bce90"/>
    </style:style>
    <style:style style:name="P97" style:family="paragraph" style:parent-style-name="Preformatted_20_Text">
      <style:text-properties fo:color="#000000" officeooo:rsid="000dcefe" officeooo:paragraph-rsid="000dcefe"/>
    </style:style>
    <style:style style:name="P98" style:family="paragraph" style:parent-style-name="Preformatted_20_Text">
      <style:text-properties fo:color="#000000" style:text-underline-style="none" officeooo:paragraph-rsid="00155278"/>
    </style:style>
    <style:style style:name="P99" style:family="paragraph" style:parent-style-name="Preformatted_20_Text">
      <style:text-properties fo:color="#000000" style:text-underline-style="none" officeooo:paragraph-rsid="0018d476"/>
    </style:style>
    <style:style style:name="P100" style:family="paragraph" style:parent-style-name="Preformatted_20_Text">
      <style:text-properties fo:color="#000000" style:text-underline-style="none" officeooo:paragraph-rsid="0025ad08"/>
    </style:style>
    <style:style style:name="P101" style:family="paragraph" style:parent-style-name="Preformatted_20_Text">
      <style:text-properties fo:color="#000000" style:text-underline-style="none" officeooo:rsid="00264d2e" officeooo:paragraph-rsid="00264d2e"/>
    </style:style>
    <style:style style:name="P102" style:family="paragraph" style:parent-style-name="Preformatted_20_Text">
      <style:text-properties fo:color="#000000" style:text-underline-style="none" officeooo:paragraph-rsid="00345c6c"/>
    </style:style>
    <style:style style:name="P103" style:family="paragraph" style:parent-style-name="Preformatted_20_Text">
      <style:text-properties fo:color="#000000" officeooo:rsid="0011234f" officeooo:paragraph-rsid="0011234f"/>
    </style:style>
    <style:style style:name="P104" style:family="paragraph" style:parent-style-name="Preformatted_20_Text">
      <style:text-properties fo:color="#000000" officeooo:paragraph-rsid="00264d2e"/>
    </style:style>
    <style:style style:name="P105" style:family="paragraph" style:parent-style-name="Preformatted_20_Text">
      <style:text-properties fo:color="#000000" officeooo:rsid="00296b97" officeooo:paragraph-rsid="00296b97"/>
    </style:style>
    <style:style style:name="P106" style:family="paragraph" style:parent-style-name="Preformatted_20_Text">
      <style:text-properties fo:color="#000000" officeooo:rsid="0044fd3f" officeooo:paragraph-rsid="0044fd3f"/>
    </style:style>
    <style:style style:name="P107" style:family="paragraph" style:parent-style-name="Preformatted_20_Text">
      <style:text-properties fo:color="#e70a0e" style:text-underline-style="solid" style:text-underline-width="auto" style:text-underline-color="font-color" fo:font-weight="bold" officeooo:rsid="000ad74d" officeooo:paragraph-rsid="000ad74d" style:font-weight-asian="bold" style:font-weight-complex="bold"/>
    </style:style>
    <style:style style:name="P108" style:family="paragraph" style:parent-style-name="Preformatted_20_Text">
      <style:text-properties fo:color="#e70a0e" style:text-underline-style="solid" style:text-underline-width="auto" style:text-underline-color="font-color" fo:font-weight="bold" officeooo:rsid="0012c3d7" officeooo:paragraph-rsid="0012c3d7" style:font-weight-asian="bold" style:font-weight-complex="bold"/>
    </style:style>
    <style:style style:name="P109" style:family="paragraph" style:parent-style-name="Preformatted_20_Text">
      <style:text-properties fo:color="#e70a0e" style:text-underline-style="solid" style:text-underline-width="auto" style:text-underline-color="font-color" fo:font-weight="bold" officeooo:rsid="0018d476" officeooo:paragraph-rsid="0018d476" style:font-weight-asian="bold" style:font-weight-complex="bold"/>
    </style:style>
    <style:style style:name="P110" style:family="paragraph" style:parent-style-name="Preformatted_20_Text">
      <style:text-properties fo:color="#e70a0e" style:text-underline-style="none" fo:font-weight="bold" officeooo:rsid="00264d2e" officeooo:paragraph-rsid="00264d2e" style:font-weight-asian="bold" style:font-weight-complex="bold"/>
    </style:style>
    <style:style style:name="P111" style:family="paragraph" style:parent-style-name="Preformatted_20_Text">
      <style:text-properties officeooo:paragraph-rsid="001030ff"/>
    </style:style>
    <style:style style:name="P112" style:family="paragraph" style:parent-style-name="Preformatted_20_Text">
      <style:text-properties officeooo:paragraph-rsid="0011234f"/>
    </style:style>
    <style:style style:name="P113" style:family="paragraph" style:parent-style-name="Preformatted_20_Text">
      <style:text-properties officeooo:rsid="001182a1" officeooo:paragraph-rsid="001182a1"/>
    </style:style>
    <style:style style:name="P114" style:family="paragraph" style:parent-style-name="Preformatted_20_Text">
      <style:text-properties officeooo:paragraph-rsid="001182a1"/>
    </style:style>
    <style:style style:name="P115" style:family="paragraph" style:parent-style-name="Preformatted_20_Text">
      <style:text-properties officeooo:rsid="0012c3d7" officeooo:paragraph-rsid="0012c3d7"/>
    </style:style>
    <style:style style:name="P116" style:family="paragraph" style:parent-style-name="Preformatted_20_Text">
      <style:text-properties officeooo:paragraph-rsid="0012c3d7"/>
    </style:style>
    <style:style style:name="P117" style:family="paragraph" style:parent-style-name="Preformatted_20_Text">
      <style:text-properties officeooo:rsid="0013fde7" officeooo:paragraph-rsid="0013fde7"/>
    </style:style>
    <style:style style:name="P118" style:family="paragraph" style:parent-style-name="Preformatted_20_Text">
      <style:text-properties officeooo:paragraph-rsid="0013fde7"/>
    </style:style>
    <style:style style:name="P119" style:family="paragraph" style:parent-style-name="Preformatted_20_Text">
      <style:text-properties officeooo:paragraph-rsid="00155278"/>
    </style:style>
    <style:style style:name="P120" style:family="paragraph" style:parent-style-name="Preformatted_20_Text">
      <style:text-properties officeooo:paragraph-rsid="00171bdb"/>
    </style:style>
    <style:style style:name="P121" style:family="paragraph" style:parent-style-name="Preformatted_20_Text">
      <style:text-properties officeooo:paragraph-rsid="001845d8"/>
    </style:style>
    <style:style style:name="P122" style:family="paragraph" style:parent-style-name="Preformatted_20_Text">
      <style:text-properties officeooo:rsid="0018d476" officeooo:paragraph-rsid="0018d476"/>
    </style:style>
    <style:style style:name="P123" style:family="paragraph" style:parent-style-name="Preformatted_20_Text">
      <style:text-properties officeooo:paragraph-rsid="0018d476"/>
    </style:style>
    <style:style style:name="P124" style:family="paragraph" style:parent-style-name="Preformatted_20_Text">
      <style:text-properties officeooo:rsid="00196427" officeooo:paragraph-rsid="00196427"/>
    </style:style>
    <style:style style:name="P125" style:family="paragraph" style:parent-style-name="Preformatted_20_Text">
      <style:text-properties officeooo:paragraph-rsid="00196427"/>
    </style:style>
    <style:style style:name="P126" style:family="paragraph" style:parent-style-name="Preformatted_20_Text">
      <style:text-properties officeooo:paragraph-rsid="001a7cb7"/>
    </style:style>
    <style:style style:name="P127" style:family="paragraph" style:parent-style-name="Preformatted_20_Text">
      <style:text-properties officeooo:paragraph-rsid="001c198f"/>
    </style:style>
    <style:style style:name="P128" style:family="paragraph" style:parent-style-name="Preformatted_20_Text">
      <style:text-properties officeooo:paragraph-rsid="001dde72"/>
    </style:style>
    <style:style style:name="P129" style:family="paragraph" style:parent-style-name="Preformatted_20_Text">
      <style:text-properties officeooo:paragraph-rsid="001eac2d"/>
    </style:style>
    <style:style style:name="P130" style:family="paragraph" style:parent-style-name="Preformatted_20_Text">
      <style:text-properties officeooo:rsid="001f1781" officeooo:paragraph-rsid="001f1781"/>
    </style:style>
    <style:style style:name="P131" style:family="paragraph" style:parent-style-name="Preformatted_20_Text">
      <style:text-properties officeooo:paragraph-rsid="001f1781"/>
    </style:style>
    <style:style style:name="P132" style:family="paragraph" style:parent-style-name="Preformatted_20_Text">
      <style:text-properties officeooo:rsid="0020611f" officeooo:paragraph-rsid="0020611f"/>
    </style:style>
    <style:style style:name="P133" style:family="paragraph" style:parent-style-name="Preformatted_20_Text">
      <style:text-properties officeooo:paragraph-rsid="0020611f"/>
    </style:style>
    <style:style style:name="P134" style:family="paragraph" style:parent-style-name="Preformatted_20_Text">
      <style:text-properties officeooo:rsid="0020d263" officeooo:paragraph-rsid="0020d263"/>
    </style:style>
    <style:style style:name="P135" style:family="paragraph" style:parent-style-name="Preformatted_20_Text">
      <style:text-properties officeooo:paragraph-rsid="0020d263"/>
    </style:style>
    <style:style style:name="P136" style:family="paragraph" style:parent-style-name="Preformatted_20_Text">
      <style:text-properties officeooo:paragraph-rsid="00221b0f"/>
    </style:style>
    <style:style style:name="P137" style:family="paragraph" style:parent-style-name="Preformatted_20_Text">
      <style:text-properties officeooo:rsid="0022913c" officeooo:paragraph-rsid="0022913c"/>
    </style:style>
    <style:style style:name="P138" style:family="paragraph" style:parent-style-name="Preformatted_20_Text">
      <style:text-properties officeooo:paragraph-rsid="0022913c"/>
    </style:style>
    <style:style style:name="P139" style:family="paragraph" style:parent-style-name="Preformatted_20_Text">
      <style:text-properties officeooo:rsid="002408eb" officeooo:paragraph-rsid="002408eb"/>
    </style:style>
    <style:style style:name="P140" style:family="paragraph" style:parent-style-name="Preformatted_20_Text">
      <style:text-properties officeooo:paragraph-rsid="002408eb"/>
    </style:style>
    <style:style style:name="P141" style:family="paragraph" style:parent-style-name="Preformatted_20_Text">
      <style:text-properties officeooo:paragraph-rsid="0024704e"/>
    </style:style>
    <style:style style:name="P142" style:family="paragraph" style:parent-style-name="Preformatted_20_Text">
      <style:text-properties officeooo:paragraph-rsid="0025ad08"/>
    </style:style>
    <style:style style:name="P143" style:family="paragraph" style:parent-style-name="Preformatted_20_Text">
      <style:text-properties officeooo:paragraph-rsid="00264d2e"/>
    </style:style>
    <style:style style:name="P144" style:family="paragraph" style:parent-style-name="Preformatted_20_Text">
      <style:text-properties officeooo:rsid="00264d2e" officeooo:paragraph-rsid="00264d2e"/>
    </style:style>
    <style:style style:name="P145" style:family="paragraph" style:parent-style-name="Preformatted_20_Text">
      <style:text-properties officeooo:paragraph-rsid="000bce90"/>
    </style:style>
    <style:style style:name="P146" style:family="paragraph" style:parent-style-name="Preformatted_20_Text">
      <style:text-properties officeooo:paragraph-rsid="0031e0ee"/>
    </style:style>
    <style:style style:name="P147" style:family="paragraph" style:parent-style-name="Preformatted_20_Text">
      <style:text-properties officeooo:paragraph-rsid="00345c6c"/>
    </style:style>
    <style:style style:name="P148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64d2e"/>
    </style:style>
    <style:style style:name="P14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444444" style:font-name="arial1" fo:letter-spacing="normal" fo:font-style="normal" fo:font-weight="normal" officeooo:paragraph-rsid="00264d2e"/>
    </style:style>
    <style:style style:name="P15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444444" style:font-name="arial1" fo:letter-spacing="normal" fo:font-style="normal" fo:font-weight="normal" officeooo:rsid="00264d2e" officeooo:paragraph-rsid="00264d2e"/>
    </style:style>
    <style:style style:name="P151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monospace" fo:font-size="9.75pt" fo:letter-spacing="normal" fo:font-style="normal" fo:font-weight="normal" officeooo:rsid="00264d2e" officeooo:paragraph-rsid="00264d2e"/>
    </style:style>
    <style:style style:name="P152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monospace" fo:font-size="9.75pt" fo:letter-spacing="normal" fo:font-style="normal" fo:font-weight="normal"/>
    </style:style>
    <style:style style:name="P153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monospace" fo:font-size="9.75pt" fo:letter-spacing="normal" fo:font-style="normal" fo:font-weight="normal" officeooo:paragraph-rsid="00264d2e"/>
    </style:style>
    <style:style style:name="P154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monospace" fo:font-size="9.75pt" fo:letter-spacing="normal" fo:font-style="normal" fo:font-weight="normal" officeooo:rsid="0020611f" officeooo:paragraph-rsid="0020611f"/>
    </style:style>
    <style:style style:name="P155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monospace" fo:font-size="9.75pt" fo:letter-spacing="normal" fo:font-style="normal" fo:font-weight="normal" officeooo:rsid="00305dcc" officeooo:paragraph-rsid="00305dcc"/>
    </style:style>
    <style:style style:name="P156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monospace" fo:font-size="9.75pt" fo:letter-spacing="normal" fo:font-style="normal" fo:font-weight="normal" officeooo:rsid="0031e0ee" officeooo:paragraph-rsid="0031e0ee"/>
    </style:style>
    <style:style style:name="P157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monospace" fo:font-size="9.75pt" fo:letter-spacing="normal" fo:font-style="normal" style:text-underline-style="none" fo:font-weight="normal" officeooo:paragraph-rsid="00305dcc"/>
    </style:style>
    <style:style style:name="P158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monospace" fo:font-size="9.75pt" fo:letter-spacing="normal" fo:font-style="normal" style:text-underline-style="none" fo:font-weight="normal" officeooo:rsid="00305dcc" officeooo:paragraph-rsid="00305dcc"/>
    </style:style>
    <style:style style:name="P159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monospace" fo:font-size="9.75pt" fo:letter-spacing="normal" fo:font-style="normal" style:text-underline-style="none" fo:font-weight="normal" officeooo:rsid="0031e0ee" officeooo:paragraph-rsid="0031e0ee"/>
    </style:style>
    <style:style style:name="P160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monospace" fo:font-size="9.75pt" fo:letter-spacing="normal" fo:font-style="normal" style:text-underline-style="none" fo:font-weight="normal" officeooo:rsid="0032a17e" officeooo:paragraph-rsid="0032a17e"/>
    </style:style>
    <style:style style:name="P161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monospace" fo:font-size="9.75pt" fo:letter-spacing="normal" fo:font-style="normal" style:text-underline-style="none" fo:font-weight="normal" officeooo:rsid="0032ed85" officeooo:paragraph-rsid="0032ed85"/>
    </style:style>
    <style:style style:name="P162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monospace" fo:font-size="9.75pt" fo:letter-spacing="normal" fo:font-style="normal" style:text-underline-style="none" fo:font-weight="normal" officeooo:rsid="00345c6c" officeooo:paragraph-rsid="00345c6c"/>
    </style:style>
    <style:style style:name="P163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monospace" fo:font-size="9.75pt" fo:letter-spacing="normal" fo:font-style="normal" style:text-underline-style="none" fo:font-weight="normal" officeooo:rsid="003a0799" officeooo:paragraph-rsid="003ae947" style:font-size-asian="2pt" style:font-size-complex="2pt" loext:padding="0cm" loext:border="none"/>
    </style:style>
    <style:style style:name="P164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monospace" fo:font-size="9.75pt" fo:letter-spacing="normal" fo:font-style="normal" style:text-underline-style="none" fo:font-weight="normal" officeooo:rsid="003ae947" officeooo:paragraph-rsid="003ae947" style:font-size-asian="2pt" style:font-size-complex="2pt" loext:padding="0cm" loext:border="none"/>
    </style:style>
    <style:style style:name="P165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monospace" fo:font-size="9.75pt" fo:letter-spacing="normal" fo:font-style="normal" style:text-underline-style="none" fo:font-weight="normal" officeooo:rsid="003c235e" officeooo:paragraph-rsid="003c235e" style:font-size-asian="2pt" style:font-size-complex="2pt" loext:padding="0cm" loext:border="none"/>
    </style:style>
    <style:style style:name="P166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monospace" fo:font-size="9.75pt" fo:letter-spacing="normal" fo:font-style="normal" style:text-underline-style="none" fo:font-weight="normal" officeooo:rsid="003ccd5c" officeooo:paragraph-rsid="003ccd5c" style:font-size-asian="2pt" style:font-size-complex="2pt" loext:padding="0cm" loext:border="none"/>
    </style:style>
    <style:style style:name="P167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monospace" fo:font-size="9.75pt" fo:letter-spacing="normal" fo:font-style="normal" style:text-underline-style="none" fo:font-weight="normal" officeooo:rsid="003ccd5c" officeooo:paragraph-rsid="003ec151" style:font-size-asian="2pt" style:font-size-complex="2pt" loext:padding="0cm" loext:border="none"/>
    </style:style>
    <style:style style:name="P168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monospace" fo:font-size="9.75pt" fo:letter-spacing="normal" fo:font-style="normal" style:text-underline-style="none" fo:font-weight="normal" officeooo:rsid="003ec151" officeooo:paragraph-rsid="003ec151" style:font-size-asian="2pt" style:font-size-complex="2pt" loext:padding="0cm" loext:border="none"/>
    </style:style>
    <style:style style:name="P169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monospace" fo:font-size="9.75pt" fo:letter-spacing="normal" fo:font-style="normal" style:text-underline-style="none" fo:font-weight="normal" officeooo:rsid="003f05c5" officeooo:paragraph-rsid="003f05c5" style:font-size-asian="2pt" style:font-size-complex="2pt" loext:padding="0cm" loext:border="none"/>
    </style:style>
    <style:style style:name="P170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monospace" fo:font-size="9.75pt" fo:letter-spacing="normal" fo:font-style="normal" style:text-underline-style="none" fo:font-weight="normal" officeooo:rsid="00411b31" officeooo:paragraph-rsid="00411b31" style:font-size-asian="2pt" style:font-size-complex="2pt" loext:padding="0cm" loext:border="none"/>
    </style:style>
    <style:style style:name="P171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monospace" fo:font-size="9.75pt" fo:letter-spacing="normal" fo:font-style="normal" style:text-underline-style="none" fo:font-weight="normal" officeooo:rsid="00494cda" officeooo:paragraph-rsid="00494cda" style:font-size-asian="2pt" style:font-size-complex="2pt" loext:padding="0cm" loext:border="none"/>
    </style:style>
    <style:style style:name="P172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fo:letter-spacing="normal"/>
    </style:style>
    <style:style style:name="P173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fo:letter-spacing="normal" officeooo:paragraph-rsid="003ae947"/>
    </style:style>
    <style:style style:name="P174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fo:letter-spacing="normal" officeooo:paragraph-rsid="003c235e"/>
    </style:style>
    <style:style style:name="P175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fo:letter-spacing="normal" officeooo:paragraph-rsid="003ccd5c"/>
    </style:style>
    <style:style style:name="P176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fo:letter-spacing="normal" officeooo:paragraph-rsid="003ec151"/>
    </style:style>
    <style:style style:name="P177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fo:letter-spacing="normal" officeooo:paragraph-rsid="003f05c5"/>
    </style:style>
    <style:style style:name="P178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fo:letter-spacing="normal" officeooo:paragraph-rsid="00411b31"/>
    </style:style>
    <style:style style:name="P179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fo:letter-spacing="normal" officeooo:paragraph-rsid="0043bac7"/>
    </style:style>
    <style:style style:name="P180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fo:letter-spacing="normal" officeooo:rsid="003a0799" officeooo:paragraph-rsid="003ae947"/>
    </style:style>
    <style:style style:name="P181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fo:letter-spacing="normal" officeooo:rsid="003ae947" officeooo:paragraph-rsid="003c235e"/>
    </style:style>
    <style:style style:name="P182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fo:letter-spacing="normal" officeooo:rsid="003ccd5c" officeooo:paragraph-rsid="003ccd5c"/>
    </style:style>
    <style:style style:name="P183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fo:letter-spacing="normal" officeooo:rsid="003ccd5c" officeooo:paragraph-rsid="003ec151"/>
    </style:style>
    <style:style style:name="P184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fo:letter-spacing="normal" officeooo:rsid="003ec151" officeooo:paragraph-rsid="003ec151"/>
    </style:style>
    <style:style style:name="P185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fo:letter-spacing="normal" officeooo:rsid="003f05c5" officeooo:paragraph-rsid="003f05c5"/>
    </style:style>
    <style:style style:name="P186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fo:letter-spacing="normal" officeooo:rsid="00411b31" officeooo:paragraph-rsid="00411b31"/>
    </style:style>
    <style:style style:name="P187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Verdana" fo:font-size="8.25pt" fo:letter-spacing="normal" fo:font-style="normal" style:text-underline-style="none" fo:font-weight="normal" officeooo:rsid="00305dcc" officeooo:paragraph-rsid="00305dcc"/>
    </style:style>
    <style:style style:name="P188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Verdana" fo:font-size="8.25pt" fo:letter-spacing="normal" fo:font-style="normal" style:text-underline-style="none" fo:font-weight="normal" officeooo:rsid="0031e0ee" officeooo:paragraph-rsid="0031e0ee"/>
    </style:style>
    <style:style style:name="P189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Verdana" fo:font-size="8.25pt" fo:letter-spacing="normal" fo:font-style="normal" style:text-underline-style="none" fo:font-weight="normal" officeooo:rsid="0032a17e" officeooo:paragraph-rsid="0032a17e"/>
    </style:style>
    <style:style style:name="P190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ce181e" style:font-name="monospace" fo:font-size="9.75pt" fo:letter-spacing="normal" fo:font-style="normal" fo:font-weight="normal" officeooo:rsid="0020611f" officeooo:paragraph-rsid="0020611f"/>
    </style:style>
    <style:style style:name="P191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ce181e" style:font-name="monospace" fo:font-size="9.75pt" fo:letter-spacing="normal" fo:font-style="normal" style:text-underline-style="none" fo:font-weight="bold" officeooo:rsid="003ae947" officeooo:paragraph-rsid="003ae947" style:font-size-asian="2pt" style:font-weight-asian="bold" style:font-size-complex="2pt" style:font-weight-complex="bold" loext:padding="0cm" loext:border="none"/>
    </style:style>
    <style:style style:name="P192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ce181e" style:font-name="monospace" fo:font-size="9.75pt" fo:letter-spacing="normal" fo:font-style="normal" style:text-underline-style="none" fo:font-weight="bold" officeooo:rsid="003ae947" officeooo:paragraph-rsid="003c235e" style:font-size-asian="2pt" style:font-weight-asian="bold" style:font-size-complex="2pt" style:font-weight-complex="bold" loext:padding="0cm" loext:border="none"/>
    </style:style>
    <style:style style:name="P193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ce181e" style:font-name="monospace" fo:font-size="9.75pt" fo:letter-spacing="normal" fo:font-style="normal" style:text-underline-style="none" fo:font-weight="bold" officeooo:rsid="003ccd5c" officeooo:paragraph-rsid="003ccd5c" style:font-size-asian="2pt" style:font-weight-asian="bold" style:font-size-complex="2pt" style:font-weight-complex="bold" loext:padding="0cm" loext:border="none"/>
    </style:style>
    <style:style style:name="P194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ce181e" style:font-name="monospace" fo:font-size="9.75pt" fo:letter-spacing="normal" fo:font-style="normal" style:text-underline-style="none" fo:font-weight="bold" officeooo:rsid="003ec151" officeooo:paragraph-rsid="003ec151" style:font-size-asian="2pt" style:font-weight-asian="bold" style:font-size-complex="2pt" style:font-weight-complex="bold" loext:padding="0cm" loext:border="none"/>
    </style:style>
    <style:style style:name="P195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ce181e" style:font-name="monospace" fo:font-size="9.75pt" fo:letter-spacing="normal" fo:font-style="normal" style:text-underline-style="none" fo:font-weight="bold" officeooo:rsid="003f05c5" officeooo:paragraph-rsid="003f05c5" style:font-size-asian="2pt" style:font-weight-asian="bold" style:font-size-complex="2pt" style:font-weight-complex="bold" loext:padding="0cm" loext:border="none"/>
    </style:style>
    <style:style style:name="P196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ce181e" style:font-name="monospace" fo:font-size="9.75pt" fo:letter-spacing="normal" fo:font-style="normal" style:text-underline-style="none" fo:font-weight="bold" officeooo:rsid="00411b31" officeooo:paragraph-rsid="00411b31" style:font-size-asian="2pt" style:font-weight-asian="bold" style:font-size-complex="2pt" style:font-weight-complex="bold" loext:padding="0cm" loext:border="none"/>
    </style:style>
    <style:style style:name="P197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e70a0e" style:font-name="monospace" fo:font-size="9.75pt" fo:letter-spacing="normal" fo:font-style="normal" fo:font-weight="bold" officeooo:rsid="00305dcc" officeooo:paragraph-rsid="00305dcc" style:font-weight-asian="bold" style:font-weight-complex="bold"/>
    </style:style>
    <style:style style:name="P198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e70a0e" style:font-name="monospace" fo:font-size="9.75pt" fo:letter-spacing="normal" fo:font-style="normal" style:text-underline-style="none" fo:font-weight="bold" officeooo:rsid="00305dcc" officeooo:paragraph-rsid="00305dcc" style:font-weight-asian="bold" style:font-weight-complex="bold"/>
    </style:style>
    <style:style style:name="P199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e70a0e" style:font-name="monospace" fo:font-size="9.75pt" fo:letter-spacing="normal" fo:font-style="normal" style:text-underline-style="none" fo:font-weight="bold" officeooo:rsid="0031e0ee" officeooo:paragraph-rsid="0031e0ee" style:font-weight-asian="bold" style:font-weight-complex="bold"/>
    </style:style>
    <style:style style:name="P200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e70a0e" style:font-name="monospace" fo:font-size="9.75pt" fo:letter-spacing="normal" fo:font-style="normal" style:text-underline-style="none" fo:font-weight="bold" officeooo:rsid="0032ed85" officeooo:paragraph-rsid="0032ed85" style:font-weight-asian="bold" style:font-weight-complex="bold"/>
    </style:style>
    <style:style style:name="P201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e70a0e" style:font-name="monospace" fo:font-size="9.75pt" fo:letter-spacing="normal" fo:font-style="normal" style:text-underline-style="none" fo:font-weight="bold" officeooo:rsid="00345c6c" officeooo:paragraph-rsid="00345c6c" style:font-weight-asian="bold" style:font-weight-complex="bold"/>
    </style:style>
    <style:style style:name="P202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e70a0e" style:font-name="monospace" fo:font-size="9.75pt" fo:letter-spacing="normal" fo:font-style="normal" style:text-underline-style="none" fo:font-weight="bold" officeooo:rsid="0032ed85" officeooo:paragraph-rsid="0032ed85" style:font-style-asian="normal" style:font-weight-asian="bold" style:font-style-complex="normal" style:font-weight-complex="bold"/>
    </style:style>
    <style:style style:name="P203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color="#000000" style:text-underline-style="none" officeooo:paragraph-rsid="00305dcc"/>
    </style:style>
    <style:style style:name="P204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color="#000000" style:text-underline-style="none" officeooo:paragraph-rsid="0031e0ee"/>
    </style:style>
    <style:style style:name="P205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officeooo:paragraph-rsid="00305dcc"/>
    </style:style>
    <style:style style:name="P206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officeooo:paragraph-rsid="0031e0ee"/>
    </style:style>
    <style:style style:name="P207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officeooo:paragraph-rsid="0032ed85"/>
    </style:style>
    <style:style style:name="P208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officeooo:paragraph-rsid="00345c6c"/>
    </style:style>
    <style:style style:name="P209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color="#e70a0e" style:text-underline-style="none" fo:font-weight="bold" officeooo:rsid="0032ed85" officeooo:paragraph-rsid="0032ed85" style:font-weight-asian="bold" style:font-weight-complex="bold"/>
    </style:style>
    <style:style style:name="P210" style:family="paragraph" style:parent-style-name="Standard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fo:letter-spacing="normal" officeooo:paragraph-rsid="0031e0ee"/>
    </style:style>
    <style:style style:name="P211" style:family="paragraph" style:parent-style-name="Standard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fo:letter-spacing="normal" officeooo:paragraph-rsid="0032a17e"/>
    </style:style>
    <style:style style:name="P212" style:family="paragraph" style:parent-style-name="Standard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fo:letter-spacing="normal" officeooo:paragraph-rsid="0032ed85"/>
    </style:style>
    <style:style style:name="P213" style:family="paragraph" style:parent-style-name="Standard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fo:letter-spacing="normal" officeooo:paragraph-rsid="00345c6c"/>
    </style:style>
    <style:style style:name="P214" style:family="paragraph" style:parent-style-name="Standard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fo:letter-spacing="normal" style:text-underline-style="none" officeooo:paragraph-rsid="00305dcc"/>
    </style:style>
    <style:style style:name="P215" style:family="paragraph" style:parent-style-name="Standard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fo:letter-spacing="normal" officeooo:rsid="003a0799" officeooo:paragraph-rsid="003a0799"/>
    </style:style>
    <style:style style:name="P216" style:family="paragraph" style:parent-style-name="Standard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monospace" fo:font-size="9.75pt" fo:letter-spacing="normal" fo:font-style="normal" style:text-underline-style="none" fo:font-weight="normal" officeooo:rsid="00345c6c" officeooo:paragraph-rsid="00345c6c" style:font-size-asian="2pt" style:font-size-complex="2pt" loext:padding="0cm" loext:border="none"/>
    </style:style>
    <style:style style:name="P217" style:family="paragraph" style:parent-style-name="Standard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monospace" fo:font-size="9.75pt" fo:letter-spacing="normal" fo:font-style="normal" style:text-underline-style="none" fo:font-weight="normal" officeooo:rsid="003a0799" officeooo:paragraph-rsid="003a0799" style:font-size-asian="2pt" style:font-size-complex="2pt" loext:padding="0cm" loext:border="none"/>
    </style:style>
    <style:style style:name="P218" style:family="paragraph" style:parent-style-name="Standard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monospace" fo:font-size="9.75pt" fo:letter-spacing="normal" fo:font-style="normal" style:text-underline-style="none" fo:font-weight="normal" officeooo:rsid="00411b31" officeooo:paragraph-rsid="0041c242" style:font-size-asian="2pt" style:font-size-complex="2pt" loext:padding="0cm" loext:border="none"/>
    </style:style>
    <style:style style:name="P219" style:family="paragraph" style:parent-style-name="Standard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monospace" fo:font-size="9.75pt" fo:letter-spacing="normal" fo:font-style="normal" fo:font-weight="normal" officeooo:paragraph-rsid="003ae947"/>
    </style:style>
    <style:style style:name="P220" style:family="paragraph" style:parent-style-name="Standard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monospace" fo:font-size="9.75pt" fo:letter-spacing="normal" fo:font-style="normal" fo:font-weight="normal" officeooo:paragraph-rsid="003c235e"/>
    </style:style>
    <style:style style:name="P221" style:family="paragraph" style:parent-style-name="Standard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monospace" fo:font-size="9.75pt" fo:letter-spacing="normal" fo:font-style="normal" fo:font-weight="normal" officeooo:paragraph-rsid="003ccd5c"/>
    </style:style>
    <style:style style:name="P222" style:family="paragraph" style:parent-style-name="Standard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monospace" fo:font-size="9.75pt" fo:letter-spacing="normal" fo:font-style="normal" fo:font-weight="normal" officeooo:paragraph-rsid="003ec151"/>
    </style:style>
    <style:style style:name="P223" style:family="paragraph" style:parent-style-name="Standard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monospace" fo:font-size="9.75pt" fo:letter-spacing="normal" fo:font-style="normal" fo:font-weight="normal" officeooo:paragraph-rsid="003f05c5"/>
    </style:style>
    <style:style style:name="P224" style:family="paragraph" style:parent-style-name="Standard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monospace" fo:font-size="9.75pt" fo:letter-spacing="normal" fo:font-style="normal" fo:font-weight="normal" officeooo:paragraph-rsid="00411b31"/>
    </style:style>
    <style:style style:name="P225" style:family="paragraph" style:parent-style-name="Standard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monospace" fo:font-size="9.75pt" fo:letter-spacing="normal" fo:font-style="normal" fo:font-weight="normal" officeooo:paragraph-rsid="0043bac7"/>
    </style:style>
    <style:style style:name="P226" style:family="paragraph" style:parent-style-name="Standard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ce181e" fo:letter-spacing="normal" fo:font-weight="bold" officeooo:rsid="003a0799" officeooo:paragraph-rsid="003a0799" style:font-weight-asian="bold" style:font-weight-complex="bold"/>
    </style:style>
    <style:style style:name="P227" style:family="paragraph" style:parent-style-name="Standard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ce181e" style:font-name="monospace" fo:font-size="9.75pt" fo:letter-spacing="normal" fo:font-style="normal" style:text-underline-style="none" fo:font-weight="bold" officeooo:rsid="003a0799" officeooo:paragraph-rsid="003a0799" style:font-size-asian="2pt" style:font-weight-asian="bold" style:font-size-complex="2pt" style:font-weight-complex="bold" loext:padding="0cm" loext:border="none"/>
    </style:style>
    <style:style style:name="P228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000000" style:font-name="monospace" fo:font-size="9.75pt" fo:letter-spacing="normal" fo:font-style="normal" fo:font-weight="normal"/>
    </style:style>
    <style:style style:name="P229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000000" style:font-name="monospace" fo:font-size="9.75pt" fo:letter-spacing="normal" fo:font-style="normal" style:text-underline-style="none" fo:font-weight="normal" officeooo:rsid="00411b31" officeooo:paragraph-rsid="0043bac7" style:font-size-asian="2pt" style:font-size-complex="2pt" loext:padding="0cm" loext:border="none"/>
    </style:style>
    <style:style style:name="P230" style:family="paragraph" style:parent-style-name="Standard">
      <style:paragraph-properties fo:margin-top="0cm" fo:margin-bottom="0cm" loext:contextual-spacing="false" fo:text-align="start" style:justify-single-word="false" fo:orphans="2" fo:widows="2"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000000" fo:letter-spacing="normal" officeooo:paragraph-rsid="00345c6c"/>
    </style:style>
    <style:style style:name="P231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333333" style:font-name="monospace" fo:font-size="9.75pt" fo:letter-spacing="normal" fo:font-style="normal" style:text-underline-style="none" fo:font-weight="normal" officeooo:rsid="00494cda" officeooo:paragraph-rsid="00494cda" style:font-size-asian="2pt" style:font-size-complex="2pt" loext:padding="0cm" loext:border="none"/>
    </style:style>
    <style:style style:name="P232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monospace" fo:font-size="9.75pt" fo:letter-spacing="normal" fo:font-style="normal" style:text-underline-style="none" fo:font-weight="normal" officeooo:rsid="00494cda" officeooo:paragraph-rsid="00494cda" style:font-size-asian="2pt" style:font-size-complex="2pt" loext:padding="0cm" loext:border="none"/>
    </style:style>
    <style:style style:name="P233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monospace" fo:font-size="9.75pt" fo:letter-spacing="normal" fo:font-style="normal" style:text-underline-style="none" fo:font-weight="normal" officeooo:rsid="004c8b2f" officeooo:paragraph-rsid="004c8b2f" style:font-size-asian="2pt" style:font-size-complex="2pt" loext:padding="0cm" loext:border="none"/>
    </style:style>
    <style:style style:name="T1" style:family="text">
      <style:text-properties officeooo:rsid="000ad74d"/>
    </style:style>
    <style:style style:name="T2" style:family="text">
      <style:text-properties fo:font-variant="normal" fo:text-transform="none" fo:color="#006699" style:font-name="Verdana" fo:font-size="8.25pt" fo:letter-spacing="normal" fo:font-style="normal" style:text-underline-style="solid" style:text-underline-width="auto" style:text-underline-color="font-color" fo:font-weight="normal"/>
    </style:style>
    <style:style style:name="T3" style:family="text">
      <style:text-properties fo:font-variant="normal" fo:text-transform="none" fo:color="#006699" style:font-name="Verdana" fo:font-size="8.25pt" fo:letter-spacing="normal" fo:font-style="normal" style:text-underline-style="solid" style:text-underline-width="auto" style:text-underline-color="font-color" fo:font-weight="normal" loext:padding="0cm" loext:border="none"/>
    </style:style>
    <style:style style:name="T4" style:family="text">
      <style:text-properties fo:font-variant="normal" fo:text-transform="none" fo:color="#006699" style:font-name="Verdana" fo:font-size="8.25pt" fo:letter-spacing="normal" fo:font-style="normal" style:text-underline-style="solid" style:text-underline-width="auto" style:text-underline-color="font-color" fo:font-weight="normal" officeooo:rsid="001182a1" loext:padding="0cm" loext:border="none"/>
    </style:style>
    <style:style style:name="T5" style:family="text">
      <style:text-properties fo:font-variant="normal" fo:text-transform="none" fo:color="#006699" style:font-name="Verdana" fo:font-size="8.25pt" fo:letter-spacing="normal" fo:font-style="normal" style:text-underline-style="solid" style:text-underline-width="auto" style:text-underline-color="font-color" fo:font-weight="normal" officeooo:rsid="0013fde7" loext:padding="0cm" loext:border="none"/>
    </style:style>
    <style:style style:name="T6" style:family="text">
      <style:text-properties fo:font-variant="normal" fo:text-transform="none" fo:color="#006699" style:font-name="Verdana" fo:font-size="8.25pt" fo:letter-spacing="normal" fo:font-style="normal" style:text-underline-style="solid" style:text-underline-width="auto" style:text-underline-color="font-color" fo:font-weight="normal" style:font-size-asian="2pt" style:font-size-complex="2pt" loext:padding="0cm" loext:border="none"/>
    </style:style>
    <style:style style:name="T7" style:family="text">
      <style:text-properties fo:font-variant="normal" fo:text-transform="none" fo:color="#006699" style:font-name="Verdana" fo:font-size="8.25pt" fo:letter-spacing="normal" fo:font-style="normal" style:text-underline-style="solid" style:text-underline-width="auto" style:text-underline-color="font-color" fo:font-weight="normal" officeooo:rsid="0020d263" style:font-size-asian="2pt" style:font-size-complex="2pt" loext:padding="0cm" loext:border="none"/>
    </style:style>
    <style:style style:name="T8" style:family="text">
      <style:text-properties fo:font-variant="normal" fo:text-transform="none" fo:color="#006699" style:font-name="Verdana" fo:font-size="8.25pt" fo:letter-spacing="normal" fo:font-style="normal" fo:font-weight="normal" style:font-size-asian="2pt" style:font-size-complex="2pt" loext:padding="0cm" loext:border="none"/>
    </style:style>
    <style:style style:name="T9" style:family="text">
      <style:text-properties fo:font-variant="normal" fo:text-transform="none" fo:color="#006699" style:font-name="Verdana" fo:font-size="8.25pt" fo:letter-spacing="normal" fo:font-style="normal" style:text-underline-style="none" fo:font-weight="normal"/>
    </style:style>
    <style:style style:name="T10" style:family="text">
      <style:text-properties fo:font-variant="normal" fo:text-transform="none" fo:color="#006699" style:font-name="Verdana" fo:font-size="8.25pt" fo:letter-spacing="normal" fo:font-style="normal" style:text-underline-style="none" fo:font-weight="normal" loext:padding="0cm" loext:border="none"/>
    </style:style>
    <style:style style:name="T11" style:family="text">
      <style:text-properties fo:font-variant="normal" fo:text-transform="none" fo:color="#006699" style:font-name="Verdana" fo:font-size="8.25pt" fo:letter-spacing="normal" fo:font-style="normal" style:text-underline-style="none" fo:font-weight="normal" style:font-size-asian="2pt" style:font-size-complex="2pt" loext:padding="0cm" loext:border="none"/>
    </style:style>
    <style:style style:name="T12" style:family="text">
      <style:text-properties fo:font-variant="normal" fo:text-transform="none" fo:color="#006699" style:font-name="arial" fo:font-size="8.25pt" fo:letter-spacing="normal" fo:font-style="normal" style:text-underline-style="solid" style:text-underline-width="auto" style:text-underline-color="font-color" fo:font-weight="normal" loext:padding="0cm" loext:border="none"/>
    </style:style>
    <style:style style:name="T13" style:family="text">
      <style:text-properties fo:font-variant="normal" fo:text-transform="none" fo:color="#006699" style:font-name="arial" fo:font-size="8.25pt" fo:letter-spacing="normal" fo:font-style="normal" style:text-underline-style="solid" style:text-underline-width="auto" style:text-underline-color="font-color" fo:font-weight="normal" officeooo:rsid="0011234f" loext:padding="0cm" loext:border="none"/>
    </style:style>
    <style:style style:name="T14" style:family="text">
      <style:text-properties fo:font-variant="normal" fo:text-transform="none" fo:color="#006699" style:font-name="arial" fo:font-size="8.25pt" fo:letter-spacing="normal" fo:font-style="normal" style:text-underline-style="solid" style:text-underline-width="auto" style:text-underline-color="font-color" fo:font-weight="normal" style:font-size-asian="2pt" style:font-size-complex="2pt" loext:padding="0cm" loext:border="none"/>
    </style:style>
    <style:style style:name="T15" style:family="text">
      <style:text-properties fo:font-variant="normal" fo:text-transform="none" fo:color="#006699" style:font-name="arial" fo:font-size="9.75pt" fo:letter-spacing="normal" fo:font-style="normal" style:text-underline-style="solid" style:text-underline-width="auto" style:text-underline-color="font-color" fo:font-weight="normal" loext:padding="0cm" loext:border="none"/>
    </style:style>
    <style:style style:name="T16" style:family="text">
      <style:text-properties fo:font-variant="normal" fo:text-transform="none" fo:color="#006699" style:font-name="arial" fo:font-size="9.75pt" fo:letter-spacing="normal" fo:font-style="normal" style:text-underline-style="solid" style:text-underline-width="auto" style:text-underline-color="font-color" fo:font-weight="normal" style:font-size-asian="2pt" style:font-size-complex="2pt" loext:padding="0cm" loext:border="none"/>
    </style:style>
    <style:style style:name="T17" style:family="text">
      <style:text-properties fo:font-variant="normal" fo:text-transform="none" fo:color="#333333" style:font-name="Verdana" fo:font-size="8.25pt" fo:letter-spacing="normal" fo:font-style="normal" style:text-underline-style="none" fo:font-weight="normal" loext:padding="0cm" loext:border="none"/>
    </style:style>
    <style:style style:name="T18" style:family="text">
      <style:text-properties fo:font-variant="normal" fo:text-transform="none" fo:color="#333333" style:font-name="Verdana" fo:font-size="8.25pt" fo:letter-spacing="normal" fo:font-style="normal" style:text-underline-style="none" fo:font-weight="normal" style:font-size-asian="2pt" style:font-size-complex="2pt" loext:padding="0cm" loext:border="none"/>
    </style:style>
    <style:style style:name="T19" style:family="text">
      <style:text-properties fo:font-variant="normal" fo:text-transform="none" fo:color="#333333" style:font-name="Verdana" fo:font-size="8.25pt" fo:letter-spacing="normal" fo:font-style="normal" style:text-underline-style="none" fo:font-weight="normal" officeooo:rsid="00264d2e" style:font-size-asian="2pt" style:font-size-complex="2pt" loext:padding="0cm" loext:border="none"/>
    </style:style>
    <style:style style:name="T20" style:family="text">
      <style:text-properties fo:font-variant="normal" fo:text-transform="none" fo:color="#333333" style:font-name="Verdana" fo:font-size="8.25pt" fo:letter-spacing="normal" fo:font-style="normal" style:text-underline-style="none" fo:font-weight="normal" officeooo:rsid="0031e0ee" style:font-size-asian="2pt" style:font-size-complex="2pt" loext:padding="0cm" loext:border="none"/>
    </style:style>
    <style:style style:name="T21" style:family="text">
      <style:text-properties fo:font-variant="normal" fo:text-transform="none" fo:color="#333333" style:font-name="Verdana" fo:font-size="8.25pt" fo:letter-spacing="normal" fo:font-style="normal" style:text-underline-style="none" fo:font-weight="normal" officeooo:rsid="00345c6c" style:font-size-asian="2pt" style:font-size-complex="2pt" loext:padding="0cm" loext:border="none"/>
    </style:style>
    <style:style style:name="T22" style:family="text">
      <style:text-properties fo:font-variant="normal" fo:text-transform="none" fo:color="#333333" style:font-name="Verdana" fo:font-size="8.25pt" fo:letter-spacing="normal" fo:font-style="normal" fo:font-weight="normal" style:font-size-asian="2pt" style:font-size-complex="2pt" loext:padding="0cm" loext:border="none"/>
    </style:style>
    <style:style style:name="T23" style:family="text">
      <style:text-properties fo:font-variant="normal" fo:text-transform="none" style:font-name="arial" fo:font-size="9.75pt" fo:letter-spacing="normal" fo:font-style="normal" style:text-underline-style="none" fo:font-weight="normal" fo:background-color="transparent" loext:char-shading-value="0"/>
    </style:style>
    <style:style style:name="T24" style:family="text">
      <style:text-properties fo:font-variant="normal" fo:text-transform="none" style:font-name="arial" fo:font-size="9.75pt" fo:letter-spacing="normal" fo:font-style="normal" style:text-underline-style="none" fo:font-weight="normal" officeooo:rsid="000dcefe" fo:background-color="transparent" loext:char-shading-value="0"/>
    </style:style>
    <style:style style:name="T25" style:family="text">
      <style:text-properties fo:font-variant="normal" fo:text-transform="none" style:font-name="arial" fo:font-size="8.25pt" fo:letter-spacing="normal" fo:font-style="normal" style:text-underline-style="none" fo:font-weight="normal" loext:padding="0cm" loext:border="none"/>
    </style:style>
    <style:style style:name="T26" style:family="text">
      <style:text-properties fo:font-variant="normal" fo:text-transform="none" style:font-name="arial" fo:font-size="8.25pt" fo:letter-spacing="normal" fo:font-style="normal" style:text-underline-style="solid" style:text-underline-width="auto" style:text-underline-color="font-color" fo:font-weight="normal" loext:padding="0cm" loext:border="none"/>
    </style:style>
    <style:style style:name="T27" style:family="text">
      <style:text-properties fo:font-variant="normal" fo:text-transform="none" fo:color="#000000" style:font-name="arial" fo:font-size="8.25pt" fo:letter-spacing="normal" fo:font-style="normal" style:text-underline-style="none" fo:font-weight="normal" fo:background-color="transparent" loext:char-shading-value="0" loext:padding="0cm" loext:border="none"/>
    </style:style>
    <style:style style:name="T28" style:family="text">
      <style:text-properties fo:font-variant="normal" fo:text-transform="none" fo:color="#000000" style:font-name="arial" fo:font-size="8.25pt" fo:letter-spacing="normal" fo:font-style="normal" style:text-underline-style="none" fo:font-weight="normal" loext:padding="0cm" loext:border="none"/>
    </style:style>
    <style:style style:name="T29" style:family="text">
      <style:text-properties fo:font-variant="normal" fo:text-transform="none" fo:color="#000000" style:font-name="arial" fo:font-size="8.25pt" fo:letter-spacing="normal" fo:font-style="normal" style:text-underline-style="none" fo:font-weight="normal" officeooo:rsid="0011234f" loext:padding="0cm" loext:border="none"/>
    </style:style>
    <style:style style:name="T30" style:family="text">
      <style:text-properties fo:font-variant="normal" fo:text-transform="none" fo:color="#000000" style:font-name="arial" fo:font-size="8.25pt" fo:letter-spacing="normal" fo:font-style="normal" style:text-underline-style="none" fo:font-weight="normal" style:font-size-asian="2pt" style:font-size-complex="2pt" loext:padding="0cm" loext:border="none"/>
    </style:style>
    <style:style style:name="T31" style:family="text">
      <style:text-properties fo:font-variant="normal" fo:text-transform="none" fo:color="#000000" style:font-name="arial" fo:font-size="8.25pt" fo:letter-spacing="normal" fo:font-style="normal" style:text-underline-style="solid" style:text-underline-width="auto" style:text-underline-color="font-color" fo:font-weight="normal" fo:background-color="transparent" loext:char-shading-value="0" loext:padding="0cm" loext:border="none"/>
    </style:style>
    <style:style style:name="T32" style:family="text">
      <style:text-properties fo:font-variant="normal" fo:text-transform="none" fo:color="#000000" style:font-name="arial" fo:font-size="8.25pt" fo:letter-spacing="normal" fo:font-style="normal" style:text-underline-style="solid" style:text-underline-width="auto" style:text-underline-color="font-color" fo:font-weight="normal" officeooo:rsid="000dcefe" fo:background-color="transparent" loext:char-shading-value="0" loext:padding="0cm" loext:border="none"/>
    </style:style>
    <style:style style:name="T33" style:family="text">
      <style:text-properties fo:font-variant="normal" fo:text-transform="none" fo:color="#000000" style:font-name="arial" fo:font-size="9.75pt" fo:letter-spacing="normal" fo:font-style="normal" style:text-underline-style="none" fo:font-weight="normal" fo:background-color="transparent" loext:char-shading-value="0"/>
    </style:style>
    <style:style style:name="T34" style:family="text">
      <style:text-properties fo:font-variant="normal" fo:text-transform="none" fo:color="#000000" style:font-name="arial" fo:font-size="9.75pt" fo:letter-spacing="normal" fo:font-style="normal" style:text-underline-style="none" fo:font-weight="normal" officeooo:rsid="000c7704" fo:background-color="transparent" loext:char-shading-value="0"/>
    </style:style>
    <style:style style:name="T35" style:family="text">
      <style:text-properties fo:font-variant="normal" fo:text-transform="none" fo:color="#000000" style:font-name="arial" fo:font-size="9.75pt" fo:letter-spacing="normal" fo:font-style="normal" style:text-underline-style="none" fo:font-weight="normal" officeooo:rsid="000dcefe" fo:background-color="transparent" loext:char-shading-value="0"/>
    </style:style>
    <style:style style:name="T36" style:family="text">
      <style:text-properties fo:font-variant="normal" fo:text-transform="none" fo:color="#000000" style:font-name="arial" fo:font-size="9.75pt" fo:letter-spacing="normal" fo:font-style="normal" style:text-underline-style="none" fo:font-weight="normal" officeooo:rsid="000dcefe" fo:background-color="transparent" loext:char-shading-value="0" loext:padding="0cm" loext:border="none"/>
    </style:style>
    <style:style style:name="T37" style:family="text">
      <style:text-properties fo:font-variant="normal" fo:text-transform="none" fo:color="#000000" style:font-name="arial" fo:font-size="9.75pt" fo:letter-spacing="normal" fo:font-style="normal" style:text-underline-style="none" fo:font-weight="normal" officeooo:rsid="001030ff" fo:background-color="transparent" loext:char-shading-value="0"/>
    </style:style>
    <style:style style:name="T38" style:family="text">
      <style:text-properties fo:font-variant="normal" fo:text-transform="none" fo:color="#000000" style:font-name="arial" fo:font-size="9.75pt" fo:letter-spacing="normal" fo:font-style="normal" style:text-underline-style="none" fo:font-weight="normal" style:font-size-asian="2pt" style:font-size-complex="2pt" loext:padding="0cm" loext:border="none"/>
    </style:style>
    <style:style style:name="T39" style:family="text">
      <style:text-properties fo:font-variant="normal" fo:text-transform="none" fo:color="#000000" style:font-name="Verdana" fo:font-size="8.2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40" style:family="text">
      <style:text-properties fo:font-variant="normal" fo:text-transform="none" fo:color="#000000" style:font-name="Verdana" fo:font-size="8.25pt" fo:letter-spacing="normal" fo:font-style="normal" style:text-underline-style="none" fo:font-weight="normal" officeooo:rsid="001030ff"/>
    </style:style>
    <style:style style:name="T41" style:family="text">
      <style:text-properties fo:font-variant="normal" fo:text-transform="none" fo:color="#000000" style:font-name="Verdana" fo:font-size="8.25pt" fo:letter-spacing="normal" fo:font-style="normal" style:text-underline-style="none" fo:font-weight="normal" officeooo:rsid="001030ff" loext:padding="0cm" loext:border="none"/>
    </style:style>
    <style:style style:name="T42" style:family="text">
      <style:text-properties fo:font-variant="normal" fo:text-transform="none" fo:color="#000000" style:font-name="Verdana" fo:font-size="8.25pt" fo:letter-spacing="normal" fo:font-style="normal" style:text-underline-style="none" fo:font-weight="normal" loext:padding="0cm" loext:border="none"/>
    </style:style>
    <style:style style:name="T43" style:family="text">
      <style:text-properties fo:font-variant="normal" fo:text-transform="none" fo:color="#000000" style:font-name="Verdana" fo:font-size="8.25pt" fo:letter-spacing="normal" fo:font-style="normal" style:text-underline-style="none" fo:font-weight="normal" officeooo:rsid="0011234f" loext:padding="0cm" loext:border="none"/>
    </style:style>
    <style:style style:name="T44" style:family="text">
      <style:text-properties fo:font-variant="normal" fo:text-transform="none" fo:color="#000000" style:font-name="Verdana" fo:font-size="8.25pt" fo:letter-spacing="normal" fo:font-style="normal" style:text-underline-style="none" fo:font-weight="normal" style:font-size-asian="2pt" style:font-size-complex="2pt" loext:padding="0cm" loext:border="none"/>
    </style:style>
    <style:style style:name="T45" style:family="text">
      <style:text-properties fo:font-variant="normal" fo:text-transform="none" fo:color="#000000" style:font-name="Verdana" fo:font-size="8.25pt" fo:letter-spacing="normal" fo:font-style="normal" style:text-underline-style="none" fo:font-weight="normal" officeooo:rsid="0020d263" style:font-size-asian="2pt" style:font-size-complex="2pt" loext:padding="0cm" loext:border="none"/>
    </style:style>
    <style:style style:name="T46" style:family="text">
      <style:text-properties fo:font-variant="normal" fo:text-transform="none" fo:color="#000000" style:font-name="Verdana" fo:font-size="8.25pt" fo:letter-spacing="normal" fo:font-style="normal" style:text-underline-style="none" fo:font-weight="normal" officeooo:rsid="0025ad08" style:font-size-asian="2pt" style:font-size-complex="2pt" loext:padding="0cm" loext:border="none"/>
    </style:style>
    <style:style style:name="T47" style:family="text">
      <style:text-properties fo:font-variant="normal" fo:text-transform="none" fo:color="#000000" style:font-name="Verdana" fo:font-size="8.25pt" fo:letter-spacing="normal" fo:font-style="normal" style:text-underline-style="none" fo:font-weight="normal" officeooo:rsid="00345c6c" style:font-size-asian="2pt" style:font-size-complex="2pt" loext:padding="0cm" loext:border="none"/>
    </style:style>
    <style:style style:name="T48" style:family="text">
      <style:text-properties fo:font-variant="normal" fo:text-transform="none" fo:color="#000000" style:font-name="Verdana" fo:font-size="8.25pt" fo:letter-spacing="normal" fo:font-style="normal" style:text-underline-style="none" fo:font-weight="normal" officeooo:rsid="001182a1" loext:padding="0cm" loext:border="none"/>
    </style:style>
    <style:style style:name="T49" style:family="text">
      <style:text-properties fo:font-variant="normal" fo:text-transform="none" fo:color="#000000" style:font-name="Verdana" fo:font-size="8.25pt" fo:letter-spacing="normal" fo:font-style="normal" style:text-underline-style="none" fo:font-weight="normal" officeooo:rsid="0012c3d7" loext:padding="0cm" loext:border="none"/>
    </style:style>
    <style:style style:name="T50" style:family="text">
      <style:text-properties fo:font-variant="normal" fo:text-transform="none" fo:color="#000000" style:font-name="Verdana" fo:font-size="8.25pt" fo:letter-spacing="normal" fo:font-style="normal" style:text-underline-style="none" fo:font-weight="normal" officeooo:rsid="0013fde7" loext:padding="0cm" loext:border="none"/>
    </style:style>
    <style:style style:name="T51" style:family="text">
      <style:text-properties fo:font-variant="normal" fo:text-transform="none" fo:color="#000000" style:font-name="Verdana" fo:font-size="8.25pt" fo:letter-spacing="normal" fo:font-style="normal" style:text-underline-style="none" fo:font-weight="normal" officeooo:rsid="00155278" loext:padding="0cm" loext:border="none"/>
    </style:style>
    <style:style style:name="T52" style:family="text">
      <style:text-properties fo:font-variant="normal" fo:text-transform="none" fo:color="#000000" style:font-name="Verdana" fo:font-size="8.25pt" fo:letter-spacing="normal" fo:font-style="normal" style:text-underline-style="none" fo:font-weight="normal" officeooo:rsid="001dde72" loext:padding="0cm" loext:border="none"/>
    </style:style>
    <style:style style:name="T53" style:family="text">
      <style:text-properties fo:font-variant="normal" fo:text-transform="none" fo:color="#000000" fo:letter-spacing="normal"/>
    </style:style>
    <style:style style:name="T54" style:family="text">
      <style:text-properties fo:font-variant="normal" fo:text-transform="none" fo:color="#000000" style:font-name="monospace" fo:font-size="9.75pt" fo:letter-spacing="normal" fo:font-style="normal" fo:font-weight="normal" officeooo:rsid="00305dcc"/>
    </style:style>
    <style:style style:name="T55" style:family="text">
      <style:text-properties fo:font-variant="normal" fo:text-transform="none" fo:color="#000000" style:font-name="monospace" fo:font-size="9.75pt" fo:letter-spacing="normal" fo:font-style="normal" style:text-underline-style="none" fo:font-weight="normal" officeooo:rsid="00305dcc"/>
    </style:style>
    <style:style style:name="T56" style:family="text">
      <style:text-properties fo:font-variant="normal" fo:text-transform="none" fo:color="#000000" style:font-name="monospace" fo:font-size="9.75pt" fo:letter-spacing="normal" fo:font-style="normal" style:text-underline-style="none" fo:font-weight="normal" officeooo:rsid="0031e0ee"/>
    </style:style>
    <style:style style:name="T57" style:family="text">
      <style:text-properties fo:font-variant="normal" fo:text-transform="none" fo:color="#000000" style:font-name="monospace" fo:font-size="9.75pt" fo:letter-spacing="normal" fo:font-style="normal" style:text-underline-style="none" fo:font-weight="normal" officeooo:rsid="0032ed85"/>
    </style:style>
    <style:style style:name="T58" style:family="text">
      <style:text-properties fo:font-variant="normal" fo:text-transform="none" fo:color="#000000" style:font-name="monospace" fo:font-size="9.75pt" fo:letter-spacing="normal" fo:font-style="normal" style:text-underline-style="none" fo:font-weight="normal" officeooo:rsid="00345c6c"/>
    </style:style>
    <style:style style:name="T59" style:family="text">
      <style:text-properties fo:font-variant="normal" fo:text-transform="none" fo:color="#336699" style:font-name="arial" fo:font-size="8.25pt" fo:letter-spacing="normal" fo:font-style="normal" style:text-underline-style="solid" style:text-underline-width="auto" style:text-underline-color="font-color" fo:font-weight="normal" loext:padding="0cm" loext:border="none"/>
    </style:style>
    <style:style style:name="T60" style:family="text">
      <style:text-properties fo:font-variant="normal" fo:text-transform="none" fo:color="#336699" style:font-name="arial" fo:font-size="8.25pt" fo:letter-spacing="normal" fo:font-style="normal" style:text-underline-style="solid" style:text-underline-width="auto" style:text-underline-color="font-color" fo:font-weight="normal" officeooo:rsid="001a7cb7" loext:padding="0cm" loext:border="none"/>
    </style:style>
    <style:style style:name="T61" style:family="text">
      <style:text-properties fo:font-variant="normal" fo:text-transform="none" fo:color="#336699" style:font-name="arial" fo:font-size="8.25pt" fo:letter-spacing="normal" fo:font-style="normal" style:text-underline-style="solid" style:text-underline-width="auto" style:text-underline-color="font-color" fo:font-weight="normal" style:font-size-asian="2pt" style:font-size-complex="2pt" loext:padding="0cm" loext:border="none"/>
    </style:style>
    <style:style style:name="T62" style:family="text">
      <style:text-properties fo:font-variant="normal" fo:text-transform="none" style:font-name="Verdana" fo:font-size="8.25pt" fo:letter-spacing="normal" fo:font-style="normal" fo:font-weight="normal"/>
    </style:style>
    <style:style style:name="T63" style:family="text">
      <style:text-properties fo:font-variant="normal" fo:text-transform="none" style:font-name="Verdana" fo:font-size="8.25pt" fo:letter-spacing="normal" fo:font-style="normal" fo:font-weight="normal" loext:padding="0cm" loext:border="none"/>
    </style:style>
    <style:style style:name="T64" style:family="text">
      <style:text-properties fo:font-variant="normal" fo:text-transform="none" style:font-name="Verdana" fo:font-size="8.25pt" fo:letter-spacing="normal" fo:font-style="normal" fo:font-weight="normal" officeooo:rsid="00155278" loext:padding="0cm" loext:border="none"/>
    </style:style>
    <style:style style:name="T65" style:family="text">
      <style:text-properties fo:font-variant="normal" fo:text-transform="none" style:font-name="Verdana" fo:font-size="8.25pt" fo:letter-spacing="normal" fo:font-style="normal" fo:font-weight="normal" officeooo:rsid="0018d476" loext:padding="0cm" loext:border="none"/>
    </style:style>
    <style:style style:name="T66" style:family="text">
      <style:text-properties fo:font-variant="normal" fo:text-transform="none" style:font-name="Verdana" fo:font-size="8.25pt" fo:letter-spacing="normal" fo:font-style="normal" fo:font-weight="normal" style:font-size-asian="2pt" style:font-size-complex="2pt" loext:padding="0cm" loext:border="none"/>
    </style:style>
    <style:style style:name="T67" style:family="text">
      <style:text-properties fo:font-variant="normal" fo:text-transform="none" style:font-name="Verdana" fo:font-size="8.25pt" fo:letter-spacing="normal" fo:font-style="normal" fo:font-weight="normal" officeooo:rsid="0025ad08" style:font-size-asian="2pt" style:font-size-complex="2pt" loext:padding="0cm" loext:border="none"/>
    </style:style>
    <style:style style:name="T68" style:family="text">
      <style:text-properties fo:font-variant="normal" fo:text-transform="none" style:font-name="Verdana" fo:font-size="8.25pt" fo:letter-spacing="normal" fo:font-style="normal" fo:font-weight="normal" officeooo:rsid="00305dcc"/>
    </style:style>
    <style:style style:name="T69" style:family="text">
      <style:text-properties fo:font-variant="normal" fo:text-transform="none" style:font-name="Verdana" fo:font-size="8.25pt" fo:letter-spacing="normal" fo:font-style="normal" fo:font-weight="normal" officeooo:rsid="0031e0ee"/>
    </style:style>
    <style:style style:name="T70" style:family="text">
      <style:text-properties fo:font-variant="normal" fo:text-transform="none" style:font-name="Verdana" fo:font-size="8.25pt" fo:letter-spacing="normal" fo:font-style="normal" fo:font-weight="normal" officeooo:rsid="00345c6c"/>
    </style:style>
    <style:style style:name="T71" style:family="text">
      <style:text-properties fo:font-variant="normal" fo:text-transform="none" style:font-name="Verdana" fo:font-size="8.25pt" fo:letter-spacing="normal" fo:font-style="normal" officeooo:rsid="001182a1" loext:padding="0cm" loext:border="none"/>
    </style:style>
    <style:style style:name="T72" style:family="text">
      <style:text-properties fo:font-variant="normal" fo:text-transform="none" style:font-name="Verdana" fo:font-size="8.25pt" fo:letter-spacing="normal" fo:font-style="normal" loext:padding="0cm" loext:border="none"/>
    </style:style>
    <style:style style:name="T73" style:family="text">
      <style:text-properties fo:font-variant="normal" fo:text-transform="none" style:font-name="Verdana" fo:font-size="8.25pt" fo:letter-spacing="normal" fo:font-style="normal" officeooo:rsid="001845d8" loext:padding="0cm" loext:border="none"/>
    </style:style>
    <style:style style:name="T74" style:family="text">
      <style:text-properties fo:font-variant="normal" fo:text-transform="none" style:font-name="Verdana" fo:font-size="8.25pt" fo:letter-spacing="normal" fo:font-style="normal" style:font-size-asian="2pt" style:font-size-complex="2pt" loext:padding="0cm" loext:border="none"/>
    </style:style>
    <style:style style:name="T75" style:family="text">
      <style:text-properties fo:font-variant="normal" fo:text-transform="none" style:font-name="Verdana" fo:font-size="8.25pt" fo:letter-spacing="normal" fo:font-style="normal" officeooo:rsid="0025ad08" style:font-size-asian="2pt" style:font-size-complex="2pt" loext:padding="0cm" loext:border="none"/>
    </style:style>
    <style:style style:name="T76" style:family="text">
      <style:text-properties fo:font-variant="normal" fo:text-transform="none" fo:color="#444444" style:font-name="Verdana" fo:font-size="8.25pt" fo:letter-spacing="normal" fo:font-style="normal" style:text-underline-style="none" fo:font-weight="normal" officeooo:rsid="00171bdb" loext:padding="0cm" loext:border="none"/>
    </style:style>
    <style:style style:name="T77" style:family="text">
      <style:text-properties fo:font-variant="normal" fo:text-transform="none" fo:color="#444444" style:font-name="Verdana" fo:font-size="8.25pt" fo:letter-spacing="normal" fo:font-style="normal" style:text-underline-style="none" fo:font-weight="normal" officeooo:rsid="001845d8" loext:padding="0cm" loext:border="none"/>
    </style:style>
    <style:style style:name="T78" style:family="text">
      <style:text-properties fo:font-variant="normal" fo:text-transform="none" fo:color="#444444" style:font-name="Verdana" fo:font-size="8.25pt" fo:letter-spacing="normal" fo:font-style="normal" style:text-underline-style="none" fo:font-weight="normal" loext:padding="0cm" loext:border="none"/>
    </style:style>
    <style:style style:name="T79" style:family="text">
      <style:text-properties fo:font-variant="normal" fo:text-transform="none" fo:color="#444444" style:font-name="Verdana" fo:font-size="8.25pt" fo:letter-spacing="normal" fo:font-style="normal" style:text-underline-style="none" fo:font-weight="normal" style:font-size-asian="2pt" style:font-size-complex="2pt" loext:padding="0cm" loext:border="none"/>
    </style:style>
    <style:style style:name="T80" style:family="text">
      <style:text-properties fo:font-variant="normal" fo:text-transform="none" fo:color="#444444" style:font-name="Verdana" fo:font-size="8.25pt" fo:letter-spacing="normal" fo:font-style="normal" style:text-underline-style="none" fo:font-weight="normal" officeooo:rsid="001a7cb7" style:font-size-asian="2pt" style:font-size-complex="2pt" loext:padding="0cm" loext:border="none"/>
    </style:style>
    <style:style style:name="T81" style:family="text">
      <style:text-properties fo:font-variant="normal" fo:text-transform="none" fo:color="#444444" style:font-name="Verdana" fo:font-size="8.25pt" fo:letter-spacing="normal" fo:font-style="normal" style:text-underline-style="none" fo:font-weight="normal" officeooo:rsid="001eac2d" style:font-size-asian="2pt" style:font-size-complex="2pt" loext:padding="0cm" loext:border="none"/>
    </style:style>
    <style:style style:name="T82" style:family="text">
      <style:text-properties fo:font-variant="normal" fo:text-transform="none" fo:color="#444444" style:font-name="Verdana" fo:font-size="8.25pt" fo:letter-spacing="normal" fo:font-style="normal" style:text-underline-style="none" fo:font-weight="normal" officeooo:rsid="001f1781" style:font-size-asian="2pt" style:font-size-complex="2pt" loext:padding="0cm" loext:border="none"/>
    </style:style>
    <style:style style:name="T83" style:family="text">
      <style:text-properties fo:font-variant="normal" fo:text-transform="none" fo:color="#444444" style:font-name="Verdana" fo:font-size="8.25pt" fo:letter-spacing="normal" fo:font-style="normal" style:text-underline-style="none" fo:font-weight="normal" officeooo:rsid="0020611f" style:font-size-asian="2pt" style:font-size-complex="2pt" loext:padding="0cm" loext:border="none"/>
    </style:style>
    <style:style style:name="T84" style:family="text">
      <style:text-properties fo:font-variant="normal" fo:text-transform="none" fo:color="#444444" style:font-name="Verdana" fo:font-size="8.25pt" fo:letter-spacing="normal" fo:font-style="normal" style:text-underline-style="none" fo:font-weight="normal" officeooo:rsid="0020d263" style:font-size-asian="2pt" style:font-size-complex="2pt" loext:padding="0cm" loext:border="none"/>
    </style:style>
    <style:style style:name="T85" style:family="text">
      <style:text-properties fo:font-variant="normal" fo:text-transform="none" fo:color="#444444" style:font-name="Verdana" fo:font-size="8.25pt" fo:letter-spacing="normal" fo:font-style="normal" style:text-underline-style="none" fo:font-weight="normal" officeooo:rsid="00221b0f" style:font-size-asian="2pt" style:font-size-complex="2pt" loext:padding="0cm" loext:border="none"/>
    </style:style>
    <style:style style:name="T86" style:family="text">
      <style:text-properties fo:font-variant="normal" fo:text-transform="none" fo:color="#444444" style:font-name="Verdana" fo:font-size="8.25pt" fo:letter-spacing="normal" fo:font-style="normal" style:text-underline-style="none" fo:font-weight="normal" officeooo:rsid="0022913c" style:font-size-asian="2pt" style:font-size-complex="2pt" loext:padding="0cm" loext:border="none"/>
    </style:style>
    <style:style style:name="T87" style:family="text">
      <style:text-properties fo:font-variant="normal" fo:text-transform="none" fo:color="#444444" style:font-name="Verdana" fo:font-size="8.25pt" fo:letter-spacing="normal" fo:font-style="normal" style:text-underline-style="none" fo:font-weight="normal" officeooo:rsid="002408eb" style:font-size-asian="2pt" style:font-size-complex="2pt" loext:padding="0cm" loext:border="none"/>
    </style:style>
    <style:style style:name="T88" style:family="text">
      <style:text-properties fo:font-variant="normal" fo:text-transform="none" fo:color="#444444" style:font-name="Verdana" fo:font-size="8.25pt" fo:letter-spacing="normal" fo:font-style="normal" style:text-underline-style="none" fo:font-weight="normal" officeooo:rsid="0024704e" style:font-size-asian="2pt" style:font-size-complex="2pt" loext:padding="0cm" loext:border="none"/>
    </style:style>
    <style:style style:name="T89" style:family="text">
      <style:text-properties fo:font-variant="normal" fo:text-transform="none" fo:color="#444444" style:font-name="Verdana" fo:font-size="8.25pt" fo:letter-spacing="normal" fo:font-style="normal" style:text-underline-style="none" fo:font-weight="normal" officeooo:rsid="0025ad08" style:font-size-asian="2pt" style:font-size-complex="2pt" loext:padding="0cm" loext:border="none"/>
    </style:style>
    <style:style style:name="T90" style:family="text">
      <style:text-properties fo:font-variant="normal" fo:text-transform="none" fo:color="#444444" style:font-name="Verdana" fo:font-size="8.25pt" fo:letter-spacing="normal" fo:font-style="normal" style:text-underline-style="none" fo:font-weight="normal" officeooo:rsid="0018d476" loext:padding="0cm" loext:border="none"/>
    </style:style>
    <style:style style:name="T91" style:family="text">
      <style:text-properties fo:font-variant="normal" fo:text-transform="none" fo:color="#444444" style:font-name="Verdana" fo:font-size="8.25pt" fo:letter-spacing="normal" fo:font-style="normal" style:text-underline-style="none" fo:font-weight="normal" officeooo:rsid="00196427" loext:padding="0cm" loext:border="none"/>
    </style:style>
    <style:style style:name="T92" style:family="text">
      <style:text-properties fo:font-variant="normal" fo:text-transform="none" fo:color="#444444" style:font-name="Verdana" fo:font-size="8.25pt" fo:letter-spacing="normal" fo:font-style="normal" style:text-underline-style="none" fo:font-weight="normal" officeooo:rsid="001a7cb7" loext:padding="0cm" loext:border="none"/>
    </style:style>
    <style:style style:name="T93" style:family="text">
      <style:text-properties fo:font-variant="normal" fo:text-transform="none" fo:color="#444444" style:font-name="Verdana" fo:font-size="8.25pt" fo:letter-spacing="normal" fo:font-style="normal" style:text-underline-style="none" fo:font-weight="normal" officeooo:rsid="001c198f" loext:padding="0cm" loext:border="none"/>
    </style:style>
    <style:style style:name="T94" style:family="text">
      <style:text-properties fo:font-variant="normal" fo:text-transform="none" fo:color="#444444" style:font-name="Verdana" fo:font-size="8.25pt" fo:letter-spacing="normal" fo:font-style="normal" style:text-underline-style="none" fo:font-weight="normal" officeooo:rsid="001dde72" loext:padding="0cm" loext:border="none"/>
    </style:style>
    <style:style style:name="T95" style:family="text">
      <style:text-properties fo:font-variant="normal" fo:text-transform="none" fo:color="#444444" style:font-name="Verdana" fo:font-size="8.25pt" fo:letter-spacing="normal" fo:font-style="normal" style:text-underline-style="none" fo:font-weight="normal" officeooo:rsid="001eac2d" loext:padding="0cm" loext:border="none"/>
    </style:style>
    <style:style style:name="T96" style:family="text">
      <style:text-properties fo:font-variant="normal" fo:text-transform="none" fo:color="#222222" style:font-name="arial" fo:font-size="9.75pt" fo:letter-spacing="normal" fo:font-style="normal" fo:font-weight="normal"/>
    </style:style>
    <style:style style:name="T97" style:family="text">
      <style:text-properties fo:font-variant="normal" fo:text-transform="none" fo:color="#222222" style:font-name="arial" fo:font-size="9.75pt" fo:letter-spacing="normal" fo:font-style="normal" fo:font-weight="normal" officeooo:rsid="00264d2e"/>
    </style:style>
    <style:style style:name="T98" style:family="text">
      <style:text-properties fo:font-variant="normal" fo:text-transform="none" fo:color="#222222" fo:letter-spacing="normal"/>
    </style:style>
    <style:style style:name="T99" style:family="text">
      <style:text-properties fo:font-variant="normal" fo:text-transform="none" fo:color="#222222" fo:letter-spacing="normal" officeooo:rsid="00264d2e"/>
    </style:style>
    <style:style style:name="T100" style:family="text">
      <style:text-properties fo:font-variant="normal" fo:text-transform="none" fo:color="#664e99" style:font-name="arial" fo:font-size="9.75pt" fo:letter-spacing="normal" fo:font-style="normal" style:text-underline-style="solid" style:text-underline-width="auto" style:text-underline-color="font-color" fo:font-weight="normal"/>
    </style:style>
    <style:style style:name="T101" style:family="text">
      <style:text-properties fo:font-variant="normal" fo:text-transform="none" style:font-name="monospace" fo:font-size="9.75pt" fo:letter-spacing="normal" fo:font-style="normal"/>
    </style:style>
    <style:style style:name="T102" style:family="text">
      <style:text-properties fo:font-variant="normal" fo:text-transform="none" style:font-name="monospace" fo:font-size="9.75pt" fo:letter-spacing="normal" fo:font-style="normal" officeooo:rsid="0031e0ee"/>
    </style:style>
    <style:style style:name="T103" style:family="text">
      <style:text-properties style:font-name="monospace" fo:font-size="9.75pt" fo:font-style="normal" fo:font-weight="normal"/>
    </style:style>
    <style:style style:name="T104" style:family="text">
      <style:text-properties style:font-name="monospace" fo:font-size="9.75pt" fo:font-style="normal" fo:font-weight="normal" loext:padding="0cm" loext:border="none"/>
    </style:style>
    <style:style style:name="T105" style:family="text">
      <style:text-properties style:font-name="monospace" fo:font-size="9.75pt" fo:font-style="normal" fo:font-weight="normal" officeooo:rsid="00305dcc"/>
    </style:style>
    <style:style style:name="T106" style:family="text">
      <style:text-properties style:font-name="monospace" fo:font-size="9.75pt" fo:font-style="normal" style:text-underline-style="none" fo:font-weight="normal" officeooo:rsid="0032ed85"/>
    </style:style>
    <style:style style:name="T107" style:family="text">
      <style:text-properties style:font-name="monospace" fo:font-size="9.75pt" fo:font-style="normal" style:text-underline-style="none" fo:font-weight="normal" officeooo:rsid="0032a17e"/>
    </style:style>
    <style:style style:name="T108" style:family="text">
      <style:text-properties style:font-name="monospace" fo:font-size="9.75pt" fo:font-style="normal" style:text-underline-style="none" fo:font-weight="normal" officeooo:rsid="00345c6c"/>
    </style:style>
    <style:style style:name="T109" style:family="text">
      <style:text-properties style:font-name="monospace" fo:font-size="9.75pt" fo:font-style="normal" style:text-underline-style="none" fo:font-weight="normal" officeooo:rsid="00345c6c" style:font-size-asian="2pt" style:font-size-complex="2pt" loext:padding="0cm" loext:border="none"/>
    </style:style>
    <style:style style:name="T110" style:family="text">
      <style:text-properties style:font-name="monospace" fo:font-size="9.75pt" fo:font-style="normal" style:text-underline-style="none" fo:font-weight="normal" style:font-size-asian="2pt" style:font-size-complex="2pt" loext:padding="0cm" loext:border="none"/>
    </style:style>
    <style:style style:name="T111" style:family="text">
      <style:text-properties style:font-name="monospace" fo:font-size="9.75pt" fo:font-style="normal" style:text-underline-style="none" fo:font-weight="normal" officeooo:rsid="003a70dd" style:font-size-asian="2pt" style:font-size-complex="2pt" loext:padding="0cm" loext:border="none"/>
    </style:style>
    <style:style style:name="T112" style:family="text">
      <style:text-properties style:font-name="monospace" fo:font-size="9.75pt" fo:font-style="normal" style:text-underline-style="none" fo:font-weight="normal" officeooo:rsid="003ec151" style:font-size-asian="2pt" style:font-size-complex="2pt" loext:padding="0cm" loext:border="none"/>
    </style:style>
    <style:style style:name="T113" style:family="text">
      <style:text-properties style:font-name="monospace" fo:font-size="9.75pt" fo:font-style="normal" style:text-underline-style="none" fo:font-weight="normal" officeooo:rsid="003f05c5" style:font-size-asian="2pt" style:font-size-complex="2pt" loext:padding="0cm" loext:border="none"/>
    </style:style>
    <style:style style:name="T114" style:family="text">
      <style:text-properties style:font-name="monospace" fo:font-size="9.75pt" fo:font-style="normal" style:text-underline-style="none" officeooo:rsid="00345c6c" style:font-size-asian="2pt" style:font-size-complex="2pt" loext:padding="0cm" loext:border="none"/>
    </style:style>
    <style:style style:name="T115" style:family="text">
      <style:text-properties style:font-name="monospace" fo:font-size="9.75pt" fo:font-style="normal" style:text-underline-style="none" style:font-size-asian="2pt" style:font-size-complex="2pt" loext:padding="0cm" loext:border="none"/>
    </style:style>
    <style:style style:name="T116" style:family="text">
      <style:text-properties fo:color="#000000"/>
    </style:style>
    <style:style style:name="T117" style:family="text">
      <style:text-properties fo:color="#000000" officeooo:rsid="000bce90"/>
    </style:style>
    <style:style style:name="T118" style:family="text">
      <style:text-properties fo:color="#006699" style:font-name="arial" fo:font-size="8.25pt" fo:font-style="normal" style:text-underline-style="solid" style:text-underline-width="auto" style:text-underline-color="font-color" fo:font-weight="normal" style:font-size-asian="2pt" style:font-size-complex="2pt" loext:padding="0cm" loext:border="none"/>
    </style:style>
    <style:style style:name="T119" style:family="text">
      <style:text-properties fo:color="#006699" style:font-name="monospace" fo:font-size="9.75pt" fo:font-style="normal" style:text-underline-style="solid" style:text-underline-width="auto" style:text-underline-color="font-color" fo:font-weight="normal" style:font-size-asian="2pt" style:font-size-complex="2pt" loext:padding="0cm" loext:border="none"/>
    </style:style>
    <style:style style:name="T120" style:family="text">
      <style:text-properties fo:color="#006699" style:font-name="Verdana" fo:font-size="8.25pt" style:text-underline-style="solid" style:text-underline-width="auto" style:text-underline-color="font-color"/>
    </style:style>
    <style:style style:name="T121" style:family="text">
      <style:text-properties fo:color="#006699" style:font-name="Verdana" fo:font-size="8.25pt" style:text-underline-style="solid" style:text-underline-width="auto" style:text-underline-color="font-color" officeooo:rsid="004b25b6"/>
    </style:style>
    <style:style style:name="T122" style:family="text">
      <style:text-properties style:font-name="Verdana" fo:font-size="8.25pt" style:text-underline-style="none" officeooo:rsid="0012c3d7" loext:padding="0cm" loext:border="none"/>
    </style:style>
    <style:style style:name="T123" style:family="text">
      <style:text-properties style:font-name="Verdana" fo:font-size="8.25pt" style:text-underline-style="none" officeooo:rsid="00155278" loext:padding="0cm" loext:border="none"/>
    </style:style>
    <style:style style:name="T124" style:family="text">
      <style:text-properties style:font-name="arial" fo:font-size="8.25pt" fo:font-style="normal" fo:font-weight="normal" loext:padding="0cm" loext:border="none"/>
    </style:style>
    <style:style style:name="T125" style:family="text">
      <style:text-properties fo:color="#444444" style:font-name="Verdana" fo:font-size="8.25pt" style:text-underline-style="none" loext:padding="0cm" loext:border="none"/>
    </style:style>
    <style:style style:name="T126" style:family="text">
      <style:text-properties fo:color="#444444" style:font-name="Verdana" fo:font-size="8.25pt" fo:font-style="normal" style:text-underline-style="none" fo:font-weight="normal" officeooo:rsid="0024704e" style:font-size-asian="2pt" style:font-size-complex="2pt" loext:padding="0cm" loext:border="none"/>
    </style:style>
    <style:style style:name="T127" style:family="text">
      <style:text-properties fo:color="#444444" style:font-name="monospace" fo:font-size="9.75pt" fo:font-style="normal" style:text-underline-style="none" fo:font-weight="normal" officeooo:rsid="0024704e" style:font-size-asian="2pt" style:font-size-complex="2pt" loext:padding="0cm" loext:border="none"/>
    </style:style>
    <style:style style:name="T128" style:family="text">
      <style:text-properties officeooo:rsid="00264d2e"/>
    </style:style>
    <style:style style:name="T129" style:family="text">
      <style:text-properties officeooo:rsid="004236d0"/>
    </style:style>
    <style:style style:name="T130" style:family="text">
      <style:text-properties officeooo:rsid="0043bac7"/>
    </style:style>
    <style:style style:name="T131" style:family="text">
      <style:text-properties officeooo:rsid="004651ae"/>
    </style:style>
    <style:style style:name="T132" style:family="text">
      <style:text-properties fo:color="#333333"/>
    </style:style>
    <style:style style:name="T133" style:family="text">
      <style:text-properties fo:color="#333333" officeooo:rsid="004b25b6"/>
    </style:style>
    <style:style style:name="T134" style:family="text">
      <style:text-properties fo:color="#333333" style:font-name="Verdana" fo:font-size="8.25pt"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7">Séquence nettoyée – 1.1</text:p>
      <text:p text:style-name="P95"/>
      <text:p text:style-name="P105"><text:bookmark-start text:name="__DdeLink__2241_3062245043"/><text:bookmark-start text:name="__DdeLink__2239_3062245043"/><text:bookmark-start text:name="__DdeLink__2235_3062245043"/><text:span text:style-name="T1">&gt;</text:span><text:bookmark-start text:name="__DdeLink__2292_3062245043"/><text:bookmark-start text:name="__DdeLink__3568_1005841945"/><text:bookmark-start text:name="__DdeLink__3571_1005841945"/>TCACCTGTGAAGCTCATGAGGGCAAAACTTCCAAGTTTTGAACCCAGATGAGTTTTAATGTAAATGTAGTCATTCACTACACTTTCATTAATCTCCAAATATTTCATTAAGGCAATTTCAAAGCTCAAAACAATGGCATCTTGACTTGCATCGAAAGCCTCATAATCCGATTCTGTGCAAACACCATCAAATTTCTGTTTTACAACCCACTCATTAAGATCATCAATGTTTTTACAGGAGTGTATGTAAAAATTCTTGGGTAAAGCCTCATTTAATTTCTTTTCAATGTATCTCATTGTTGGTGCAAATCGGCATAAGACAGCATGGTGAAAACACGCCAGCGTTTGCCC<text:bookmark-end text:name="__DdeLink__2241_3062245043"/><text:bookmark-end text:name="__DdeLink__2239_3062245043"/><text:bookmark-end text:name="__DdeLink__2235_3062245043"/><text:bookmark-end text:name="__DdeLink__2292_3062245043"/><text:bookmark-end text:name="__DdeLink__3568_1005841945"/><text:bookmark-end text:name="__DdeLink__3571_1005841945"/></text:p>
      <text:p text:style-name="P105"/>
      <text:p text:style-name="P106">Infos BLAST :</text:p>
      <text:p text:style-name="P96">Score (80-200) rose</text:p>
      <text:p text:style-name="P96">% d’identité : 72,32 </text:p>
      <text:p text:style-name="P145"><text:span text:style-name="T117">numéro d’accession : </text:span><text:bookmark-start text:name="__DdeLink__2220_3062245043"/><text:bookmark-start text:name="__DdeLink__2216_3062245043"/><text:a xlink:type="simple" xlink:href="https://blast.ncbi.nlm.nih.gov/Blast.cgi?CMD=Get&amp;RID=9RKYSWNJ014" office:target-frame-name="lnk9RKYSWNJ014" xlink:show="replace" text:style-name="Internet_20_link" text:visited-style-name="Visited_20_Internet_20_Link">9</text:a><text:bookmark-start text:name="__DdeLink__2205_3062245043"/><text:bookmark-start text:name="__DdeLink__2212_3062245043"/><text:a xlink:type="simple" xlink:href="https://blast.ncbi.nlm.nih.gov/Blast.cgi?CMD=Get&amp;RID=9RKYSWNJ014" office:target-frame-name="lnk9RKYSWNJ014" xlink:show="replace" text:style-name="Internet_20_link" text:visited-style-name="Visited_20_Internet_20_Link">RKYSWNJ014</text:a><text:bookmark-end text:name="__DdeLink__2220_3062245043"/><text:bookmark-end text:name="__DdeLink__2216_3062245043"/><text:bookmark-end text:name="__DdeLink__2205_3062245043"/><text:bookmark-end text:name="__DdeLink__2212_3062245043"/><text:span text:style-name="T53"> </text:span></text:p>
      <text:p text:style-name="P96">longueur 350</text:p>
      <text:p text:style-name="P96"/>
      <text:p text:style-name="P6">Séquence homologue de référence </text:p>
      <text:p text:style-name="P1"><text:span text:style-name="T27">homologie avec : </text:span><text:a xlink:type="simple" xlink:href="https://blast.ncbi.nlm.nih.gov/Blast.cgi?CMD=Get&amp;RID=9RKYSWNJ014#alnHdr_387600843" text:style-name="Internet_20_link" text:visited-style-name="Visited_20_Internet_20_Link"><text:span text:style-name="T116">Nerine latent virus isolate Marijiniup 4, complete genome</text:span></text:a></text:p>
      <text:p text:style-name="P152">Viruses; ssRNA viruses; ssRNA positive-strand viruses, no DNA</text:p>
      <text:p text:style-name="P152">stage; Tymovirales; Betaflexiviridae; Quinvirinae; Carlavirus.</text:p>
      <text:p text:style-name="P3"><text:span text:style-name="T33">numéro d’accession : </text:span><text:a xlink:type="simple" xlink:href="https://www.ncbi.nlm.nih.gov/nucleotide/JQ395043.1?report=genbank&amp;log$=nuclalign&amp;blast_rank=1&amp;RID=9RKYSWNJ014" office:target-frame-name="lnk9RKYSWNJ014" xlink:show="replace" text:style-name="Internet_20_link" text:visited-style-name="Visited_20_Internet_20_Link"><text:span text:style-name="T116">JQ395043.1</text:span></text:a></text:p>
      <text:p text:style-name="P6">longueur : 8334</text:p>
      <text:p text:style-name="P6">homoloie de 5257 à 4962</text:p>
      <text:p text:style-name="P7">Alignement des séquences (référence + séquence)</text:p>
      <text:p text:style-name="P7">longueur du match 360</text:p>
      <text:p text:style-name="P4"><text:span text:style-name="T34">numéro d’accès à l’alignement : </text:span><text:a xlink:type="simple" xlink:href="https://blast.ncbi.nlm.nih.gov/Blast.cgi?CMD=Get&amp;RID=9RN7392E114" office:target-frame-name="lnk9RN7392E114" xlink:show="replace" text:style-name="Internet_20_link" text:visited-style-name="Visited_20_Internet_20_Link"><text:span text:style-name="T39">9RN7392E114</text:span></text:a><text:span text:style-name="T33"> </text:span></text:p>
      <text:p text:style-name="P8">séquence référence</text:p>
      <text:p text:style-name="P10">&gt;<text:bookmark-start text:name="__DdeLink__2294_3062245043"/>tgtgtttcca acatgaggta ctatgtaggt ttgcacccta tgtaaggtac attgagaaaa aattaaatga tgctttgcct gcgaagtatt atatacatag tggtaaaaat attgatgatc tcaatgactg ggtgaaggac aatgatttct cagggatttg cactgaatcc gattatgaag ctttcgatgc atcacaggat cattatataa tggcttttga agttgcgata atgaaatacc</text:p>
      <text:p text:style-name="P10">tcggyttacc aagggactta ataaatgact acatttttat caaaactcac cttggytcga</text:p>
      <text:p text:style-name="P10">aactagggag ttttgcgatc atgcgtttct ccggtgaggc aagtactttt ctttttaata</text:p>
      <text:p text:style-name="P38"><text:bookmark-end text:name="__DdeLink__2294_3062245043"/></text:p>
      <text:p text:style-name="P39">Séquence 1.2</text:p>
      <text:p text:style-name="P8"><text:bookmark-start text:name="__DdeLink__2243_3062245043"/><text:bookmark-start text:name="__DdeLink__2237_3062245043"/>TCTCCTGTGAAGCTCATGAGGGCAAAACTTCCAAGTTTTGAACCCAAATGAGTTTTAATGTAAATGTAGTCATTCACTACACTTTCATTAATCTCCAAATATCTCATTAAGGCAAGTTCAAAGCTCAAAACAATAGCATCTTGACTTGCATCGAAAGCCTCATAATCCGATTCTGTGCAAACACCATCAAATTTCTGTTTTACAACCCACTCATTAAGATCATCAATATTTTTACAGGAGTGTATGTAAAAATTCTTGGGTAAAGCTTCATTTAATTTCTTTTCAATGTACCTCATTGTTGGTGCAAATCGGCATAAGACAGCATGGTGAAAACACGCCAACGTCTGCCCCGCCTTGGC<text:bookmark-end text:name="__DdeLink__2243_3062245043"/><text:bookmark-end text:name="__DdeLink__2237_3062245043"/></text:p>
      <text:p text:style-name="P8"/>
      <text:p text:style-name="P8">Score (80-200) rose</text:p>
      <text:p text:style-name="P5"><text:span text:style-name="T35">numéro accession : </text:span><text:bookmark-start text:name="__DdeLink__2207_3062245043"/><text:a xlink:type="simple" xlink:href="https://blast.ncbi.nlm.nih.gov/Blast.cgi?CMD=Get&amp;RID=9RPCKBSA014" office:target-frame-name="lnk9RPCKBSA014" xlink:show="replace" text:style-name="Internet_20_link" text:visited-style-name="Visited_20_Internet_20_Link"><text:span text:style-name="T39">9RPCKBSA014</text:span></text:a><text:bookmark-end text:name="__DdeLink__2207_3062245043"/><text:span text:style-name="T33"> </text:span></text:p>
      <text:p text:style-name="P97"><text:span text:style-name="T24">l</text:span><text:span text:style-name="T23">ongueur : 359</text:span></text:p>
      <text:p text:style-name="P8">% homologie : 71,85 %</text:p>
      <text:p text:style-name="P5"><text:span text:style-name="T35">avec : </text:span><text:bookmark text:name="deflnDesc_1"/><text:a xlink:type="simple" xlink:href="https://blast.ncbi.nlm.nih.gov/Blast.cgi#alnHdr_387600843" text:style-name="Internet_20_link" text:visited-style-name="Visited_20_Internet_20_Link"><text:span text:style-name="T31">Nerine latent virus isolate Marijiniup 4, complete genome</text:span></text:a></text:p>
      <text:p text:style-name="P5"><text:span text:style-name="T36">numéro d’accesssion : </text:span><text:bookmark-start text:name="__DdeLink__2209_3062245043"/><text:a xlink:type="simple" xlink:href="https://www.ncbi.nlm.nih.gov/nucleotide/JQ395043.1?report=genbank&amp;log$=nucltop&amp;blast_rank=1&amp;RID=9RPCKBSA014" office:target-frame-name="lnk9RPCKBSA014" xlink:show="replace" text:style-name="Internet_20_link" text:visited-style-name="Visited_20_Internet_20_Link"><text:span text:style-name="T32">JQ395043.1</text:span></text:a><text:bookmark-end text:name="__DdeLink__2209_3062245043"/></text:p>
      <text:p text:style-name="P8">Betaflexiviridae; Quinvirinae; Carlavirus.</text:p>
      <text:p text:style-name="P8">Longueur : 8334</text:p>
      <text:p text:style-name="P8">match : 5257 à 4960 </text:p>
      <text:p text:style-name="P5"><text:span text:style-name="T35">accession du match : </text:span><text:a xlink:type="simple" xlink:href="https://blast.ncbi.nlm.nih.gov/Blast.cgi?CMD=Get&amp;RID=9RPTS8ES114" office:target-frame-name="lnk9RPTS8ES114" xlink:show="replace" text:style-name="Internet_20_link" text:visited-style-name="Visited_20_Internet_20_Link"><text:span text:style-name="T39">9RPTS8ES114</text:span></text:a></text:p>
      <text:p text:style-name="P97"><text:span text:style-name="T24">l</text:span><text:span text:style-name="T23">ongueur du match : 420</text:span></text:p>
      <text:p text:style-name="P8">séquence référence : </text:p>
      <text:p text:style-name="P8">tgtgtttcca acatgaggta ctatgtaggt ttgcacccta tgtaaggtac attgagaaaa</text:p>
      <text:p text:style-name="P8">aattaaatga tgctttgcct gcgaagtatt atatacatag tggtaaaaat attgatgatc</text:p>
      <text:p text:style-name="P8">tcaatgactg ggtgaaggac aatgatttct cagggatttg cactgaatcc gattatgaag</text:p>
      <text:p text:style-name="P8">ctttcgatgc atcacaggat cattatataa tggcttttga agttgcgata atgaaatacc</text:p>
      <text:p text:style-name="P8">tcggyttacc aagggactta ataaatgact acatttttat caaaactcac cttggytcga</text:p>
      <text:p text:style-name="P8">aactagggag ttttgcgatc atgcgtttct ccggtgaggc aagtactttt ctttttaata</text:p>
      <text:p text:style-name="P8">cgatgagcaa catgctcttt acttttatga agtacgagat caatggatct gagtccatat</text:p>
      <text:p text:style-name="P8"/>
      <text:p text:style-name="P8"/>
      <text:p text:style-name="P8"/>
      <text:p text:style-name="P8"><text:soft-page-break/></text:p>
      <text:p text:style-name="P40">séquence 2.2</text:p>
      <text:p text:style-name="P9"><text:bookmark-start text:name="__DdeLink__2245_3062245043"/>TCTCCAGTAAAGCGGATGAGGGCGAAACTTCCAAGTTTTGAGCCCAAATGGGTTTTAATATAGATGTAGTCATTTACCACACCTTCATCAATTTCTAAATACCTCATCAAAGCCAATTCAAAACTCAAAACAATAGCATCTTGACTGGCATCAAAAGCCTCATAATCAGACTCTGTGCAAACACCATCAAACCCCTGCTTCATAACCCATTCATTGAGATCATCAATATTTTTGCATGAATGTATGTAAAAATTTTTGGGTAGAGCTTCATTCAGTTTCTTTTCAATGTACCTCATTGTTGGTGCAAACCTACACAGAACAGTATGATGAAAACACGCAAGCGTTTGCCCCGCCTTGGC<text:bookmark-end text:name="__DdeLink__2245_3062245043"/></text:p>
      <text:p text:style-name="P9"/>
      <text:p text:style-name="P9">score : 80-200 (rose)</text:p>
      <text:p text:style-name="P111"><text:span text:style-name="T37">numéro d’accession : </text:span><text:a xlink:type="simple" xlink:href="https://blast.ncbi.nlm.nih.gov/Blast.cgi?CMD=Get&amp;RID=9TSJVTRS015" office:target-frame-name="lnk9TSJVTRS015" xlink:show="replace" text:style-name="Internet_20_link" text:visited-style-name="Visited_20_Internet_20_Link"><text:span text:style-name="T9">9TSJVTRS015</text:span></text:a></text:p>
      <text:p text:style-name="P20">longueur : 359 </text:p>
      <text:p text:style-name="P20"/>
      <text:p text:style-name="P20">Homologie de : 74,90 %</text:p>
      <text:p text:style-name="P111"><text:span text:style-name="T40">avec </text:span><text:bookmark text:name="deflnDesc_11"/><text:a xlink:type="simple" xlink:href="https://blast.ncbi.nlm.nih.gov/Blast.cgi#alnHdr_1034700015" text:style-name="Internet_20_link" text:visited-style-name="Visited_20_Internet_20_Link"><text:span text:style-name="T12">Asian prunus virus 3 isolate APV_3_Q35, complete genome</text:span></text:a><text:span text:style-name="T41"> </text:span></text:p>
      <text:p text:style-name="P111"><text:span text:style-name="T41">numéro accession : </text:span><text:a xlink:type="simple" xlink:href="https://www.ncbi.nlm.nih.gov/nucleotide/KR998050.1?report=genbank&amp;log$=nucltop&amp;blast_rank=1&amp;RID=9TSJVTRS015" office:target-frame-name="lnk9TSJVTRS015" xlink:show="replace" text:style-name="Internet_20_link" text:visited-style-name="Visited_20_Internet_20_Link"><text:span text:style-name="T59">KR998050.1</text:span></text:a></text:p>
      <text:p text:style-name="P21"/>
      <text:p text:style-name="P21">match</text:p>
      <text:p text:style-name="P21">longueur 9620</text:p>
      <text:p text:style-name="P21">de 5299 à 5545 </text:p>
      <text:p text:style-name="P22">longueur match : 300 </text:p>
      <text:p text:style-name="P112"><text:span text:style-name="T43">accession du match : </text:span><text:span text:style-name="T10">9TT698EJ114</text:span></text:p>
      <text:p text:style-name="P22">séquence référence :</text:p>
      <text:p text:style-name="P22"><text:bookmark text:name="KR998050.1_5281"/>gacaatcgat ttagagatgc gaaggcaggg cagaccctgg cttgttttca tcattcagtt</text:p>
      <text:p text:style-name="P152"><text:bookmark text:name="KR998050.1_5341"/>ttatgtcggt ttgccccata tatgagatac attgagcaca agctgcaggc agctttacca</text:p>
      <text:p text:style-name="P152"><text:bookmark text:name="KR998050.1_5401"/>gacaacttgt acatacattc tggtaaaaat cttgaagatt taaatgaatg ggtcattaag</text:p>
      <text:p text:style-name="P152"><text:bookmark text:name="KR998050.1_5461"/>agcggcttca aaggcatgag cacagagtca gactatgagg cttttgattc cagccaggac</text:p>
      <text:p text:style-name="P152"><text:bookmark text:name="KR998050.1_5521"/>cattatattc tgagttttga gattgaggtg atgaaacatc tgcagctccc ttgggaccta</text:p>
      <text:p text:style-name="P93"/>
      <text:p text:style-name="P93">séquence 2.3:</text:p>
      <text:p text:style-name="P22"><text:bookmark-start text:name="__DdeLink__2247_3062245043"/>TCTCCTGTGAAGCTCTGAGGGCGAAACTTCCGAGTTTTGAGCCCAAATGAGTTTTAATATAAATGTAGTCATTTACCACACCTTCATCAATTTCTAAATACCTCATTAAAGCCAATTCGAAACTCAAAACGATAGCATCTTGACTGGCATCAAAAGCCTCATAATCAGACTCTGTGCAAACACCATCAAACCCCTGCTTCATAACCCATTCATTGAGATCATCAATGTTTTTGCATGAATGTATGTAAAAATTTTTGGGTAGAGCTTCATTCAGCTTCTTTTCAATGTACCTCATTGTTGGTGCAAACCTACACAGAACAGCATGATGAAAACACGCCAGCGTTTGCCCCGCCTTGGC<text:bookmark-end text:name="__DdeLink__2247_3062245043"/></text:p>
      <text:p text:style-name="P22">score 80-200 (rose)</text:p>
      <text:p text:style-name="P22">longueur 358</text:p>
      <text:p text:style-name="P112"><text:span text:style-name="T43">numéro d’accession : </text:span><text:a xlink:type="simple" xlink:href="https://blast.ncbi.nlm.nih.gov/Blast.cgi?CMD=Get&amp;RID=9TTFZWP7015" office:target-frame-name="lnk9TTFZWP7015" xlink:show="replace" text:style-name="Internet_20_link" text:visited-style-name="Visited_20_Internet_20_Link"><text:span text:style-name="T3">9TTFZWP7015</text:span></text:a></text:p>
      <text:p text:style-name="P22">% homologie : 71,76 %</text:p>
      <text:p text:style-name="P112"><text:span text:style-name="T43">avec : </text:span><text:bookmark text:name="deflnDesc_13"/><text:a xlink:type="simple" xlink:href="https://blast.ncbi.nlm.nih.gov/Blast.cgi#alnHdr_1586080965" text:style-name="Internet_20_link" text:visited-style-name="Visited_20_Internet_20_Link"><text:span text:style-name="T13">Birch carlavirus isolate BpenGer407526_5M, complete genome</text:span></text:a></text:p>
      <text:p text:style-name="P13">Tymovirales; Betaflexiviridae; Quinvirinae; Carlavirus;</text:p>
      <text:p text:style-name="P58"/>
      <text:p text:style-name="P103"><text:span text:style-name="T26">match : </text:span><text:span text:style-name="T25"><text:s/></text:span></text:p>
      <text:p text:style-name="P13">longueur : 8896</text:p>
      <text:p text:style-name="P13">début 5266 à 5600 </text:p>
      <text:p text:style-name="P112"><text:span text:style-name="T29">numéro accession match : </text:span><text:a xlink:type="simple" xlink:href="https://www.ncbi.nlm.nih.gov/nucleotide/MH536506.1?report=genbank&amp;log$=nuclalign&amp;blast_rank=1&amp;RID=9TTFZWP7015" office:target-frame-name="lnk9TTFZWP7015" xlink:show="replace" text:style-name="Internet_20_link" text:visited-style-name="Visited_20_Internet_20_Link"><text:span text:style-name="T15">MH536506.1</text:span></text:a></text:p>
      <text:p text:style-name="P11">longueur 352</text:p>
      <text:p text:style-name="P13"/>
      <text:p text:style-name="P22"/>
      <text:p text:style-name="P113"><text:span text:style-name="T43">s</text:span><text:span text:style-name="T42">équence de référence :</text:span></text:p>
      <text:p text:style-name="P23"><text:bookmark-start text:name="__DdeLink__3447_3062245043"/><text:bookmark text:name="MH536506.1_5221"/>a ttgtctgctt ccaacatgaa</text:p>
      <text:p text:style-name="P152"><text:bookmark text:name="MH536506.1_5281"/>gtgctatgtc gttttgcacc ttacatgagg tacattgaaa agaaattaaa tcaggccctt</text:p>
      <text:p text:style-name="P152"><text:bookmark text:name="MH536506.1_5341"/>ccgaagaatt tctacgtgca tagtggcaaa ggccttgagg aattgaatga ttgggttaaa</text:p>
      <text:p text:style-name="P152"><text:bookmark text:name="MH536506.1_5401"/>gcaggtggtt ttaccggtat gtgcactgaa tcagattatg aagcttttga tgcaagtcaa</text:p>
      <text:p text:style-name="P152"><text:bookmark text:name="MH536506.1_5461"/>gatgaattta tagttgcctt cgagttggct ttaatgaggt tcttaggcct acctaaagat</text:p>
      <text:p text:style-name="P152"><text:bookmark text:name="MH536506.1_5521"/>ttggtggagg attacaagtt catcaagacc catctgggtt ccaaactcgg gagttttgcc</text:p>
      <text:p text:style-name="P152"><text:bookmark text:name="MH536506.1_5581"/>attatgagat tctctgggga agctagtact t<text:bookmark-end text:name="__DdeLink__3447_3062245043"/></text:p>
      <text:p text:style-name="P23"/>
      <text:p text:style-name="P23"/>
      <text:p text:style-name="P94">séquence 5,9 :</text:p>
      <text:p text:style-name="P23"><text:bookmark-start text:name="__DdeLink__2249_3062245043"/>GCCAAGGCGGGGCAGACGCTTGCGTGTTTTCATCATGCTGTTCTATGTAGATTTGCACCAACCATGAGGTATATTGAGAAAAATTGAATGAGGCCTTACCCAAAAATTTCTATATACACTCCTGCAAAAATATTGATGACCTTAATGAGTGGGTGATGAAGCAAAAATTTGATGGTGTTTGCATAGAATCTGATTATGAAGCTTTTGACGCTAGTCAAGACGCCATAGTTTTGAGCTTTGAGTTGGCCTTAATGAAATATCTGGAGATCAATGAAAATGTGGTGAACGGTTATATTTACATCAAGACTCACTTGGGTTCGAAACTTGGAAGTTTTGCCCTCATGAGCTTTACAGGTGA<text:bookmark-end text:name="__DdeLink__2249_3062245043"/></text:p>
      <text:p text:style-name="P23"/>
      <text:p text:style-name="P23"><text:soft-page-break/>score 80-200 rose </text:p>
      <text:p text:style-name="P23">longueur 358</text:p>
      <text:p text:style-name="P114"><text:span text:style-name="T48">accession : </text:span><text:a xlink:type="simple" xlink:href="https://blast.ncbi.nlm.nih.gov/Blast.cgi?CMD=Get&amp;RID=9TUH6S7R015" office:target-frame-name="lnk9TUH6S7R015" xlink:show="replace" text:style-name="Internet_20_link" text:visited-style-name="Visited_20_Internet_20_Link"><text:span text:style-name="T3">9TUH6S7R015</text:span></text:a><text:span text:style-name="T17"> </text:span></text:p>
      <text:p text:style-name="P23">% homologies : 71,70 %</text:p>
      <text:p text:style-name="P114"><text:span text:style-name="T48">avec </text:span><text:bookmark text:name="deflnDesc_14"/><text:a xlink:type="simple" xlink:href="https://blast.ncbi.nlm.nih.gov/Blast.cgi#alnHdr_572168512" text:style-name="Internet_20_link" text:visited-style-name="Visited_20_Internet_20_Link"><text:span text:style-name="T12">Apple stem pitting virus isolate YT, complete genome</text:span></text:a></text:p>
      <text:p text:style-name="P114"><text:span text:style-name="T48">accession </text:span><text:span text:style-name="T49">séquence de référence</text:span><text:span text:style-name="T48">: </text:span><text:a xlink:type="simple" xlink:href="https://www.ncbi.nlm.nih.gov/nucleotide/KF915809.1?report=genbank&amp;log$=nucltop&amp;blast_rank=1&amp;RID=9TUH6S7R015" office:target-frame-name="lnk9TUH6S7R015" xlink:show="replace" text:style-name="Internet_20_link" text:visited-style-name="Visited_20_Internet_20_Link"><text:span text:style-name="T59">KF915809.1</text:span></text:a></text:p>
      <text:p text:style-name="P23"/>
      <text:p text:style-name="P23">match : 9270</text:p>
      <text:p text:style-name="P23">de 5766 à 6124 </text:p>
      <text:p text:style-name="P116"><text:span text:style-name="T48">accession </text:span><text:span text:style-name="T49">match</text:span><text:span text:style-name="T48">:</text:span><text:a xlink:type="simple" xlink:href="https://blast.ncbi.nlm.nih.gov/Blast.cgi?CMD=Get&amp;RID=9TV8NF82114" office:target-frame-name="lnk9TV8NF82114" xlink:show="replace" text:style-name="Internet_20_link" text:visited-style-name="Visited_20_Internet_20_Link"><text:span text:style-name="T4">9TV8NF82114</text:span></text:a></text:p>
      <text:p text:style-name="P115"><text:span text:style-name="T48">l</text:span><text:span text:style-name="T42">ongueur 352 </text:span></text:p>
      <text:p text:style-name="P24"><text:s/>Viruses; ssRNA viruses; ssRNA positive-strand viruses, no DNA</text:p>
      <text:p text:style-name="P172"><text:s text:c="12"/><text:span text:style-name="T103">stage; Tymovirales; Betaflexiviridae; Quinvirinae; Foveavirus.</text:span></text:p>
      <text:p text:style-name="P23"/>
      <text:p text:style-name="P115"><text:span text:style-name="T48">S</text:span><text:span text:style-name="T42">équence de référence </text:span></text:p>
      <text:p text:style-name="P25"><text:bookmark text:name="KF915809.1_5761"/>gctaa agctggacag actcttgcat gttttcagca ttccgtactc tgtagatttg</text:p>
      <text:p text:style-name="P152"><text:bookmark text:name="KF915809.1_5821"/>cgccttacat gagatatatt gagtccaagg ttgtggaggt tctcccaaga aatttgtata</text:p>
      <text:p text:style-name="P152"><text:bookmark text:name="KF915809.1_5881"/>ttcactctgg gaaaaatatc gatgatttgg cagcgtgggt gattgcaaat aaattcaatg</text:p>
      <text:p text:style-name="P152"><text:bookmark text:name="KF915809.1_5941"/>gtgtgtgcac agaatctgat tatgaagctt tcgatgcctc acaagaccat ttcattcttg</text:p>
      <text:p text:style-name="P152"><text:bookmark text:name="KF915809.1_6001"/>ccttcgaatt ggaggttatg aagttcttag gattgccatc cgacctcatt gctgactaca</text:p>
      <text:p text:style-name="P152"><text:bookmark text:name="KF915809.1_6061"/>ccttcatcaa aacccacttg gggtcaaaac ttggaagttt tgccataatg cgctttacag</text:p>
      <text:p text:style-name="P152"><text:bookmark text:name="KF915809.1_6121"/>gtga</text:p>
      <text:p text:style-name="P25"/>
      <text:p text:style-name="P108"><text:span text:style-name="T71">s</text:span><text:span text:style-name="T72">équence 6,3 : </text:span></text:p>
      <text:p text:style-name="P25"><text:bookmark-start text:name="__DdeLink__2251_3062245043"/>TCTCCTGTAAAGCTCATGAGGGCAAAACTTCCAAGTTTTGAACCCAAGTGAGTTTTGATGTAGATATAATCGTTCACCACATTTTCATTGATCTCCAAATATCTCATTAAGGCCAACTCAAAGCTCAAAACTATGGCGTCTTGACTAGCATCAAAAGCTTCATAATCAGACTCTGTGCAAACACCATCAAATTTTTGCTTCATCACCCACTCATTAAGGTCATCAATATTTCTGCAAGAGTGTATATAGAAATTTTTAGGTAAGGCCTCATTCAATCTTTTCTCTATATACCTCATGGTTGGTGCAAATCTACATAGAATAGCATGATGAAAACACGCCAACGTCTGCCCCGCCTTAGC<text:bookmark-end text:name="__DdeLink__2251_3062245043"/></text:p>
      <text:p text:style-name="P25"/>
      <text:p text:style-name="P25">score 80-200 rose</text:p>
      <text:p text:style-name="P25">longueur 359</text:p>
      <text:p text:style-name="P116"><text:span text:style-name="T49">n accession seq 6,3 : </text:span><text:a xlink:type="simple" xlink:href="https://blast.ncbi.nlm.nih.gov/Blast.cgi?CMD=Get&amp;RID=9TVF9R1G015" office:target-frame-name="lnk9TVF9R1G015" xlink:show="replace" text:style-name="Internet_20_link" text:visited-style-name="Visited_20_Internet_20_Link"><text:span text:style-name="T3">9TVF9R1G015</text:span></text:a></text:p>
      <text:p text:style-name="P25"/>
      <text:p text:style-name="P25">% homologie : 71,89 %</text:p>
      <text:p text:style-name="P25">avec Apple stem pitting virus isolate YT</text:p>
      <text:p text:style-name="P25">Tymovirales; Betaflexiviridae; Quinvirinae; Foveavirus.</text:p>
      <text:p text:style-name="P25"/>
      <text:p text:style-name="P25">accession seq reference : KF915809.1</text:p>
      <text:p text:style-name="P115"><text:span text:style-name="T49">l</text:span><text:span text:style-name="T42">ongueur 9270 bp</text:span></text:p>
      <text:p text:style-name="P26">match de 5766 à 6124</text:p>
      <text:p text:style-name="P118"><text:span text:style-name="T50">accession du match : </text:span><text:a xlink:type="simple" xlink:href="https://blast.ncbi.nlm.nih.gov/Blast.cgi?CMD=Get&amp;RID=9TW09BTD114" office:target-frame-name="lnk9TW09BTD114" xlink:show="replace" text:style-name="Internet_20_link" text:visited-style-name="Visited_20_Internet_20_Link"><text:span text:style-name="T5">9TW09BTD114</text:span></text:a></text:p>
      <text:p text:style-name="P117"><text:span text:style-name="T50">l</text:span><text:span text:style-name="T42">ongueur : 359 </text:span></text:p>
      <text:p text:style-name="P25"/>
      <text:p text:style-name="P28">séquence de référence :</text:p>
      <text:p text:style-name="P28"><text:bookmark text:name="KF915809.1_57611"/>gctaa agctggacag actcttgcat gttttcagca ttccgtactc tgtagatttg</text:p>
      <text:p text:style-name="P152"><text:bookmark text:name="KF915809.1_58211"/>cgccttacat gagatatatt gagtccaagg ttgtggaggt tctcccaaga aatttgtata</text:p>
      <text:p text:style-name="P152"><text:bookmark text:name="KF915809.1_58811"/>ttcactctgg gaaaaatatc gatgatttgg cagcgtgggt gattgcaaat aaattcaatg</text:p>
      <text:p text:style-name="P152"><text:bookmark text:name="KF915809.1_59411"/>gtgtgtgcac agaatctgat tatgaagctt tcgatgcctc acaagaccat ttcattcttg</text:p>
      <text:p text:style-name="P152"><text:bookmark text:name="KF915809.1_60011"/>ccttcgaatt ggaggttatg aagttcttag gattgccatc cgacctcatt gctgactaca</text:p>
      <text:p text:style-name="P152"><text:bookmark text:name="KF915809.1_60611"/>ccttcatcaa aacccacttg gggtcaaaac ttggaagttt tgccataatg cgctttacag</text:p>
      <text:p text:style-name="P152"><text:bookmark text:name="KF915809.1_61211"/>gtga</text:p>
      <text:p text:style-name="P28"/>
      <text:p text:style-name="P28"/>
      <text:p text:style-name="P41">séquence 6,5 : </text:p>
      <text:p text:style-name="P29"><text:bookmark-start text:name="__DdeLink__2253_3062245043"/>TCTCCTGTAAAGCGCATGAGGGCAAAACTTCCAAGTTTTGAACCCAAGTGAGTTTTGATGTAGATATAATCATTCACCACATTTTCATTGATCTCCAGATATTTCATTAAGGCCAACTCAAAGCTTAAAACTATGGCGTCTTGACTAGCATCAAAAGCTTCATAATCAGATTCTGTGCAAACACCATCAAATTTTTGCTTCATCACCCACTCACTGAGGTCATCAATATTTTTGCAAGAGTGTATATAGAAATTTTTAGGTAAGGCCTCATTCAATTTTTTCTCGATGTACCTCATGGTTGGTGCAAATCTACATAGAACAGCATGATGAAAACACGCAAACGTCTGCCCCGCCTTGGC<text:bookmark-end text:name="__DdeLink__2253_3062245043"/></text:p>
      <text:p text:style-name="P29"/>
      <text:p text:style-name="P29">score 80-200</text:p>
      <text:p text:style-name="P29">longueur : 359</text:p>
      <text:p text:style-name="P119"><text:span text:style-name="T51">accession seq 6,5 : </text:span><text:a xlink:type="simple" xlink:href="https://blast.ncbi.nlm.nih.gov/Blast.cgi?CMD=Get&amp;RID=9TWKSNZR014" office:target-frame-name="lnk9TWKSNZR014" xlink:show="replace" text:style-name="Internet_20_link" text:visited-style-name="Visited_20_Internet_20_Link"><text:span text:style-name="T3">9TWKSNZR014</text:span></text:a></text:p>
      <text:p text:style-name="P98"><text:span text:style-name="T63">% </text:span><text:span text:style-name="T64">homologie : 71,63 %</text:span></text:p>
      <text:p text:style-name="P119"><text:soft-page-break/><text:span text:style-name="T51">avec </text:span><text:span text:style-name="T49">Apple stem pitting virus isolate YT</text:span></text:p>
      <text:p text:style-name="P27">Tymovirales; Betaflexiviridae; Quinvirinae; Foveavirus.</text:p>
      <text:p text:style-name="P19"><text:span text:style-name="T122">N </text:span><text:span text:style-name="T123">accession seq de référence : </text:span><text:span text:style-name="T125">KF915809.1</text:span></text:p>
      <text:p text:style-name="P67">longueur 9270 bp </text:p>
      <text:p text:style-name="P67"/>
      <text:p text:style-name="P67">match de 5766 à 6124 </text:p>
      <text:p text:style-name="P68">longueur 359</text:p>
      <text:p text:style-name="P120"><text:span text:style-name="T76">accession match : </text:span><text:a xlink:type="simple" xlink:href="https://blast.ncbi.nlm.nih.gov/Blast.cgi?CMD=Get&amp;RID=9TX9335W114" office:target-frame-name="lnk9TX9335W114" xlink:show="replace" text:style-name="Internet_20_link" text:visited-style-name="Visited_20_Internet_20_Link"><text:span text:style-name="T3">9TX9335W114</text:span></text:a></text:p>
      <text:p text:style-name="P67"/>
      <text:p text:style-name="P68">séquence de référence : </text:p>
      <text:p text:style-name="P68"><text:bookmark-start text:name="__DdeLink__3431_3062245043"/><text:bookmark text:name="KF915809.1_57612"/>gctaa agctggacag actcttgcat gttttcagca ttccgtactc tgtagatttg</text:p>
      <text:p text:style-name="P152"><text:bookmark text:name="KF915809.1_58212"/>cgccttacat gagatatatt gagtccaagg ttgtggaggt tctcccaaga aatttgtata</text:p>
      <text:p text:style-name="P152"><text:bookmark text:name="KF915809.1_58812"/>ttcactctgg gaaaaatatc gatgatttgg cagcgtgggt gattgcaaat aaattcaatg</text:p>
      <text:p text:style-name="P152"><text:bookmark text:name="KF915809.1_59412"/>gtgtgtgcac agaatctgat tatgaagctt tcgatgcctc acaagaccat ttcattcttg</text:p>
      <text:p text:style-name="P152"><text:bookmark text:name="KF915809.1_60012"/>ccttcgaatt ggaggttatg aagttcttag gattgccatc cgacctcatt gctgactaca</text:p>
      <text:p text:style-name="P152"><text:bookmark text:name="KF915809.1_60612"/>ccttcatcaa aacccacttg gggtcaaaac ttggaagttt tgccataatg cgctttacag</text:p>
      <text:p text:style-name="P152"><text:bookmark text:name="KF915809.1_61212"/>gtga<text:bookmark-end text:name="__DdeLink__3431_3062245043"/></text:p>
      <text:p text:style-name="P68"/>
      <text:p text:style-name="P42">séquence 6,6 : </text:p>
      <text:p text:style-name="P69"><text:bookmark-start text:name="__DdeLink__2255_3062245043"/>TCCCCTGTAAAGCGGATGAGGGCAAAACTTCCAAGTTTTGAACCCAAGTGAGTTTTGATGTAGATGTAATCGTTCACCACATTTTCATTGATCTCCAAATATTTCATTAAGGCCAACTCAAAGCTCAAAACTATGGCGTCTTGACTAGCATCAAAAGCTTCATAATCAGATTCTGTGCAAACACCATCAAATTTTTGCTTCATCACCCACTCATTAAGGTCATCAATATTTTTGCAAGAGTGTATATAGAAATTTTTAGGTAAGGCCTCATTCAATTTTTTCTCGATGTACCTCATGGTTGGTGCAAATCTACATAGAACAGCATGATGAAAACACGCCAGCGTTTGCCCCGCCTTGGC<text:bookmark-end text:name="__DdeLink__2255_3062245043"/></text:p>
      <text:p text:style-name="P69"/>
      <text:p text:style-name="P70">score 80-200 rose </text:p>
      <text:p text:style-name="P70">longueur 359 </text:p>
      <text:p text:style-name="P121"><text:span text:style-name="T77">n accession </text:span><text:a xlink:type="simple" xlink:href="https://blast.ncbi.nlm.nih.gov/Blast.cgi?CMD=Get&amp;RID=9TXJJJNK014" office:target-frame-name="lnk9TXJJJNK014" xlink:show="replace" text:style-name="Internet_20_link" text:visited-style-name="Visited_20_Internet_20_Link"><text:span text:style-name="T3">9TXJJJNK014</text:span></text:a></text:p>
      <text:p text:style-name="P70">% homologies : 71,82 % </text:p>
      <text:p text:style-name="P70">avec apple stem pitting virus isolate YT</text:p>
      <text:p text:style-name="P121"><text:span text:style-name="T77">n accession séquence de référence : </text:span><text:a xlink:type="simple" xlink:href="https://www.ncbi.nlm.nih.gov/nucleotide/KF915809.1?report=genbank&amp;log$=nucltop&amp;blast_rank=1&amp;RID=9TXJJJNK014" office:target-frame-name="lnk9TXJJJNK014" xlink:show="replace" text:style-name="Internet_20_link" text:visited-style-name="Visited_20_Internet_20_Link"><text:span text:style-name="T59">KF915809.1</text:span></text:a></text:p>
      <text:p text:style-name="P14">longueur 3270 bp </text:p>
      <text:p text:style-name="P70"/>
      <text:p text:style-name="P70">match de 5766 à 6124 </text:p>
      <text:p text:style-name="P70">longueur 359</text:p>
      <text:p text:style-name="P121"><text:span text:style-name="T77">accession match </text:span><text:a xlink:type="simple" xlink:href="https://blast.ncbi.nlm.nih.gov/Blast.cgi?CMD=Get&amp;RID=9TXY3NAR114" office:target-frame-name="lnk9TXY3NAR114" xlink:show="replace" text:style-name="Internet_20_link" text:visited-style-name="Visited_20_Internet_20_Link"><text:span text:style-name="T3">9TXY3NAR114</text:span></text:a><text:span text:style-name="T17"> </text:span></text:p>
      <text:p text:style-name="P70"/>
      <text:p text:style-name="P70">seq de reference :</text:p>
      <text:p text:style-name="P70"><text:bookmark text:name="KF915809.1_57613"/>gctaa agctggacag actcttgcat gttttcagca ttccgtactc tgtagatttg</text:p>
      <text:p text:style-name="P152"><text:bookmark text:name="KF915809.1_58213"/>cgccttacat gagatatatt gagtccaagg ttgtggaggt tctcccaaga aatttgtata</text:p>
      <text:p text:style-name="P152"><text:bookmark text:name="KF915809.1_58813"/>ttcactctgg gaaaaatatc gatgatttgg cagcgtgggt gattgcaaat aaattcaatg</text:p>
      <text:p text:style-name="P152"><text:bookmark text:name="KF915809.1_59413"/>gtgtgtgcac agaatctgat tatgaagctt tcgatgcctc acaagaccat ttcattcttg</text:p>
      <text:p text:style-name="P152"><text:bookmark text:name="KF915809.1_60013"/>ccttcgaatt ggaggttatg aagttcttag gattgccatc cgacctcatt gctgactaca</text:p>
      <text:p text:style-name="P152"><text:bookmark text:name="KF915809.1_60613"/>ccttcatcaa aacccacttg gggtcaaaac ttggaagttt tgccataatg cgctttacag</text:p>
      <text:p text:style-name="P152"><text:bookmark text:name="KF915809.1_61213"/>gtga</text:p>
      <text:p text:style-name="P70"/>
      <text:p text:style-name="P109"><text:span text:style-name="T73">s</text:span><text:span text:style-name="T72">équence 7,9 : </text:span></text:p>
      <text:p text:style-name="P71"><text:bookmark-start text:name="__DdeLink__16389_127468092"/><text:bookmark-start text:name="__DdeLink__2257_3062245043"/>TCACCAGTAAAGCTCATGAGGGCAAAACTTCCAAGCTTTGAGCCCAAATGAGTTTTAATATAAATGTAGTCATTCACTACACCTCCATCGATTTCTAAATACCTCATCAAAGCCAATTCAAAACTCAAAACAATAGCATCTTGACTAGCGTCGAAAGCCTCATAATCAGACTCTGTGCAAACACCATCAAACCCCTGCTTTATAACCCATTCATTGAGATCATCAATGTTTTTGCATGAGTGTATGTAAAAATTTCTGGGTAGAGCTTCATTCAATTTCTTTTCAATGTACCTCATTGTTGGTGCAAATCTACACAAAACAGCATGATGAAAACACGCAAACGTCTGCCCCGCCTTAGC<text:bookmark-end text:name="__DdeLink__16389_127468092"/><text:bookmark-end text:name="__DdeLink__2257_3062245043"/></text:p>
      <text:p text:style-name="P71"/>
      <text:p text:style-name="P71">score 80-200 rose </text:p>
      <text:p text:style-name="P71">longueur 359 </text:p>
      <text:p text:style-name="P123"><text:span text:style-name="T90">n accession : </text:span><text:a xlink:type="simple" xlink:href="https://blast.ncbi.nlm.nih.gov/Blast.cgi?CMD=Get&amp;RID=9U33M4TX014" office:target-frame-name="lnk9U33M4TX014" xlink:show="replace" text:style-name="Internet_20_link" text:visited-style-name="Visited_20_Internet_20_Link"><text:span text:style-name="T3">9U33M4TX014</text:span></text:a></text:p>
      <text:p text:style-name="P62"/>
      <text:p text:style-name="P99"><text:span text:style-name="T63">% </text:span><text:span text:style-name="T65">d’homologies : 69,53 %</text:span></text:p>
      <text:p text:style-name="P71">avec : Birch carlavirus isolate BpenGer407526_5M</text:p>
      <text:p text:style-name="P123"><text:span text:style-name="T90">n accession seq de référence : </text:span><text:a xlink:type="simple" xlink:href="https://www.ncbi.nlm.nih.gov/nucleotide/MH536506.1?report=genbank&amp;log$=nucltop&amp;blast_rank=1&amp;RID=9U33M4TX014" office:target-frame-name="lnk9U33M4TX014" xlink:show="replace" text:style-name="Internet_20_link" text:visited-style-name="Visited_20_Internet_20_Link"><text:span text:style-name="T59">MH536506.1</text:span></text:a></text:p>
      <text:p text:style-name="P122"><text:span text:style-name="T90">l</text:span><text:span text:style-name="T78">ongueur 8896</text:span></text:p>
      <text:p text:style-name="P71"/>
      <text:p text:style-name="P71">match : 5242 à 5600</text:p>
      <text:p text:style-name="P123"><text:span text:style-name="T90">accession match : </text:span><text:a xlink:type="simple" xlink:href="https://blast.ncbi.nlm.nih.gov/Blast.cgi?CMD=Get&amp;RID=9U3KVZGH114" office:target-frame-name="lnk9U3KVZGH114" xlink:show="replace" text:style-name="Internet_20_link" text:visited-style-name="Visited_20_Internet_20_Link"><text:span text:style-name="T3">9U3KVZGH114</text:span></text:a></text:p>
      <text:p text:style-name="P71"/>
      <text:p text:style-name="P71">séquence de référence : </text:p>
      <text:p text:style-name="P71"><text:bookmark-start text:name="__DdeLink__3465_3062245043"/><text:bookmark text:name="MH536506.1_52211"/><text:soft-page-break/>gcaaaagcg gcacagtcca ttgtctgctt ccaacatgaa</text:p>
      <text:p text:style-name="P152"><text:bookmark text:name="MH536506.1_52811"/>gtgctatgtc gttttgcacc ttacatgagg tacattgaaa agaaattaaa tcaggccctt</text:p>
      <text:p text:style-name="P152"><text:bookmark text:name="MH536506.1_53411"/>ccgaagaatt tctacgtgca tagtggcaaa ggccttgagg aattgaatga ttgggttaaa</text:p>
      <text:p text:style-name="P152"><text:bookmark text:name="MH536506.1_54011"/>gcaggtggtt ttaccggtat gtgcactgaa tcagattatg aagcttttga tgcaagtcaa</text:p>
      <text:p text:style-name="P152"><text:bookmark text:name="MH536506.1_54611"/>gatgaattta tagttgcctt cgagttggct ttaatgaggt tcttaggcct acctaaagat</text:p>
      <text:p text:style-name="P152"><text:bookmark text:name="MH536506.1_55211"/>ttggtggagg attacaagtt catcaagacc catctgggtt ccaaactcgg gagttttgcc</text:p>
      <text:p text:style-name="P152"><text:bookmark text:name="MH536506.1_55811"/>attatgagat tctctgggga a<text:bookmark-end text:name="__DdeLink__3465_3062245043"/></text:p>
      <text:p text:style-name="P71"/>
      <text:p text:style-name="P51">séquence 8,4 : </text:p>
      <text:p text:style-name="P72">mauvais séquençage </text:p>
      <text:p text:style-name="P43"/>
      <text:p text:style-name="P43">séquence 8,8 : </text:p>
      <text:p text:style-name="P72"><text:bookmark-start text:name="__DdeLink__2259_3062245043"/>TCCCCAGTGAAGCTCATGAGGGCAAATGAACCAAGTTTTGAACCAAGATGAGTTTTAAGATAAATGTAGTCATCAATAACCCTCTCATTAACTTCCAAATACTCCATTACAGCCACTTCAAAACTTAGAACCATCGAATCCTGGCTTGCATCAAAAGCCTCATAGTCAGACTCAGTACATTCACCAGTAAAACCCTGCTTAAGCACCCAATTATTCAAATCATCAATATTTTTTCCTGAGTGTATGTAATAATTTTTTGGAAGTACTTCATTTAGTTTTTTTCTCTATGTACCGCATTGTTGGGGCAAATCTACATAGGACAGCGTGGTGAAAACACGCAAACGTTTGCCCCGCCTTAGC<text:bookmark-end text:name="__DdeLink__2259_3062245043"/></text:p>
      <text:p text:style-name="P72"/>
      <text:p text:style-name="P72">score 8-200 rose</text:p>
      <text:p text:style-name="P125"><text:span text:style-name="T91">n accession : </text:span><text:a xlink:type="simple" xlink:href="https://blast.ncbi.nlm.nih.gov/Blast.cgi?CMD=Get&amp;RID=9U3ZXWCY014" office:target-frame-name="lnk9U3ZXWCY014" xlink:show="replace" text:style-name="Internet_20_link" text:visited-style-name="Visited_20_Internet_20_Link"><text:span text:style-name="T3">9U3ZXWCY014</text:span></text:a></text:p>
      <text:p text:style-name="P72">longueur : 360 </text:p>
      <text:p text:style-name="P72"/>
      <text:p text:style-name="P72">% d’homologies : 70,41 %</text:p>
      <text:p text:style-name="P125"><text:span text:style-name="T91">avec </text:span><text:bookmark text:name="deflnDesc_110"/><text:a xlink:type="simple" xlink:href="https://blast.ncbi.nlm.nih.gov/Blast.cgi#alnHdr_971526977" text:style-name="Internet_20_link" text:visited-style-name="Visited_20_Internet_20_Link"><text:span text:style-name="T12">Apple green crinkle associated virus isolate CYD, complete genome</text:span></text:a></text:p>
      <text:p text:style-name="P72">Tymovirales; Betaflexiviridae; Quinvirinae; Foveavirus;</text:p>
      <text:p text:style-name="P72"/>
      <text:p text:style-name="P125"><text:span text:style-name="T91">n accession sequence de référence : </text:span><text:a xlink:type="simple" xlink:href="https://www.ncbi.nlm.nih.gov/nucleotide/KT835289.1?report=genbank&amp;log$=nucltop&amp;blast_rank=1&amp;RID=9U3ZXWCY014" office:target-frame-name="lnk9U3ZXWCY014" xlink:show="replace" text:style-name="Internet_20_link" text:visited-style-name="Visited_20_Internet_20_Link"><text:span text:style-name="T59">KT835289.1</text:span></text:a></text:p>
      <text:p text:style-name="P124"><text:span text:style-name="T91">l</text:span><text:span text:style-name="T78">ongueur : 9266 </text:span></text:p>
      <text:p text:style-name="P72">match : de 5767 à 6125</text:p>
      <text:p text:style-name="P125"><text:span text:style-name="T91">accession match : </text:span><text:a xlink:type="simple" xlink:href="https://blast.ncbi.nlm.nih.gov/Blast.cgi?CMD=Get&amp;RID=9U4DG38J114" office:target-frame-name="lnk9U4DG38J114" xlink:show="replace" text:style-name="Internet_20_link" text:visited-style-name="Visited_20_Internet_20_Link"><text:span text:style-name="T3">9U4DG38J114</text:span></text:a><text:span text:style-name="T17"> </text:span></text:p>
      <text:p text:style-name="P124"><text:span text:style-name="T91">l</text:span><text:span text:style-name="T78">ongueur : 359 </text:span></text:p>
      <text:p text:style-name="P72"/>
      <text:p text:style-name="P72">séquence de référence : </text:p>
      <text:p text:style-name="P72"><text:bookmark text:name="KT835289.1_5761"/>gcga aggcggggca gaccttggcc tgttttcagc attctgtcct gtgtagattt</text:p>
      <text:p text:style-name="P152"><text:bookmark text:name="KT835289.1_5821"/>gccccctaca tgaggtacat tgaggctaaa gttgtggaag tgctacccaa gaatctctac</text:p>
      <text:p text:style-name="P152"><text:bookmark text:name="KT835289.1_5881"/>attcactcag gtaaaaacat tgatgatttg gcagattggg tcaccataaa caaatttaat</text:p>
      <text:p text:style-name="P152"><text:bookmark text:name="KT835289.1_5941"/>ggagtctgca ctgaatctga ctatgaggcc tttgatgcat cacaggatca tttcatatta</text:p>
      <text:p text:style-name="P152"><text:bookmark text:name="KT835289.1_6001"/>gcttttgagc tagaggtcat gaaatatcta ggcctccctc cagacctcat tgccgactac</text:p>
      <text:p text:style-name="P152"><text:bookmark text:name="KT835289.1_6061"/>acattcatca aaacccatct tggttctaag cttgggaatt ttgccataat gaggttcaca</text:p>
      <text:p text:style-name="P152"><text:bookmark text:name="KT835289.1_6121"/>ggtga</text:p>
      <text:p text:style-name="P72"/>
      <text:p text:style-name="P44">séquence 11,1 : </text:p>
      <text:p text:style-name="P73"><text:bookmark-start text:name="__DdeLink__2261_3062245043"/>TCCCCTGTAAAGCTGATGAGGGCAAAGCTTCCGAGTTTTGAGCCCAAATGAGTTTTAATGTATATATAATCATTTATTACGCTCTCATTAATCTCTAAATATCTCATTAAAGCTAACTCAAAACTCAAAACAATAGCATCTTGACTGGCATCAAAAGCTTCATTTAGTTTCTTTTCAATGTATCTCATTGTAGGTGCAAACCTACACAGAACAGCATGATGGAAACACGCCAACGTCTGCCCCGCCTTAGC<text:bookmark-end text:name="__DdeLink__2261_3062245043"/></text:p>
      <text:p text:style-name="P73"/>
      <text:p text:style-name="P73">score : 40-50 (bleu) / 50-80 vert / 80-20 rose </text:p>
      <text:p text:style-name="P126"><text:span text:style-name="T92">accession : </text:span><text:a xlink:type="simple" xlink:href="https://blast.ncbi.nlm.nih.gov/Blast.cgi?CMD=Get&amp;RID=9U4HMSF6014" office:target-frame-name="lnk9U4HMSF6014" xlink:show="replace" text:style-name="Internet_20_link" text:visited-style-name="Visited_20_Internet_20_Link"><text:span text:style-name="T3">9U4HMSF6014</text:span></text:a><text:span text:style-name="T17"> </text:span></text:p>
      <text:p text:style-name="P73">longueur : 251 </text:p>
      <text:p text:style-name="P73"/>
      <text:p text:style-name="P73">% d’homologie : 83,52 %</text:p>
      <text:p text:style-name="P126"><text:span text:style-name="T92">avec</text:span><text:span text:style-name="T80"> Rupestris stem pitting-associated virus clone SH470E.N.6A29 replicase mRNA, partial cds</text:span></text:p>
      <text:p text:style-name="P74">Tymovirales; Betaflexiviridae; Quinvirinae; Foveavirus.</text:p>
      <text:p text:style-name="P126"><text:span text:style-name="T92">n accession : </text:span><text:a xlink:type="simple" xlink:href="https://www.ncbi.nlm.nih.gov/nucleotide/FJ884335.1?report=genbank&amp;log$=nucltop&amp;blast_rank=1&amp;RID=9U4HMSF6014" office:target-frame-name="lnk9U4HMSF6014" xlink:show="replace" text:style-name="Internet_20_link" text:visited-style-name="Visited_20_Internet_20_Link"><text:span text:style-name="T60">FJ884335.1</text:span></text:a></text:p>
      <text:p text:style-name="P73">longueur seq ref : 199 </text:p>
      <text:p text:style-name="P73"/>
      <text:p text:style-name="P73">match 1 à 90 </text:p>
      <text:p text:style-name="P126"><text:span text:style-name="T92">n accession match : </text:span><text:a xlink:type="simple" xlink:href="https://blast.ncbi.nlm.nih.gov/Blast.cgi?CMD=Get&amp;RID=9U4XZJ3E114" office:target-frame-name="lnk9U4XZJ3E114" xlink:show="replace" text:style-name="Internet_20_link" text:visited-style-name="Visited_20_Internet_20_Link"><text:span text:style-name="T3">9U4XZJ3E114</text:span></text:a></text:p>
      <text:p text:style-name="P73"/>
      <text:p text:style-name="P73">seq reference : </text:p>
      <text:p text:style-name="P73">ggggcagacg ttggcgtgtt tccaacatgc agttttggtt cgttttgctc cctacatgag</text:p>
      <text:p text:style-name="P73">gtacattgaa aagaaactca tgcaagcttt</text:p>
      <text:p text:style-name="P73"/>
      <text:p text:style-name="P45">sequence 11,6 :</text:p>
      <text:p text:style-name="P86"><text:bookmark-start text:name="__DdeLink__2263_3062245043"/><text:soft-page-break/>TCCCCTGTGAAGCGGATGAGGGCAAAACCTCCAAGTTTTGAGCCCAAATGAGTTTTAATGTATATATAGTCATTTACCACACTCTCATTAATCTCTAAATATCTCATTAAAGCTAACTCAAAACTCAAAACAATGGCATCCTGACTGGCATCAAAAGCTTCATAATCAGATTCTGTGCAGACACCGTCAAATCCTTGTTTCAGGGCCCACTCATTGAGATCATCAAAGTTTCTGCACGAGTGTATGTAGAAATTTTTAGGTAAGGCTTCATTTAATTTCTTTTCAATGTATCTCATCGTTGGTGCAAACCTACATAGAACAGCATGATGGAAACACGCCAACGTTTGCCCCGCCTTGGC<text:bookmark-end text:name="__DdeLink__2263_3062245043"/></text:p>
      <text:p text:style-name="P86"/>
      <text:p text:style-name="P86">score 80-200 rose </text:p>
      <text:p text:style-name="P86">longueur : 359</text:p>
      <text:p text:style-name="P127"><text:span text:style-name="T93">n accession : </text:span><text:a xlink:type="simple" xlink:href="https://blast.ncbi.nlm.nih.gov/Blast.cgi?CMD=Get&amp;RID=9U528ZGX014" office:target-frame-name="lnk9U528ZGX014" xlink:show="replace" text:style-name="Internet_20_link" text:visited-style-name="Visited_20_Internet_20_Link"><text:span text:style-name="T3">9U528ZGX014</text:span></text:a></text:p>
      <text:p text:style-name="P86"/>
      <text:p text:style-name="P86">% d’homologies : 71,99 %</text:p>
      <text:p text:style-name="P127"><text:span text:style-name="T93">avec </text:span><text:bookmark text:name="deflnDesc_115"/><text:a xlink:type="simple" xlink:href="https://blast.ncbi.nlm.nih.gov/Blast.cgi#alnHdr_387600843" text:style-name="Internet_20_link" text:visited-style-name="Visited_20_Internet_20_Link"><text:span text:style-name="T14">Nerine latent virus isolate Marijiniup 4, complete genome</text:span></text:a></text:p>
      <text:p text:style-name="P75">Tymovirales; Betaflexiviridae; Quinvirinae; Carlavirus</text:p>
      <text:p text:style-name="P127"><text:span text:style-name="T93">n accession : </text:span><text:span text:style-name="T78">JQ395043.1</text:span></text:p>
      <text:p text:style-name="P86">longueur : 8334</text:p>
      <text:p text:style-name="P86"/>
      <text:p text:style-name="P86">match : de 4911 à 5257 </text:p>
      <text:p text:style-name="P127"><text:span text:style-name="T93">n accession match : </text:span><text:a xlink:type="simple" xlink:href="https://blast.ncbi.nlm.nih.gov/Blast.cgi?CMD=Get&amp;RID=9U5K9WZF114" office:target-frame-name="lnk9U5K9WZF114" xlink:show="replace" text:style-name="Internet_20_link" text:visited-style-name="Visited_20_Internet_20_Link"><text:span text:style-name="T3">9U5K9WZF114</text:span></text:a></text:p>
      <text:p text:style-name="P86">longueur match 347 </text:p>
      <text:p text:style-name="P86"/>
      <text:p text:style-name="P86">seq reference : </text:p>
      <text:p text:style-name="P86"><text:bookmark text:name="JQ395043.1_4861"/>caaacgatcc</text:p>
      <text:p text:style-name="P152"><text:bookmark text:name="JQ395043.1_4921"/>tgtgtttcca acatgaggta ctatgtaggt ttgcacccta tgtaaggtac attgagaaaa</text:p>
      <text:p text:style-name="P152"><text:bookmark text:name="JQ395043.1_4981"/>aattaaatga tgctttgcct gcgaagtatt atatacatag tggtaaaaat attgatgatc</text:p>
      <text:p text:style-name="P152"><text:bookmark text:name="JQ395043.1_5041"/>tcaatgactg ggtgaaggac aatgatttct cagggatttg cactgaatcc gattatgaag</text:p>
      <text:p text:style-name="P152"><text:bookmark text:name="JQ395043.1_5101"/>ctttcgatgc atcacaggat cattatataa tggcttttga agttgcgata atgaaatacc</text:p>
      <text:p text:style-name="P152"><text:bookmark text:name="JQ395043.1_5161"/>tcggyttacc aagggactta ataaatgact acatttttat caaaactcac cttggytcga</text:p>
      <text:p text:style-name="P152"><text:bookmark text:name="JQ395043.1_5221"/>aactagggag ttttgcgatc atgcgtttct ccggtga</text:p>
      <text:p text:style-name="P86"/>
      <text:p text:style-name="P46">seq 11,10 :</text:p>
      <text:p text:style-name="P87"><text:bookmark-start text:name="__DdeLink__2265_3062245043"/>TCCCCTGTGAAGCGGATGAGGGCAAAACTTCCGAGTTTTGAGCCCAGATGAGTTTTGATGTATATATAGTCATTTACCACACCCTCATCAATCTCTAAATATCTCATTAAGGCTAATTCAAAACTCAAAACAATAGCATCTTGACTCGCATCAAAAGCTTCATAATCAGATTCTGTGCAAACACCATCAAATCCTTGTTTTAAGACCCACTCATTGAGATCATCAAAGTTTTTACACGAGTGTATGTAAAAATTTTTAGGCAAGGCTTCATTCAGTTTCTTTTCAATGTATCGCATTGTTGGCGCAAACCTACACAGAACAGCATGATGAAAACACGCCAGCGTCTGCCCCGCCTTAGC<text:bookmark-end text:name="__DdeLink__2265_3062245043"/></text:p>
      <text:p text:style-name="P87"/>
      <text:p text:style-name="P87">score 80-200 rose</text:p>
      <text:p text:style-name="P87">longueur : 359 </text:p>
      <text:p text:style-name="P128"><text:span text:style-name="T94">n accession </text:span><text:a xlink:type="simple" xlink:href="https://blast.ncbi.nlm.nih.gov/Blast.cgi?CMD=Get&amp;RID=9U70Y0PU015" office:target-frame-name="lnk9U70Y0PU015" xlink:show="replace" text:style-name="Internet_20_link" text:visited-style-name="Visited_20_Internet_20_Link"><text:span text:style-name="T3">9U70Y0PU015</text:span></text:a></text:p>
      <text:p text:style-name="P63"/>
      <text:p text:style-name="P87">% d’homologies : 71,43 %</text:p>
      <text:p text:style-name="P128"><text:span text:style-name="T52">avec </text:span><text:bookmark text:name="deflnDesc_116"/><text:a xlink:type="simple" xlink:href="https://blast.ncbi.nlm.nih.gov/Blast.cgi#alnHdr_1390310155" text:style-name="Internet_20_link" text:visited-style-name="Visited_20_Internet_20_Link"><text:span text:style-name="T28">Potato virus S isolate Co-1, complete genome</text:span></text:a></text:p>
      <text:p text:style-name="P16"><text:span text:style-name="T124"><text:s/></text:span><text:span text:style-name="T104">Tymovirales; Betaflexiviridae; Quinvirinae; Carlavirus.</text:span></text:p>
      <text:p text:style-name="P128"><text:span text:style-name="T94">n accession seq de ref </text:span><text:a xlink:type="simple" xlink:href="https://www.ncbi.nlm.nih.gov/nucleotide/MF418035.1?report=genbank&amp;log$=nuclalign&amp;blast_rank=1&amp;RID=9U70Y0PU015" office:target-frame-name="lnk9U70Y0PU015" xlink:show="replace" text:style-name="Internet_20_link" text:visited-style-name="Visited_20_Internet_20_Link"><text:span text:style-name="T15">MF418035.1</text:span></text:a></text:p>
      <text:p text:style-name="P87">longueur : 8453</text:p>
      <text:p text:style-name="P87"/>
      <text:p text:style-name="P87">match de 5156 à 5505 </text:p>
      <text:p text:style-name="P87">longueur match 350</text:p>
      <text:p text:style-name="P128"><text:span text:style-name="T94">accession match </text:span><text:a xlink:type="simple" xlink:href="https://blast.ncbi.nlm.nih.gov/Blast.cgi?CMD=Get&amp;RID=9U7A75R5114" office:target-frame-name="lnk9U7A75R5114" xlink:show="replace" text:style-name="Internet_20_link" text:visited-style-name="Visited_20_Internet_20_Link"><text:span text:style-name="T3">9U7A75R5114</text:span></text:a></text:p>
      <text:p text:style-name="P87"/>
      <text:p text:style-name="P87"/>
      <text:p text:style-name="P87">seq de référence :</text:p>
      <text:p text:style-name="P87"><text:bookmark text:name="MF418035.1_5101"/>gcgaa</text:p>
      <text:p text:style-name="P152"><text:bookmark text:name="MF418035.1_5161"/>agcagcgcag acaatcgtct gttttcaaca cagcgttctg tgtcgcttcg caccatacat</text:p>
      <text:p text:style-name="P152"><text:bookmark text:name="MF418035.1_5221"/>gaggtatatc gagaagaaac tcaatgaggt gttgcctgct aagttttaca ttcattcggg</text:p>
      <text:p text:style-name="P152"><text:bookmark text:name="MF418035.1_5281"/>caaaggttta gaggagctga acaagtgggt catagaatcc aaatttgtgg gggtgtgcac</text:p>
      <text:p text:style-name="P152"><text:bookmark text:name="MF418035.1_5341"/>agaatctgac tatgaagctt ttgatgctag tcaggatcaa tacatagtgg cgtttgagct</text:p>
      <text:p text:style-name="P152"><text:bookmark text:name="MF418035.1_5401"/>ggccttaatg cgatatctag gcttgccaaa tgatcttata gaagactaca agtacatcaa</text:p>
      <text:p text:style-name="P152"><text:bookmark text:name="MF418035.1_5461"/>aactcatctg gggtccaaat tggggaattt cgccataatg cgctt</text:p>
      <text:p text:style-name="P87"/>
      <text:p text:style-name="P87"/>
      <text:p text:style-name="P47">sequence 12,4 : </text:p>
      <text:p text:style-name="P88"><text:bookmark-start text:name="__DdeLink__2267_3062245043"/>TCTCCTGTAAAGCGCATGAGGGCGAAACTTCCAAGTTTTGAGCCCAAATGAGTTTTAACGTAAATGTAATCATTTACCACACTTTCATTAATTTCTAAATACCTCATTAAGGCCAACTCAAAACTCAGAACGATAGCATCTTGACTGGCATCAAAGGCCTCATAATCGGATTCTGTGCAGACACCATCAAATCCTTGTTTTATAACCCACTCATTGAGATCATCGATGTTTTTGCATGAGTGTATGTAAAAATTTTTGGGTAAA<text:soft-page-break/>GCTTCATTGAGTTTTTTTTCAATGTACCTCATTGTTGGCGCAAACCTACATAAAACAGCGTGATGAAAACACGCAAGCGTTTGCCCCGCCTTAGC<text:bookmark-end text:name="__DdeLink__2267_3062245043"/></text:p>
      <text:p text:style-name="P88">score 80-200 rose</text:p>
      <text:p text:style-name="P88">longueur 359</text:p>
      <text:p text:style-name="P129"><text:span text:style-name="T95">accession : </text:span><text:a xlink:type="simple" xlink:href="https://blast.ncbi.nlm.nih.gov/Blast.cgi?CMD=Get&amp;RID=9U7GG5XV015" office:target-frame-name="lnk9U7GG5XV015" xlink:show="replace" text:style-name="Internet_20_link" text:visited-style-name="Visited_20_Internet_20_Link"><text:span text:style-name="T3">9U7GG5XV015</text:span></text:a></text:p>
      <text:p text:style-name="P88"/>
      <text:p text:style-name="P88">% d’homologies : 69,34 %</text:p>
      <text:p text:style-name="P129"><text:span text:style-name="T95">avec </text:span><text:span text:style-name="T79">Apple stem pitting virus isolate PM8, complete genome</text:span></text:p>
      <text:p text:style-name="P76">Tymovirales; Betaflexiviridae; Quinvirinae; Foveavirus.</text:p>
      <text:p text:style-name="P76"/>
      <text:p text:style-name="P129"><text:span text:style-name="T81">accession seq ref : </text:span><text:span text:style-name="T79"> </text:span><text:a xlink:type="simple" xlink:href="https://www.ncbi.nlm.nih.gov/nucleotide/KF319056.1?report=genbank&amp;log$=nuclalign&amp;blast_rank=1&amp;RID=9U7GG5XV015" office:target-frame-name="lnk9U7GG5XV015" xlink:show="replace" text:style-name="Internet_20_link" text:visited-style-name="Visited_20_Internet_20_Link"><text:span text:style-name="T16">KF319056.1</text:span></text:a></text:p>
      <text:p text:style-name="P12">longueur 9284</text:p>
      <text:p text:style-name="P77"/>
      <text:p text:style-name="P77">match de 5782 à 6140</text:p>
      <text:p text:style-name="P131"><text:span text:style-name="T82">ref du match : </text:span><text:a xlink:type="simple" xlink:href="https://blast.ncbi.nlm.nih.gov/Blast.cgi?CMD=Get&amp;RID=9U7Z8X76114" office:target-frame-name="lnk9U7Z8X76114" xlink:show="replace" text:style-name="Internet_20_link" text:visited-style-name="Visited_20_Internet_20_Link"><text:span text:style-name="T6">9U7Z8X76114</text:span></text:a></text:p>
      <text:p text:style-name="P130"><text:span text:style-name="T82">t</text:span><text:span text:style-name="T79">aille du match : 359</text:span></text:p>
      <text:p text:style-name="P77"/>
      <text:p text:style-name="P77">seq de ref : </text:p>
      <text:p text:style-name="P77"><text:bookmark text:name="KF319056.1_5761"/>gctaaggct ggacaaactc tagcttgctt tcaacatgca</text:p>
      <text:p text:style-name="P152"><text:bookmark text:name="KF319056.1_5821"/>gtcctgtgta gatttgctcc ctacatgagg tacattgaag ccaaggtctt tgaggttctg</text:p>
      <text:p text:style-name="P152"><text:bookmark text:name="KF319056.1_5881"/>ccaaaaaatc tttacattca ttcagggaaa aatattgatg acttggctga gtgggtcact</text:p>
      <text:p text:style-name="P152"><text:bookmark text:name="KF319056.1_5941"/>gctcacaaat tcaatggtgt gtgtacagag tcagactatg aagcatttga tgcctcacaa</text:p>
      <text:p text:style-name="P152"><text:bookmark text:name="KF319056.1_6001"/>gatcatttca tccttgcttt tgagctggaa gttatgaagt tcttggaatt gccacctgac</text:p>
      <text:p text:style-name="P152"><text:bookmark text:name="KF319056.1_6061"/>ttaattgcag attacacttt tatcaaaact cacttgggat ccaagcttgg gagttttgcc</text:p>
      <text:p text:style-name="P152"><text:bookmark text:name="KF319056.1_6121"/>ataatgcgat ttacaggtga</text:p>
      <text:p text:style-name="P152"/>
      <text:p text:style-name="P190">séquence 12,9 : </text:p>
      <text:p text:style-name="P154"/>
      <text:p text:style-name="P78"><text:bookmark-start text:name="__DdeLink__2269_3062245043"/>TCCCCTGTGAAGCTCATGAGGGCAAAACTTCCGAGCTTTGAGCCTAAATGCGTTTTAATATAGACGTAGTCATTTATCACATTCTCATTAATTTCCAGATATCTCATTAAGGCTAACTCAAAACTCAGGACTATAGCATCTTGACTTGCATCAAAAGCTTCATAGTCAGATTCTGTGCAAACCCCTTCAAACTTTTGCTTCATAACCCACTCATTAAGATCGTCAATGTTCTTGCAGGAGTGTATATAAAAGTTCTTGGGTAGAGCCTCATTTAGTTTTTTTTCAATATATCTCATTGCTGGTGCGAATCTACATAAGACTGCATGGTGAAAACACGCAAACGTTTGCCCCGCCTTGGC<text:bookmark-end text:name="__DdeLink__2269_3062245043"/></text:p>
      <text:p text:style-name="P78"/>
      <text:p text:style-name="P79">score 80-200 rose</text:p>
      <text:p text:style-name="P79">long = 359</text:p>
      <text:p text:style-name="P133"><text:span text:style-name="T83">n accession : </text:span><text:a xlink:type="simple" xlink:href="https://blast.ncbi.nlm.nih.gov/Blast.cgi?CMD=Get&amp;RID=9U85K7GK014" office:target-frame-name="lnk9U85K7GK014" xlink:show="replace" text:style-name="Internet_20_link" text:visited-style-name="Visited_20_Internet_20_Link"><text:span text:style-name="T6">9U85K7GK014</text:span></text:a></text:p>
      <text:p text:style-name="P79"/>
      <text:p text:style-name="P79">% d’homologies : 71,12%</text:p>
      <text:p text:style-name="P133"><text:span text:style-name="T83">avec </text:span><text:bookmark text:name="deflnDesc_118"/><text:a xlink:type="simple" xlink:href="https://blast.ncbi.nlm.nih.gov/Blast.cgi#alnHdr_387600850" text:style-name="Internet_20_link" text:visited-style-name="Visited_20_Internet_20_Link"><text:span text:style-name="T14">Nerine latent virus isolate Marijiniup 5, complete genome</text:span></text:a></text:p>
      <text:p text:style-name="P79">Tymovirales; Betaflexiviridae; Quinvirinae; Carlavirus.</text:p>
      <text:p text:style-name="P133"><text:span text:style-name="T83">n accession seq de référence : </text:span><text:span text:style-name="T79">JQ395044.1</text:span></text:p>
      <text:p text:style-name="P132"><text:span text:style-name="T83">l</text:span><text:span text:style-name="T79">ong=8332</text:span></text:p>
      <text:p text:style-name="P79">match : </text:p>
      <text:p text:style-name="P133"><text:span text:style-name="T83">accession du match : </text:span><text:a xlink:type="simple" xlink:href="https://blast.ncbi.nlm.nih.gov/Blast.cgi?CMD=Get&amp;RID=9U8F5041114" office:target-frame-name="lnk9U8F5041114" xlink:show="replace" text:style-name="Internet_20_link" text:visited-style-name="Visited_20_Internet_20_Link"><text:span text:style-name="T6">9U8F5041114</text:span></text:a></text:p>
      <text:p text:style-name="P79">longueur match : 326</text:p>
      <text:p text:style-name="P79">de 4922 à 5247 </text:p>
      <text:p text:style-name="P79"/>
      <text:p text:style-name="P79">séquence référence : </text:p>
      <text:p text:style-name="P79"><text:bookmark text:name="JQ395044.1_4921"/>tgtttccaa catgaggtac tttgcagatt tgcaccttat gtacgataca tagagaaaaa</text:p>
      <text:p text:style-name="P152"><text:bookmark text:name="JQ395044.1_4981"/>acttaatgat gctttaccag caaagtatta tatccacagc ggaaagaata ttgatgatct</text:p>
      <text:p text:style-name="P152"><text:bookmark text:name="JQ395044.1_5041"/>taatgattgg gtcaaggcta acgacttctc cggagtttgc actgaatctg attatgaagc</text:p>
      <text:p text:style-name="P152"><text:bookmark text:name="JQ395044.1_5101"/>ctttgacgca tcacaagatc attatatcat ggctttcgag gtcgcagtaa tgaaatacct</text:p>
      <text:p text:style-name="P152"><text:bookmark text:name="JQ395044.1_5161"/>cggtcttcca agggacctgg tgaatgacta catctttatt aaaacgcacc taggttctaa</text:p>
      <text:p text:style-name="P152"><text:bookmark text:name="JQ395044.1_5221"/>actcggaagc ttcgccatca tgaggtt</text:p>
      <text:p text:style-name="P79"/>
      <text:p text:style-name="P48">séquence 13,1 :</text:p>
      <text:p text:style-name="P80"><text:bookmark-start text:name="__DdeLink__2272_3062245043"/><text:bookmark-start text:name="__DdeLink__4106_887038440"/>TCTCCTGTGAAGCGCATGAGGGCGAAACTCCCAAGTTTTGAGCCCAAATGAGTTTTGATGTAGATGTAATCATTCACCACACTCCCATTAATTTCTAAATATCTCATTAAAGCCAATTCGAAACTCAAAACAATGGCACCTTGACTGGCATCAAAAGCTTCATAATCAGATTCCGTGCAGACACCATCAAATCCCTGTTTTGTAACCCACTCATTGAGATCATCGATGTTTTTGCATGAGTGTATGTAGAAATTCTTAGGTAAGGCTTCGTTTAGTTTCTTCTCAATGTACCTCATTGTTGGCGCAAACCGACACAAAACGGCATGATGAAAGCACGCAAACGTCTGCCCCGCCTTAGC<text:bookmark-end text:name="__DdeLink__2272_3062245043"/><text:bookmark-end text:name="__DdeLink__4106_887038440"/></text:p>
      <text:p text:style-name="P80"/>
      <text:p text:style-name="P80">score 80-200 rose / 40-50 bleu</text:p>
      <text:p text:style-name="P80">longueur 359</text:p>
      <text:p text:style-name="P135"><text:soft-page-break/><text:span text:style-name="T84">n accession </text:span><text:a xlink:type="simple" xlink:href="https://blast.ncbi.nlm.nih.gov/Blast.cgi?CMD=Get&amp;RID=9U8KYUGA015" office:target-frame-name="lnk9U8KYUGA015" xlink:show="replace" text:style-name="Internet_20_link" text:visited-style-name="Visited_20_Internet_20_Link"><text:span text:style-name="T6">9U8KYUGA015</text:span></text:a></text:p>
      <text:p text:style-name="P80"/>
      <text:p text:style-name="P80">% d’homologies 70,88 %</text:p>
      <text:p text:style-name="P135"><text:span text:style-name="T84">avec </text:span><text:bookmark text:name="deflnDesc_119"/><text:a xlink:type="simple" xlink:href="https://blast.ncbi.nlm.nih.gov/Blast.cgi#alnHdr_1586080965" text:style-name="Internet_20_link" text:visited-style-name="Visited_20_Internet_20_Link"><text:span text:style-name="T14">Birch carlavirus isolate BpenGer407526_5M, complete genome</text:span></text:a></text:p>
      <text:p text:style-name="P80">Betaflexiviridae; Quinvirinae; Carlavirus;</text:p>
      <text:p text:style-name="P80"/>
      <text:p text:style-name="P135"><text:span text:style-name="T84">n accession seq de ref : </text:span><text:a xlink:type="simple" xlink:href="https://www.ncbi.nlm.nih.gov/nucleotide/MH536506.1?report=genbank&amp;log$=nucltop&amp;blast_rank=1&amp;RID=9U8KYUGA015" office:target-frame-name="lnk9U8KYUGA015" xlink:show="replace" text:style-name="Internet_20_link" text:visited-style-name="Visited_20_Internet_20_Link"><text:span text:style-name="T61">MH536506.1</text:span></text:a></text:p>
      <text:p text:style-name="P80">longueur 8896</text:p>
      <text:p text:style-name="P80"/>
      <text:p text:style-name="P80">match de 5242 à 5600 </text:p>
      <text:p text:style-name="P135"><text:span text:style-name="T84">n accession match </text:span><text:a xlink:type="simple" xlink:href="https://blast.ncbi.nlm.nih.gov/Blast.cgi?CMD=Get&amp;RID=9U8X82S5114" office:target-frame-name="lnk9U8X82S5114" xlink:show="replace" text:style-name="Internet_20_link" text:visited-style-name="Visited_20_Internet_20_Link"><text:span text:style-name="T6">9U8X82S5114</text:span></text:a></text:p>
      <text:p text:style-name="P80">longueur match 359</text:p>
      <text:p text:style-name="P80"/>
      <text:p text:style-name="P80">seq de référence </text:p>
      <text:p text:style-name="P80"><text:bookmark-start text:name="__DdeLink__3474_3062245043"/><text:bookmark text:name="MH536506.1_52212"/>gcaaaagcg gcacagtcca ttgtctgctt ccaacatgaa</text:p>
      <text:p text:style-name="P152"><text:bookmark text:name="MH536506.1_52812"/>gtgctatgtc gttttgcacc ttacatgagg tacattgaaa agaaattaaa tcaggccctt</text:p>
      <text:p text:style-name="P152"><text:bookmark text:name="MH536506.1_53412"/>ccgaagaatt tctacgtgca tagtggcaaa ggccttgagg aattgaatga ttgggttaaa</text:p>
      <text:p text:style-name="P152"><text:bookmark text:name="MH536506.1_54012"/>gcaggtggtt ttaccggtat gtgcactgaa tcagattatg aagcttttga tgcaagtcaa</text:p>
      <text:p text:style-name="P152"><text:bookmark text:name="MH536506.1_54612"/>gatgaattta tagttgcctt cgagttggct ttaatgaggt tcttaggcct acctaaagat</text:p>
      <text:p text:style-name="P152"><text:bookmark text:name="MH536506.1_55212"/>ttggtggagg attacaagtt catcaagacc catctgggtt ccaaactcgg gagttttgcc</text:p>
      <text:p text:style-name="P152"><text:bookmark text:name="MH536506.1_55812"/>attatgagat tctctgggga<text:bookmark-end text:name="__DdeLink__3474_3062245043"/></text:p>
      <text:p text:style-name="P48"/>
      <text:p text:style-name="P48">séquence 13,2 : </text:p>
      <text:p text:style-name="P80"><text:bookmark-start text:name="__DdeLink__2274_3062245043"/><text:bookmark-start text:name="__DdeLink__4108_887038440"/>TCACCTGTAAAGCTGATGAGGGCGAAACTCCCAAGTTTTGAGCCCAAATGAGTTTTGATGTAGATGTAATCATTCACCACACTCTCATTAATTTCTAAATATCTCATTAAAGCCAATTCGAAACTCAAAACAATGGCATCTTGACTGGCATCAAAAGCTTCATAATCAGATTCCGTGCAGACACCATCAAATCCCTGTTTTGTAACCCACTCATTGAGATCATCGATGTTTTTGCATGAGTGTATGTAGAAATTCTTAGGTAAGGCTTCGTTTAGTTTCTTCTCAATGTACCTCATTGTTGGCGCAAACCGACACAAAACGGCATGATGAAAGCATGCCAACGTTTGCCCCGCCTTGGC<text:bookmark-end text:name="__DdeLink__2274_3062245043"/><text:bookmark-end text:name="__DdeLink__4108_887038440"/></text:p>
      <text:p text:style-name="P80"/>
      <text:p text:style-name="P80">score 80-200 rose</text:p>
      <text:p text:style-name="P80">longueur 359 </text:p>
      <text:p text:style-name="P135"><text:span text:style-name="T84">n accession </text:span><text:a xlink:type="simple" xlink:href="https://blast.ncbi.nlm.nih.gov/Blast.cgi?CMD=Get&amp;RID=9U91JXTN014" office:target-frame-name="lnk9U91JXTN014" xlink:show="replace" text:style-name="Internet_20_link" text:visited-style-name="Visited_20_Internet_20_Link"><text:span text:style-name="T6">9U91JXTN014</text:span></text:a></text:p>
      <text:p text:style-name="P64"/>
      <text:p text:style-name="P135"><text:span text:style-name="T6">%</text:span><text:span text:style-name="T7"> d’homologies 72,21 %</text:span></text:p>
      <text:p text:style-name="P135"><text:span text:style-name="T45">avec </text:span><text:bookmark text:name="deflnDesc_120"/><text:a xlink:type="simple" xlink:href="https://blast.ncbi.nlm.nih.gov/Blast.cgi#alnHdr_1586080965" text:style-name="Internet_20_link" text:visited-style-name="Visited_20_Internet_20_Link"><text:span text:style-name="T30">Birch carlavirus isolate BpenGer407526_5M, complete genome</text:span></text:a></text:p>
      <text:p text:style-name="P30">Tymovirales; Betaflexiviridae; Quinvirinae; Carlavirus;</text:p>
      <text:p text:style-name="P65"/>
      <text:p text:style-name="P135"><text:span text:style-name="T84">n accession seq de référence : </text:span><text:a xlink:type="simple" xlink:href="https://www.ncbi.nlm.nih.gov/nucleotide/MH536506.1?report=genbank&amp;log$=nucltop&amp;blast_rank=1&amp;RID=9U91JXTN014" office:target-frame-name="lnk9U91JXTN014" xlink:show="replace" text:style-name="Internet_20_link" text:visited-style-name="Visited_20_Internet_20_Link"><text:span text:style-name="T61">MH536506.1</text:span></text:a></text:p>
      <text:p text:style-name="P15">longueur 8896</text:p>
      <text:p text:style-name="P80"/>
      <text:p text:style-name="P80">match de 5266 à 5591</text:p>
      <text:p text:style-name="P135"><text:span text:style-name="T84">accession match : </text:span><text:a xlink:type="simple" xlink:href="https://blast.ncbi.nlm.nih.gov/Blast.cgi?CMD=Get&amp;RID=9U9EFWDU114" office:target-frame-name="lnk9U9EFWDU114" xlink:show="replace" text:style-name="Internet_20_link" text:visited-style-name="Visited_20_Internet_20_Link"><text:span text:style-name="T6">9U9EFWDU114</text:span></text:a></text:p>
      <text:p text:style-name="P134"><text:span text:style-name="T84">l</text:span><text:span text:style-name="T79">ongueur match 326</text:span></text:p>
      <text:p text:style-name="P80"/>
      <text:p text:style-name="P80">seq de référence : </text:p>
      <text:p text:style-name="P80"><text:bookmark text:name="MH536506.1_52213"/>tgctt ccaacatgaa</text:p>
      <text:p text:style-name="P152"><text:bookmark text:name="MH536506.1_52813"/>gtgctatgtc gttttgcacc ttacatgagg tacattgaaa agaaattaaa tcaggccctt</text:p>
      <text:p text:style-name="P152"><text:bookmark text:name="MH536506.1_53413"/>ccgaagaatt tctacgtgca tagtggcaaa ggccttgagg aattgaatga ttgggttaaa</text:p>
      <text:p text:style-name="P152"><text:bookmark text:name="MH536506.1_54013"/>gcaggtggtt ttaccggtat gtgcactgaa tcagattatg aagcttttga tgcaagtcaa</text:p>
      <text:p text:style-name="P152"><text:bookmark text:name="MH536506.1_54613"/>gatgaattta tagttgcctt cgagttggct ttaatgaggt tcttaggcct acctaaagat</text:p>
      <text:p text:style-name="P152"><text:bookmark text:name="MH536506.1_55213"/>ttggtggagg attacaagtt catcaagacc catctgggtt ccaaactcgg gagttttgcc</text:p>
      <text:p text:style-name="P152"><text:bookmark text:name="MH536506.1_55813"/>attatgagat t</text:p>
      <text:p text:style-name="P80"/>
      <text:p text:style-name="P49">séquence 14,2 :</text:p>
      <text:p text:style-name="P81"><text:bookmark-start text:name="__DdeLink__2276_3062245043"/><text:bookmark-start text:name="__DdeLink__4110_887038440"/>TCACCAGTGAAGCTCATGAGGGCGAAGTTCCCAAGTTTTGAGCCCAGATGTGTTTTGATATAAATGTAATCATTCACCACACTTTCATTAATTTCTAAATATCTCATTAAAGCCAATTCAAAACTCAAAACAATGGCATCTTGACTTGCATCAAAGGCTTCATAATCAGATTCTGTGCAGACACCATCAAATTTCTGATTTATAACCCATTCATTGAGATCGTCAATGTTCTTGCATGAATGTATATAGAAATTTTTGGGTAGAGCTTCATTTAACTTCTTCTCAATGTACCTCATTGTTGGTGCAAATCTGCACAAAACAGCATGATGAAAACACGCAAGCGTCTGCCCCGCCTTGGC<text:bookmark-end text:name="__DdeLink__2276_3062245043"/><text:bookmark-end text:name="__DdeLink__4110_887038440"/></text:p>
      <text:p text:style-name="P81"/>
      <text:p text:style-name="P81">score 80-200 rose </text:p>
      <text:p text:style-name="P81">long=359</text:p>
      <text:p text:style-name="P136"><text:span text:style-name="T85">n accession : </text:span><text:a xlink:type="simple" xlink:href="https://blast.ncbi.nlm.nih.gov/Blast.cgi?CMD=Get&amp;RID=9U9MCV77014" office:target-frame-name="lnk9U9MCV77014" xlink:show="replace" text:style-name="Internet_20_link" text:visited-style-name="Visited_20_Internet_20_Link"><text:span text:style-name="T6">9U9MCV77014</text:span></text:a></text:p>
      <text:p text:style-name="P81"/>
      <text:p text:style-name="P81">% d’homologies 70,08 %</text:p>
      <text:p text:style-name="P136"><text:span text:style-name="T85">avec </text:span><text:bookmark text:name="deflnDesc_121"/><text:a xlink:type="simple" xlink:href="https://blast.ncbi.nlm.nih.gov/Blast.cgi#alnHdr_1586080965" text:style-name="Internet_20_link" text:visited-style-name="Visited_20_Internet_20_Link"><text:span text:style-name="T14">Birch carlavirus isolate BpenGer407526_5M, complete genome</text:span></text:a></text:p>
      <text:p text:style-name="P59"><text:soft-page-break/>carlavirus </text:p>
      <text:p text:style-name="P136"><text:span text:style-name="T85">n accession séquence de référence </text:span><text:a xlink:type="simple" xlink:href="https://www.ncbi.nlm.nih.gov/nucleotide/MH536506.1?report=genbank&amp;log$=nucltop&amp;blast_rank=1&amp;RID=9U9MCV77014" office:target-frame-name="lnk9U9MCV77014" xlink:show="replace" text:style-name="Internet_20_link" text:visited-style-name="Visited_20_Internet_20_Link"><text:span text:style-name="T61">MH536506.1</text:span></text:a></text:p>
      <text:p text:style-name="P81">longueur : 8896</text:p>
      <text:p text:style-name="P81">match de 5242 à 5600 </text:p>
      <text:p text:style-name="P81">longueur match 359</text:p>
      <text:p text:style-name="P136"><text:span text:style-name="T85">n accession match : </text:span><text:a xlink:type="simple" xlink:href="https://blast.ncbi.nlm.nih.gov/Blast.cgi?CMD=Get&amp;RID=9U9WM26C114" office:target-frame-name="lnk9U9WM26C114" xlink:show="replace" text:style-name="Internet_20_link" text:visited-style-name="Visited_20_Internet_20_Link"><text:span text:style-name="T6">9U9WM26C114</text:span></text:a></text:p>
      <text:p text:style-name="P81"/>
      <text:p text:style-name="P81">séquence de référence : </text:p>
      <text:p text:style-name="P81"><text:bookmark text:name="MH536506.1_52214"/>gcaaaagcg gcacagtcca ttgtctgctt ccaacatgaa</text:p>
      <text:p text:style-name="P152"><text:bookmark text:name="MH536506.1_52814"/>gtgctatgtc gttttgcacc ttacatgagg tacattgaaa agaaattaaa tcaggccctt</text:p>
      <text:p text:style-name="P152"><text:bookmark text:name="MH536506.1_53414"/>ccgaagaatt tctacgtgca tagtggcaaa ggccttgagg aattgaatga ttgggttaaa</text:p>
      <text:p text:style-name="P152"><text:bookmark text:name="MH536506.1_54014"/>gcaggtggtt ttaccggtat gtgcactgaa tcagattatg aagcttttga tgcaagtcaa</text:p>
      <text:p text:style-name="P152"><text:bookmark text:name="MH536506.1_54614"/>gatgaattta tagttgcctt cgagttggct ttaatgaggt tcttaggcct acctaaagat</text:p>
      <text:p text:style-name="P152"><text:bookmark text:name="MH536506.1_55214"/>ttggtggagg attacaagtt catcaagacc catctgggtt ccaaactcgg gagttttgcc</text:p>
      <text:p text:style-name="P152"><text:bookmark text:name="MH536506.1_55814"/>attatgagat tctctgggga</text:p>
      <text:p text:style-name="P81"/>
      <text:p text:style-name="P50">séquence 14,4 : </text:p>
      <text:p text:style-name="P82"><text:bookmark-start text:name="__DdeLink__2278_3062245043"/><text:bookmark-start text:name="__DdeLink__4112_887038440"/>TCCCCTGTGAAGCGGATGAGGGCAAAGCTCCCAAGTTTTGAGCCCAGATGTGTTTTGATATAAATGTAATCATTCACCACACTTTCATTAATTTCTAAATATCTCATTAAAGCCAATCCAAAACTCAAAACAATGGCATCTTGACTTGCATCAAAAGCTTCATAATCAGATTCTGTGCAAACACCATCAAATTTCTGATTTATAACCCATTCATTGAGATCGTCAATGTTCTTGCATGAATGTATATAGAAATTTTTGGGTAGAGCTTCATTTAACTTCTTCTCAATGTACCTCATTGTTGGTGCAAATCTGCACAAAACAGCATGATGAAAACACGCCAACGTCTGCCCCGCCTTGGC<text:bookmark-end text:name="__DdeLink__2278_3062245043"/><text:bookmark-end text:name="__DdeLink__4112_887038440"/></text:p>
      <text:p text:style-name="P82"/>
      <text:p text:style-name="P82">score 80-200 rose </text:p>
      <text:p text:style-name="P82">long = 359</text:p>
      <text:p text:style-name="P138"><text:span text:style-name="T86">n accession </text:span><text:a xlink:type="simple" xlink:href="https://blast.ncbi.nlm.nih.gov/Blast.cgi?CMD=Get&amp;RID=9UA1AU17015" office:target-frame-name="lnk9UA1AU17015" xlink:show="replace" text:style-name="Internet_20_link" text:visited-style-name="Visited_20_Internet_20_Link"><text:span text:style-name="T6">9UA1AU17015</text:span></text:a></text:p>
      <text:p text:style-name="P82"/>
      <text:p text:style-name="P82">% d’homologies 71,97 %</text:p>
      <text:p text:style-name="P138"><text:span text:style-name="T86">avec </text:span><text:span text:style-name="T79">Birch carlavirus isolate BpenGer407526_5M, complete genome</text:span></text:p>
      <text:p text:style-name="P138"><text:span text:style-name="T86">n accession : </text:span><text:a xlink:type="simple" xlink:href="https://www.ncbi.nlm.nih.gov/nucleotide/MH536506.1?report=genbank&amp;log$=nucltop&amp;blast_rank=1&amp;RID=9UA1AU17015" office:target-frame-name="lnk9UA1AU17015" xlink:show="replace" text:style-name="Internet_20_link" text:visited-style-name="Visited_20_Internet_20_Link"><text:span text:style-name="T61">MH536506.1</text:span></text:a></text:p>
      <text:p text:style-name="P82">longueur 8896 </text:p>
      <text:p text:style-name="P82"/>
      <text:p text:style-name="P82">match de 5293 à 5600 </text:p>
      <text:p text:style-name="P138"><text:span text:style-name="T86">accession match </text:span><text:a xlink:type="simple" xlink:href="https://blast.ncbi.nlm.nih.gov/Blast.cgi?CMD=Get&amp;RID=9UA9DGC5114" office:target-frame-name="lnk9UA9DGC5114" xlink:show="replace" text:style-name="Internet_20_link" text:visited-style-name="Visited_20_Internet_20_Link"><text:span text:style-name="T6">9UA9DGC5114</text:span></text:a></text:p>
      <text:p text:style-name="P137"><text:span text:style-name="T86">l</text:span><text:span text:style-name="T79">ongueur match 308</text:span></text:p>
      <text:p text:style-name="P82"/>
      <text:p text:style-name="P82">séquence de référence </text:p>
      <text:p text:style-name="P82"><text:bookmark text:name="MH536506.1_52815"/>tttgcacc ttacatgagg tacattgaaa agaaattaaa tcaggccctt</text:p>
      <text:p text:style-name="P152"><text:bookmark text:name="MH536506.1_53415"/>ccgaagaatt tctacgtgca tagtggcaaa ggccttgagg aattgaatga ttgggttaaa</text:p>
      <text:p text:style-name="P152"><text:bookmark text:name="MH536506.1_54015"/>gcaggtggtt ttaccggtat gtgcactgaa tcagattatg aagcttttga tgcaagtcaa</text:p>
      <text:p text:style-name="P152"><text:bookmark text:name="MH536506.1_54615"/>gatgaattta tagttgcctt cgagttggct ttaatgaggt tcttaggcct acctaaagat</text:p>
      <text:p text:style-name="P152"><text:bookmark text:name="MH536506.1_55215"/>ttggtggagg attacaagtt catcaagacc catctgggtt ccaaactcgg gagttttgcc</text:p>
      <text:p text:style-name="P152"><text:bookmark text:name="MH536506.1_55815"/>attatgagat tctctgggga</text:p>
      <text:p text:style-name="P82"/>
      <text:p text:style-name="P52">séquence 14,6 : </text:p>
      <text:p text:style-name="P83"><text:bookmark-start text:name="__DdeLink__2280_3062245043"/><text:bookmark-start text:name="__DdeLink__4114_887038440"/>TCCCCTGTAAAGCGGATGAGGGCGAAGCTTCCAAGTTTCGAACCCAAATGAGTTTTGATATAAATGTAATCGTTCACCACACTTTCATTAATTTCCAAATATCTCATTAAAGCCAATTCAAAACTCAAAACGATAGCATCCTGACTGGCATCAAAGGCTTCATAATCAGATTCTGTGCAGACACCATCAAATTTCTGATTTATAACCCATTCATTAAGATCATCAATGTTCTTACACGAATGTATGTAGAAATTTTTAGGTAGAGCTTCATTTAGCTTCTTCTCAATGTACCTCATTGTTGGTGCAAATCTGCATAAAACAGCATGATGAAAGCACGCCAACGTCTGCCCCGCCTTAGC<text:bookmark-end text:name="__DdeLink__2280_3062245043"/><text:bookmark-end text:name="__DdeLink__4114_887038440"/></text:p>
      <text:p text:style-name="P83"/>
      <text:p text:style-name="P83">score 80-200 rose / 40-50 bleu</text:p>
      <text:p text:style-name="P83">taille 359</text:p>
      <text:p text:style-name="P140"><text:span text:style-name="T87">n accession : </text:span><text:a xlink:type="simple" xlink:href="https://blast.ncbi.nlm.nih.gov/Blast.cgi?CMD=Get&amp;RID=9UAFD1A4014" office:target-frame-name="lnk9UAFD1A4014" xlink:show="replace" text:style-name="Internet_20_link" text:visited-style-name="Visited_20_Internet_20_Link"><text:span text:style-name="T6">9UAFD1A4014</text:span></text:a></text:p>
      <text:p text:style-name="P83"/>
      <text:p text:style-name="P83">% d’homologies 76,59 %</text:p>
      <text:p text:style-name="P140"><text:span text:style-name="T87">avec </text:span><text:bookmark text:name="deflnDesc_124"/><text:a xlink:type="simple" xlink:href="https://blast.ncbi.nlm.nih.gov/Blast.cgi#alnHdr_308153791" text:style-name="Internet_20_link" text:visited-style-name="Visited_20_Internet_20_Link"><text:span text:style-name="T14">Apple stem pitting virus clone 99B.N07(20.D7) RNA-dependent RNA polymerase gene, partial cds</text:span></text:a></text:p>
      <text:p text:style-name="P17"><text:span text:style-name="T118"><text:s/></text:span><text:span text:style-name="T119">Foveavirus.</text:span></text:p>
      <text:p text:style-name="P60"/>
      <text:p text:style-name="P140"><text:span text:style-name="T87">n accession : </text:span><text:a xlink:type="simple" xlink:href="https://www.ncbi.nlm.nih.gov/nucleotide/HM460735.1?report=genbank&amp;log$=nucltop&amp;blast_rank=1&amp;RID=9UAFD1A4014" office:target-frame-name="lnk9UAFD1A4014" xlink:show="replace" text:style-name="Internet_20_link" text:visited-style-name="Visited_20_Internet_20_Link"><text:span text:style-name="T61">HM460735.1</text:span></text:a></text:p>
      <text:p text:style-name="P83">taille 313</text:p>
      <text:p text:style-name="P83"/>
      <text:p text:style-name="P83">match </text:p>
      <text:p text:style-name="P83">de 1 à 205 </text:p>
      <text:p text:style-name="P140"><text:span text:style-name="T87">n accession match : </text:span><text:a xlink:type="simple" xlink:href="https://blast.ncbi.nlm.nih.gov/Blast.cgi?CMD=Get&amp;RID=9UASRCR2114" office:target-frame-name="lnk9UASRCR2114" xlink:show="replace" text:style-name="Internet_20_link" text:visited-style-name="Visited_20_Internet_20_Link"><text:span text:style-name="T6">9UASRCR2114</text:span></text:a></text:p>
      <text:p text:style-name="P139"><text:span text:style-name="T87">l</text:span><text:span text:style-name="T79">ong 205</text:span></text:p>
      <text:p text:style-name="P83"><text:soft-page-break/></text:p>
      <text:p text:style-name="P83">séquence de référence </text:p>
      <text:p text:style-name="P89"><text:bookmark text:name="HM460735.1_1"/>ggggcagacg ttggcgtgtt ttcaacactc agttttatgc agatttgccc cctacatgag</text:p>
      <text:p text:style-name="P152"><text:bookmark text:name="HM460735.1_61"/>gtatattgag gccaaggttt ttgaggttct acccaaaaat ctttacattc attctgggaa</text:p>
      <text:p text:style-name="P152"><text:bookmark text:name="HM460735.1_121"/>gaatattgaa gatttggctg agtgggtcac tgttcataag ttcaatgggg tgtgcacaga</text:p>
      <text:p text:style-name="P152"><text:bookmark text:name="HM460735.1_181"/>atctgactat gaagcatttg acgcc</text:p>
      <text:p text:style-name="P52"/>
      <text:p text:style-name="P53">séquence 15,8 : </text:p>
      <text:p text:style-name="P84"><text:bookmark-start text:name="__DdeLink__2282_3062245043"/><text:bookmark-start text:name="__DdeLink__4116_887038440"/>TCTCCTGTGAAGCTCATGAGGGCGAAGCTCCCAAGTTTCGAACCCAAATGAGTTTTGATATAAATGTAATCGTTCGCCACACTTTCATTAATTTCCAAATATCTCATTAAAGCCAATTCAAAACTCAAAACAATGGCATCCTGACTCGCATCAAAGGCTTCATAATCAGATTCTGTGCAGACACCATCAAATTTCTGATTTATAACCCATTCATTGAGATCATCAATGTTCTTGCATGAATGTATGTAGAAATTTTTGGGCGAGGCTTCATTTAGCTTCTTTTCAATGTACCTCATTGTTGGCGCAAACCTGCACAAAACAGCATGATGAAAACACGCAAACGTCTGCCCCGCCTTAGC<text:bookmark-end text:name="__DdeLink__2282_3062245043"/><text:bookmark-end text:name="__DdeLink__4116_887038440"/></text:p>
      <text:p text:style-name="P84"/>
      <text:p text:style-name="P84">score 80-200 rose / 40-50 bleu</text:p>
      <text:p text:style-name="P84">long 359</text:p>
      <text:p text:style-name="P141"><text:span text:style-name="T88">n accession </text:span><text:a xlink:type="simple" xlink:href="https://blast.ncbi.nlm.nih.gov/Blast.cgi?CMD=Get&amp;RID=9UAXENKB015" office:target-frame-name="lnk9UAXENKB015" xlink:show="replace" text:style-name="Internet_20_link" text:visited-style-name="Visited_20_Internet_20_Link"><text:span text:style-name="T6">9UAXENKB015</text:span></text:a></text:p>
      <text:p text:style-name="P84"/>
      <text:p text:style-name="P84">% identité 75,11 </text:p>
      <text:p text:style-name="P141"><text:span text:style-name="T88">avec </text:span><text:span text:style-name="T79">Asian prunus virus 3 isolate Nanjing, complete genome</text:span></text:p>
      <text:p text:style-name="P18"><text:span text:style-name="T126"><text:s/></text:span><text:span text:style-name="T127">Foveavirus;</text:span></text:p>
      <text:p text:style-name="P84"/>
      <text:p text:style-name="P141"><text:span text:style-name="T88">n accession ref </text:span><text:span text:style-name="T79"> </text:span><text:a xlink:type="simple" xlink:href="https://www.ncbi.nlm.nih.gov/nucleotide/KT893296.1?report=genbank&amp;log$=nuclalign&amp;blast_rank=1&amp;RID=9UAXENKB015" office:target-frame-name="lnk9UAXENKB015" xlink:show="replace" text:style-name="Internet_20_link" text:visited-style-name="Visited_20_Internet_20_Link"><text:span text:style-name="T16">KT893296.1</text:span></text:a></text:p>
      <text:p text:style-name="P61">long 9654</text:p>
      <text:p text:style-name="P84"/>
      <text:p text:style-name="P84">match du 5300 à 5525 </text:p>
      <text:p text:style-name="P84">long match 226</text:p>
      <text:p text:style-name="P141"><text:span text:style-name="T88">n accession match </text:span><text:a xlink:type="simple" xlink:href="https://blast.ncbi.nlm.nih.gov/Blast.cgi?CMD=Get&amp;RID=9UB4X68D114" office:target-frame-name="lnk9UB4X68D114" xlink:show="replace" text:style-name="Internet_20_link" text:visited-style-name="Visited_20_Internet_20_Link"><text:span text:style-name="T6">9UB4X68D114</text:span></text:a></text:p>
      <text:p text:style-name="P84"/>
      <text:p text:style-name="P84">séquence de référence </text:p>
      <text:p text:style-name="P84"><text:bookmark text:name="KT893296.1_5281"/>g ctaaagcggg gcagaccctg gcttgttttc atcattctgt</text:p>
      <text:p text:style-name="P152"><text:bookmark text:name="KT893296.1_5341"/>tttatgccgg ttcgccccat atatgagata cattgaacac aagctacaag cagctttgcc</text:p>
      <text:p text:style-name="P152"><text:bookmark text:name="KT893296.1_5401"/>agacaacttg tacatacact ctgggaaaaa tcttgaagac ttaaatgaat gggttattag</text:p>
      <text:p text:style-name="P152"><text:bookmark text:name="KT893296.1_5461"/>gagcggtttc aaaggcatga gcacagaatc agactatgaa gcctttgatt ctagtcagga</text:p>
      <text:p text:style-name="P152"><text:bookmark text:name="KT893296.1_5521"/>ccatt</text:p>
      <text:p text:style-name="P84"/>
      <text:p text:style-name="P53"/>
      <text:p text:style-name="P54">séquence 16,1 :</text:p>
      <text:p text:style-name="P85"><text:bookmark-start text:name="__DdeLink__2284_3062245043"/>TCCCCAGTGAAGCGGATGAGGGCGAAACTCCCAAGTTTTGAGCCCAAATGAGTTTTGATGTAGATGTAATCATTCACCACACTCTCATTAATTTCTAAATATCTCATTAAAGCCAATTCGAAACTCAAAACAATGGCATCTTGACTGGCATCAAAAGCTTCATAATCAGATTCCGTGCAGACACCATCAAATCCCTGTTTTGTAACCCACTCATTGAGATCATCGATGTTTTTGCATGAGTGTATGTAGAAATTCTTAGGTAAAGCTTCGTTTAGTTTCTTCTCAATGTACCTCATTGTTGGCGCAAACCGACACAAAACGGCATGATGAAAGCACGCCAGCGTCTGCCCCGCCTTGGC<text:bookmark-end text:name="__DdeLink__2284_3062245043"/></text:p>
      <text:p text:style-name="P85"/>
      <text:p text:style-name="P85">score 80-200 rose </text:p>
      <text:p text:style-name="P85">long 359</text:p>
      <text:p text:style-name="P142"><text:span text:style-name="T89">n accession : </text:span><text:a xlink:type="simple" xlink:href="https://blast.ncbi.nlm.nih.gov/Blast.cgi?CMD=Get&amp;RID=9UB8ENWR015" office:target-frame-name="lnk9UB8ENWR015" xlink:show="replace" text:style-name="Internet_20_link" text:visited-style-name="Visited_20_Internet_20_Link"><text:span text:style-name="T11">9UB8ENWR015</text:span></text:a></text:p>
      <text:p text:style-name="P66"/>
      <text:p text:style-name="P100"><text:span text:style-name="T66">% </text:span><text:span text:style-name="T67">d’homologies 72,06 %</text:span></text:p>
      <text:p text:style-name="P100"><text:span text:style-name="T67">avec </text:span><text:span text:style-name="T66">Birch carlavirus isolate BpenGer407526_5M, complete genome</text:span></text:p>
      <text:p text:style-name="P142"><text:span text:style-name="T46">n accession ref :</text:span><text:span text:style-name="T44">  </text:span><text:a xlink:type="simple" xlink:href="https://www.ncbi.nlm.nih.gov/nucleotide/MH536506.1?report=genbank&amp;log$=nuclalign&amp;blast_rank=1&amp;RID=9UB8ENWR015" office:target-frame-name="lnk9UB8ENWR015" xlink:show="replace" text:style-name="Internet_20_link" text:visited-style-name="Visited_20_Internet_20_Link"><text:span text:style-name="T38">MH536506.1</text:span></text:a></text:p>
      <text:p text:style-name="P31">long 8896</text:p>
      <text:p text:style-name="P31"/>
      <text:p text:style-name="P31">match de 5266 à 5600 </text:p>
      <text:p text:style-name="P31">long match 335</text:p>
      <text:p text:style-name="P142"><text:span text:style-name="T46">n accession match </text:span><text:a xlink:type="simple" xlink:href="https://blast.ncbi.nlm.nih.gov/Blast.cgi?CMD=Get&amp;RID=9UBG2FWP114" office:target-frame-name="lnk9UBG2FWP114" xlink:show="replace" text:style-name="Internet_20_link" text:visited-style-name="Visited_20_Internet_20_Link"><text:span text:style-name="T6">9UBG2FWP114</text:span></text:a></text:p>
      <text:p text:style-name="P31"/>
      <text:p text:style-name="P31">séquence de référence </text:p>
      <text:p text:style-name="P31"><text:bookmark text:name="MH536506.1_52215"/>tgctt ccaacatgaa</text:p>
      <text:p text:style-name="P152"><text:bookmark text:name="MH536506.1_52816"/>gtgctatgtc gttttgcacc ttacatgagg tacattgaaa agaaattaaa tcaggccctt</text:p>
      <text:p text:style-name="P152"><text:bookmark text:name="MH536506.1_53416"/>ccgaagaatt tctacgtgca tagtggcaaa ggccttgagg aattgaatga ttgggttaaa</text:p>
      <text:p text:style-name="P152"><text:bookmark text:name="MH536506.1_54016"/>gcaggtggtt ttaccggtat gtgcactgaa tcagattatg aagcttttga tgcaagtcaa</text:p>
      <text:p text:style-name="P152"><text:bookmark text:name="MH536506.1_54616"/>gatgaattta tagttgcctt cgagttggct ttaatgaggt tcttaggcct acctaaagat</text:p>
      <text:p text:style-name="P152"><text:bookmark text:name="MH536506.1_55216"/>ttggtggagg attacaagtt catcaagacc catctgggtt ccaaactcgg gagttttgcc</text:p>
      <text:p text:style-name="P152"><text:bookmark text:name="MH536506.1_55816"/>attatgagat tctctgggga</text:p>
      <text:p text:style-name="P31"><text:soft-page-break/></text:p>
      <text:p text:style-name="P31"/>
      <text:p text:style-name="P110"><text:span text:style-name="T75">s</text:span><text:span text:style-name="T74">équence 16,4 :</text:span></text:p>
      <text:p text:style-name="P33"><text:bookmark-start text:name="__DdeLink__2286_3062245043"/><text:bookmark-start text:name="__DdeLink__4119_887038440"/>TCCCCAGTAAAGCTCATGAGGGCGAAACTCCCAAGTTTTGAGCCCAAATGAGTTTTGATGTAGATGTAATCATTCACCACACTCTCATTAATTTCTAAATATCTCATTAAAGCCAATTCGAAACTCAAAACAATGGCATCTTGACTGGCATCAAAAGCTTCATAATCAGATTCCGTGCAGACACCATCAAATCCCTGTTTTGTAACCCACTCATTGAGATCATCGATGTTTTTGCATGAGTGTATGTAGAAATTCTTAGGTAAGGCTTCGTCTAGTTTCTTCTCAATGTACCTCATTGTTGGCGCAAACCGACACAAAACGGCATGATGAAAGCACGCAAGCGTTTGCCCCGCCTTAGC<text:bookmark-end text:name="__DdeLink__2286_3062245043"/><text:bookmark-end text:name="__DdeLink__4119_887038440"/></text:p>
      <text:p text:style-name="P33"/>
      <text:p text:style-name="P33">score 80-200</text:p>
      <text:p text:style-name="P101"><text:span text:style-name="T8">access :</text:span><text:span text:style-name="T6"> </text:span><text:a xlink:type="simple" xlink:href="https://blast.ncbi.nlm.nih.gov/Blast.cgi?CMD=Get&amp;RID=9UBM4RMB015" office:target-frame-name="lnk9UBM4RMB015" xlink:show="replace" text:style-name="Internet_20_link" text:visited-style-name="Visited_20_Internet_20_Link">9UBM4RMB015</text:a><text:span text:style-name="T22"> </text:span></text:p>
      <text:p text:style-name="P90">long 359</text:p>
      <text:p text:style-name="P90"/>
      <text:p text:style-name="P90">% id 72,35 %</text:p>
      <text:p text:style-name="P104"><text:span text:style-name="T19">avec </text:span><text:span text:style-name="T22">Birch carlavirus isolate BpenGer407526_5M, complete genome</text:span></text:p>
      <text:p text:style-name="P149"><text:span text:style-name="T128">acess </text:span>: MH536506.1</text:p>
      <text:p text:style-name="P150">long 8896 bp </text:p>
      <text:p text:style-name="P150">match </text:p>
      <text:p text:style-name="P32">match de 5266 à 5600 </text:p>
      <text:p text:style-name="P32">long match 335</text:p>
      <text:p text:style-name="P143"><text:span text:style-name="T46">n accession match </text:span><text:a xlink:type="simple" xlink:href="https://blast.ncbi.nlm.nih.gov/Blast.cgi?CMD=Get&amp;RID=9UBG2FWP114" office:target-frame-name="lnk9UBG2FWP114" xlink:show="replace" text:style-name="Internet_20_link" text:visited-style-name="Visited_20_Internet_20_Link"><text:span text:style-name="T6">9UBG2FWP114</text:span></text:a></text:p>
      <text:p text:style-name="P32"/>
      <text:p text:style-name="P32">séquence de référence </text:p>
      <text:p text:style-name="P32"><text:bookmark text:name="MH536506.1_522151"/>tgctt ccaacatgaa</text:p>
      <text:p text:style-name="P153"><text:bookmark text:name="MH536506.1_528161"/>gtgctatgtc gttttgcacc ttacatgagg tacattgaaa agaaattaaa tcaggccctt</text:p>
      <text:p text:style-name="P153"><text:bookmark text:name="MH536506.1_534161"/>ccgaagaatt tctacgtgca tagtggcaaa ggccttgagg aattgaatga ttgggttaaa</text:p>
      <text:p text:style-name="P153"><text:bookmark text:name="MH536506.1_540161"/>gcaggtggtt ttaccggtat gtgcactgaa tcagattatg aagcttttga tgcaagtcaa</text:p>
      <text:p text:style-name="P153"><text:bookmark text:name="MH536506.1_546161"/>gatgaattta tagttgcctt cgagttggct ttaatgaggt tcttaggcct acctaaagat</text:p>
      <text:p text:style-name="P153"><text:bookmark text:name="MH536506.1_552161"/>ttggtggagg attacaagtt catcaagacc catctgggtt ccaaactcgg gagttttgcc</text:p>
      <text:p text:style-name="P151"><text:bookmark text:name="MH536506.1_558161"/>attatgagat tctctgggga</text:p>
      <text:p text:style-name="P90"/>
      <text:p text:style-name="P55">séquence 16,7 </text:p>
      <text:p text:style-name="P90"><text:bookmark-start text:name="__DdeLink__2288_3062245043"/><text:bookmark-start text:name="__DdeLink__4121_887038440"/>TCCCCAGTGAAGCGCATGAGGGCGAAACTCCCAAGTTTTGAGCCCAAATGAGTTTTGATGTAGATGTAATCATTCACCACACTCTCATTAATTTCTAAATATCTCATTAAAGCCAATTCGAAACTCAAAACAATGGCATCTTGACTGGCATCAAAAGCTTCATAATCAGATTCCGTGCAGACACCATCAAATCCCTGTTTTGTAACCCACTCATTGAGATCATCGATGTTTTTGCATGAGTGTATGTAGAAATTCTTAGGTAAGGCTTCGTTTAGTTTCTTCTCAATGTACCTCATTGTTGGCGCAAACCGACACAAAACGGCATGATGAAAGCACGCAAACGTCTGCCCCGCCTTAGC<text:bookmark-end text:name="__DdeLink__2288_3062245043"/><text:bookmark-end text:name="__DdeLink__4121_887038440"/></text:p>
      <text:p text:style-name="P90"/>
      <text:p text:style-name="P90">score 80-200</text:p>
      <text:p text:style-name="P90">359</text:p>
      <text:p text:style-name="P143"><text:span text:style-name="T19">access : </text:span><text:a xlink:type="simple" xlink:href="https://blast.ncbi.nlm.nih.gov/Blast.cgi?CMD=Get&amp;RID=9UBXRENF014" office:target-frame-name="lnk9UBXRENF014" xlink:show="replace" text:style-name="Internet_20_link" text:visited-style-name="Visited_20_Internet_20_Link"><text:span text:style-name="T6">9UBXRENF014</text:span></text:a></text:p>
      <text:p text:style-name="P90"/>
      <text:p text:style-name="P90">% id : 71,98 % </text:p>
      <text:p text:style-name="P2">avec : Birch carlavirus isolate BpenGer407526_5M, complete genome</text:p>
      <text:p text:style-name="P148"><text:span text:style-name="T99">acess : </text:span><text:span text:style-name="T98"> </text:span><text:a xlink:type="simple" xlink:href="https://www.ncbi.nlm.nih.gov/nucleotide/MH536506.1?report=genbank&amp;log$=nuclalign&amp;blast_rank=1&amp;RID=9UBXRENF014" office:target-frame-name="lnk9UBXRENF014" xlink:show="replace" text:style-name="Internet_20_link" text:visited-style-name="Visited_20_Internet_20_Link"><text:span text:style-name="T100">MH536506.1</text:span></text:a><text:span text:style-name="T96"> </text:span></text:p>
      <text:p text:style-name="P148"><text:span text:style-name="T97">taille : </text:span><text:span text:style-name="T96">8896</text:span></text:p>
      <text:p text:style-name="P90"/>
      <text:p text:style-name="P90">match de 5242 à 5600 </text:p>
      <text:p text:style-name="P143"><text:span text:style-name="T19">access match : </text:span><text:a xlink:type="simple" xlink:href="https://blast.ncbi.nlm.nih.gov/Blast.cgi?CMD=Get&amp;RID=9UC3YCTB114" office:target-frame-name="lnk9UC3YCTB114" xlink:show="replace" text:style-name="Internet_20_link" text:visited-style-name="Visited_20_Internet_20_Link"><text:span text:style-name="T6">9UC3YCTB114</text:span></text:a></text:p>
      <text:p text:style-name="P144"><text:span text:style-name="T19">t</text:span><text:span text:style-name="T18">aille 359 </text:span></text:p>
      <text:p text:style-name="P90"/>
      <text:p text:style-name="P90">seq ref : </text:p>
      <text:p text:style-name="P90"><text:bookmark text:name="MH536506.1_52216"/>gcaaaagcg gcacagtcca ttgtctgctt ccaacatgaa</text:p>
      <text:p text:style-name="P152"><text:bookmark text:name="MH536506.1_52817"/>gtgctatgtc gttttgcacc ttacatgagg tacattgaaa agaaattaaa tcaggccctt</text:p>
      <text:p text:style-name="P152"><text:bookmark text:name="MH536506.1_53417"/>ccgaagaatt tctacgtgca tagtggcaaa ggccttgagg aattgaatga ttgggttaaa</text:p>
      <text:p text:style-name="P152"><text:bookmark text:name="MH536506.1_54017"/>gcaggtggtt ttaccggtat gtgcactgaa tcagattatg aagcttttga tgcaagtcaa</text:p>
      <text:p text:style-name="P152"><text:bookmark text:name="MH536506.1_54617"/>gatgaattta tagttgcctt cgagttggct ttaatgaggt tcttaggcct acctaaagat</text:p>
      <text:p text:style-name="P152"><text:bookmark text:name="MH536506.1_55217"/>ttggtggagg attacaagtt catcaagacc catctgggtt ccaaactcgg gagttttgcc</text:p>
      <text:p text:style-name="P152"><text:bookmark text:name="MH536506.1_55817"/>attatgagat tctctgggga </text:p>
      <text:p text:style-name="P228"/>
      <text:p text:style-name="P152"/>
      <text:p text:style-name="P152"><text:soft-page-break/></text:p>
      <text:p text:style-name="P197">Séquences de réf nettoyées : <text:tab/><text:tab/><text:span text:style-name="T129">PAS BON<text:tab/><text:tab/><text:tab/><text:tab/><text:tab/>1-04-2019</text:span></text:p>
      <text:p text:style-name="P197">séquence Capillovirus :</text:p>
      <text:p text:style-name="P155">score &lt;40 (noir)</text:p>
      <text:p text:style-name="P155">longueur 350 </text:p>
      <text:p text:style-name="P205"><text:span text:style-name="T54">n accession : </text:span><text:a xlink:type="simple" xlink:href="https://blast.ncbi.nlm.nih.gov/Blast.cgi?CMD=Get&amp;RID=A46FUY33114" office:target-frame-name="lnkA46FUY33114" xlink:show="replace" text:style-name="Internet_20_link" text:visited-style-name="Visited_20_Internet_20_Link"><text:span text:style-name="T2">A46FUY33114</text:span></text:a></text:p>
      <text:p text:style-name="P203"><text:span text:style-name="T62">% </text:span><text:span text:style-name="T68">id : 90,48 %</text:span></text:p>
      <text:p text:style-name="P187">avec : non fourni</text:p>
      <text:p text:style-name="P187"/>
      <text:p text:style-name="P187">match de 4038 à 4058 </text:p>
      <text:p text:style-name="P187"/>
      <text:p text:style-name="P187">seéquence nettoyée : </text:p>
      <text:p text:style-name="P187"/>
      <text:p text:style-name="P214"><text:bookmark-start text:name="__DdeLink__5370_3062245043"/><text:bookmark-start text:name="__DdeLink__5315_3062245043"/><text:span text:style-name="T103">tacatacactccgggaaaaacttcttctgcctggatagctttg</text:span><text:bookmark text:name="NC_001749.2_4081"/><text:span text:style-name="T103">tgacaaagaatgcaagtgtctttgatggattttcaattgagtcagactacacggcctttg</text:span><text:bookmark text:name="NC_001749.2_4141"/><text:span text:style-name="T103">actcatctcaggaccacg</text:span><text:bookmark-end text:name="__DdeLink__5370_3062245043"/><text:bookmark-end text:name="__DdeLink__5315_3062245043"/></text:p>
      <text:p text:style-name="P157"/>
      <text:p text:style-name="P198">séquence Chordovirus : </text:p>
      <text:p text:style-name="P158">score &gt;40 (noir)</text:p>
      <text:p text:style-name="P158">longueur : 350</text:p>
      <text:p text:style-name="P205"><text:span text:style-name="T55">n accession : </text:span><text:a xlink:type="simple" xlink:href="https://blast.ncbi.nlm.nih.gov/Blast.cgi?CMD=Get&amp;RID=A46YUT2R11N" office:target-frame-name="lnkA46YUT2R11N" xlink:show="replace" text:style-name="Internet_20_link" text:visited-style-name="Visited_20_Internet_20_Link"><text:span text:style-name="T2">A46YUT2R11N</text:span></text:a></text:p>
      <text:p text:style-name="P158">% id : 82,76 %</text:p>
      <text:p text:style-name="P158">avec : non spécifié</text:p>
      <text:p text:style-name="P158">match : 5015 à 5043 </text:p>
      <text:p text:style-name="P156">séquence nettoyée : </text:p>
      <text:p text:style-name="P156"/>
      <text:p text:style-name="P210"><text:bookmark-start text:name="__DdeLink__5381_3062245043"/><text:bookmark-start text:name="__DdeLink__5322_3062245043"/><text:span text:style-name="T103">ttacag</text:span><text:bookmark text:name="NC_025469.1_5521"/><text:span text:style-name="T103">gaagggagccttcatagaggagctcttggatgaggatcaaatgagctttcatcaattggt</text:span><text:bookmark text:name="NC_025469.1_5581"/><text:span text:style-name="T103">tataagatcaatgatcaaatctaaacatttaatgaagggctcatctatccacatactgga</text:span><text:bookmark text:name="NC_025469.1_5641"/><text:span text:style-name="T105">gga</text:span><text:bookmark-end text:name="__DdeLink__5381_3062245043"/><text:bookmark-end text:name="__DdeLink__5322_3062245043"/></text:p>
      <text:p text:style-name="P90"/>
      <text:p text:style-name="P56">séquence citrivirus : </text:p>
      <text:p text:style-name="P91">score &lt;40</text:p>
      <text:p text:style-name="P146"><text:span text:style-name="T20">n accession </text:span><text:a xlink:type="simple" xlink:href="https://blast.ncbi.nlm.nih.gov/Blast.cgi?CMD=Get&amp;RID=A475V4UX11N" office:target-frame-name="lnkA475V4UX11N" xlink:show="replace" text:style-name="Internet_20_link" text:visited-style-name="Visited_20_Internet_20_Link"><text:span text:style-name="T2">A475V4UX11N</text:span></text:a></text:p>
      <text:p text:style-name="P35">long : 350</text:p>
      <text:p text:style-name="P35">% id : 100 %</text:p>
      <text:p text:style-name="P35">avec : non spécifié </text:p>
      <text:p text:style-name="P35">match de 3186 à 3197</text:p>
      <text:p text:style-name="P35">séquence nettoyée : </text:p>
      <text:p text:style-name="P159"><text:bookmark-start text:name="__DdeLink__5324_3062245043"/>ttaatgtaaatg</text:p>
      <text:p text:style-name="P159"><text:bookmark-end text:name="__DdeLink__5324_3062245043"/></text:p>
      <text:p text:style-name="P199">séquence Divavirus : </text:p>
      <text:p text:style-name="P159">score &lt;40 et 50-80 (vert)</text:p>
      <text:p text:style-name="P159">long : 350</text:p>
      <text:p text:style-name="P206"><text:span text:style-name="T56">n accession : </text:span><text:a xlink:type="simple" xlink:href="https://blast.ncbi.nlm.nih.gov/Blast.cgi?CMD=Get&amp;RID=A47EFUMN11N" office:target-frame-name="lnkA47EFUMN11N" xlink:show="replace" text:style-name="Internet_20_link" text:visited-style-name="Visited_20_Internet_20_Link"><text:span text:style-name="T2">A47EFUMN11N</text:span></text:a></text:p>
      <text:p text:style-name="P204"><text:span text:style-name="T62">% </text:span><text:span text:style-name="T69">id : 68,64 %</text:span></text:p>
      <text:p text:style-name="P188">avec : non défini</text:p>
      <text:p text:style-name="P188">macth de : 4253 à 4418 </text:p>
      <text:p text:style-name="P189">séquence nettoyée : </text:p>
      <text:p text:style-name="P211"><text:bookmark-start text:name="__DdeLink__5388_3062245043"/><text:bookmark-start text:name="__DdeLink__5330_3062245043"/><text:span text:style-name="T103">tgccccaa</text:span><text:bookmark text:name="NC_019029.1_4261"/><text:span text:style-name="T103">caagatatgttgaaaagaaaataagtgaaggtcttggaaagaacttctacatacatcaaa</text:span><text:bookmark text:name="NC_019029.1_4321"/><text:span text:style-name="T103">agaagaattttgatgtgttaaatgattgggtagtagcaaataattttgattcttattgct</text:span><text:bookmark text:name="NC_019029.1_4381"/><text:span text:style-name="T107">tagaaagtgattatgaagcttttgattcatcccaagat</text:span><text:bookmark-end text:name="__DdeLink__5388_3062245043"/><text:bookmark-end text:name="__DdeLink__5330_3062245043"/></text:p>
      <text:p text:style-name="P160"/>
      <text:p text:style-name="P160"/>
      <text:p text:style-name="P160"/>
      <text:p text:style-name="P188"/>
      <text:p text:style-name="P209"><text:span text:style-name="T102">s</text:span><text:span text:style-name="T101">équence Tepovirus :</text:span></text:p>
      <text:p text:style-name="P161">score &lt; 40 </text:p>
      <text:p text:style-name="P161">longueur 350</text:p>
      <text:p text:style-name="P207"><text:span text:style-name="T57">n accession : </text:span><text:a xlink:type="simple" xlink:href="https://blast.ncbi.nlm.nih.gov/Blast.cgi?CMD=Get&amp;RID=A47S0E8H11N" office:target-frame-name="lnkA47S0E8H11N" xlink:show="replace" text:style-name="Internet_20_link" text:visited-style-name="Visited_20_Internet_20_Link"><text:span text:style-name="T2">A47S0E8H11N</text:span></text:a></text:p>
      <text:p text:style-name="P161">% id : 84 %</text:p>
      <text:p text:style-name="P161">avec : non défini</text:p>
      <text:p text:style-name="P161">match : de 4318 à 4342 </text:p>
      <text:p text:style-name="P161">séquence nettoyée : </text:p>
      <text:p text:style-name="P212"><text:bookmark-start text:name="__DdeLink__5396_3062245043"/><text:bookmark-start text:name="__DdeLink__5333_3062245043"/><text:span text:style-name="T103">ttg</text:span><text:span text:style-name="T106">caattatgagattcacaggtga</text:span><text:bookmark-end text:name="__DdeLink__5396_3062245043"/><text:bookmark-end text:name="__DdeLink__5333_3062245043"/></text:p>
      <text:p text:style-name="P161"/>
      <text:p text:style-name="P200"><text:soft-page-break/>Séquence Prunevirus : </text:p>
      <text:p text:style-name="P161">Aucune similarité trouvée </text:p>
      <text:p text:style-name="P207"><text:span text:style-name="T57">n accession : </text:span><text:a xlink:type="simple" xlink:href="https://blast.ncbi.nlm.nih.gov/Blast.cgi?CMD=Get&amp;RID=A47ZYNWY11N" office:target-frame-name="lnkA47ZYNWY11N" xlink:show="replace" text:style-name="Internet_20_link" text:visited-style-name="Visited_20_Internet_20_Link"><text:span text:style-name="T2">A47ZYNWY11N</text:span></text:a></text:p>
      <text:p text:style-name="P161"/>
      <text:p text:style-name="P202">Séquence Robigovirus : </text:p>
      <text:p text:style-name="P161">score &lt;40 et 50-80 (vert)</text:p>
      <text:p text:style-name="P161">long : 350</text:p>
      <text:p text:style-name="P207"><text:span text:style-name="T57">n accession : </text:span><text:a xlink:type="simple" xlink:href="https://blast.ncbi.nlm.nih.gov/Blast.cgi?CMD=Get&amp;RID=A484YYNW11N" office:target-frame-name="lnkA484YYNW11N" xlink:show="replace" text:style-name="Internet_20_link" text:visited-style-name="Visited_20_Internet_20_Link"><text:span text:style-name="T2">A484YYNW11N</text:span></text:a></text:p>
      <text:p text:style-name="P161">% id : 68,37 </text:p>
      <text:p text:style-name="P161">avec : non défini</text:p>
      <text:p text:style-name="P161">match : de 5348 à 5561</text:p>
      <text:p text:style-name="P161">séquence nettoyée : </text:p>
      <text:p text:style-name="P212"><text:bookmark-start text:name="__DdeLink__5401_3062245043"/><text:span text:style-name="T103">aacttgagggagattgacacccatgaattcatcttgagcaagctgagtttgaa</text:span><text:bookmark text:name="NC_001409.1_5401"/><text:span text:style-name="T103">ggccaaggttaacagaacaaaagtgccaatgttttgtggatggcgattgtgctgcgatgg</text:span><text:bookmark text:name="NC_001409.1_5461"/><text:span text:style-name="T103">tttgatcaaagaaccttgcttaatctatgaaaggctgcaggtggcaattgagaatgggag</text:span><text:bookmark text:name="NC_001409.1_5521"/><text:span text:style-name="T106">attgatggatgtgatagactcatattttctggagttttcat</text:span><text:bookmark-end text:name="__DdeLink__5401_3062245043"/></text:p>
      <text:p text:style-name="P161"/>
      <text:p text:style-name="P159"/>
      <text:p text:style-name="P57">Séquence Vitivirus : </text:p>
      <text:p text:style-name="P92">score &lt; 40</text:p>
      <text:p text:style-name="P147"><text:span text:style-name="T21">n accession : </text:span><text:a xlink:type="simple" xlink:href="https://blast.ncbi.nlm.nih.gov/Blast.cgi?CMD=Get&amp;RID=A48AM3U311N" office:target-frame-name="lnkA48AM3U311N" xlink:show="replace" text:style-name="Internet_20_link" text:visited-style-name="Visited_20_Internet_20_Link"><text:span text:style-name="T2">A48AM3U311N</text:span></text:a></text:p>
      <text:p text:style-name="P102"><text:span text:style-name="T62">% </text:span><text:span text:style-name="T70">id : 100 %</text:span></text:p>
      <text:p text:style-name="P36">match : de 3517 à 3527</text:p>
      <text:p text:style-name="P36">séquence nettoyée : </text:p>
      <text:p text:style-name="P162">aaat cggcata</text:p>
      <text:p text:style-name="P162"/>
      <text:p text:style-name="P201">Séquence Carlavirus : </text:p>
      <text:p text:style-name="P162">score &lt;40 et 80-200 (rose)</text:p>
      <text:p text:style-name="P208"><text:span text:style-name="T58">n accession :</text:span><text:a xlink:type="simple" xlink:href="https://blast.ncbi.nlm.nih.gov/Blast.cgi?CMD=Get&amp;RID=A48GF9BE11N" office:target-frame-name="lnkA48GF9BE11N" xlink:show="replace" text:style-name="Internet_20_link" text:visited-style-name="Visited_20_Internet_20_Link"><text:span text:style-name="T2">A48GF9BE11N</text:span></text:a></text:p>
      <text:p text:style-name="P162">long : 350</text:p>
      <text:p text:style-name="P162">% id : 71,00</text:p>
      <text:p text:style-name="P162">avec : non défini</text:p>
      <text:p text:style-name="P162">match de : 5167 à 5366</text:p>
      <text:p text:style-name="P162">séquence nettoyée : </text:p>
      <text:p text:style-name="P213"><text:bookmark-start text:name="__DdeLink__5407_3062245043"/><text:span text:style-name="T103">gtgttttcaacatgcggtcttgtgtcgttttgcgccctacatgcgatacattga</text:span><text:bookmark text:name="NC_001361.2_5221"/><text:span text:style-name="T103">gatgaaagtgcacgaggtgctgccgaagaattactacatccactcaggaaagggtttgga</text:span><text:bookmark text:name="NC_001361.2_5281"/><text:span text:style-name="T103">ggagctggatgcgtgggtcaagaaagggaagtttgaccggatttgcacggagtctgatta</text:span><text:bookmark text:name="NC_001361.2_5341"/><text:span text:style-name="T108">tgaggcattcgatgcgtcacaagatg</text:span><text:bookmark-end text:name="__DdeLink__5407_3062245043"/></text:p>
      <text:p text:style-name="P37"/>
      <text:p text:style-name="P57">Séquence Foveavirus : </text:p>
      <text:p text:style-name="P34">score 80-200</text:p>
      <text:p text:style-name="P34">long 350</text:p>
      <text:p text:style-name="P147"><text:span text:style-name="T47">n accession : </text:span><text:a xlink:type="simple" xlink:href="https://blast.ncbi.nlm.nih.gov/Blast.cgi?CMD=Get&amp;RID=A48PYJ6411N" office:target-frame-name="lnkA48PYJ6411N" xlink:show="replace" text:style-name="Internet_20_link" text:visited-style-name="Visited_20_Internet_20_Link"><text:span text:style-name="T2">A48PYJ6411N</text:span></text:a></text:p>
      <text:p text:style-name="P102"><text:span text:style-name="T62">% </text:span><text:span text:style-name="T70">id : 67,8</text:span></text:p>
      <text:p text:style-name="P36">match de : 5775 à 6124</text:p>
      <text:p text:style-name="P36">séquence nettoyée : </text:p>
      <text:p text:style-name="P230"><text:bookmark-start text:name="__DdeLink__5422_3062245043"/><text:span text:style-name="T103">ggacagactcttgcttgctttcaacattcagttctttgcagatttg</text:span><text:bookmark text:name="NC_003462.2_5821"/><text:span text:style-name="T103">caccctacatgagatacattgaatccaaggttacagaggtgcttccaaaaaatctataca</text:span><text:bookmark text:name="NC_003462.2_5881"/><text:span text:style-name="T103">ttcattctggaaagaatattgatgacctagcagcttgggtgactacaagtaaattcaatg</text:span><text:bookmark text:name="NC_003462.2_5941"/><text:span text:style-name="T103">gtgtgtgcaccgagtctgattatgaggcatttgatgcctcgcaagatcattttatcctgg</text:span><text:bookmark text:name="NC_003462.2_6001"/><text:span text:style-name="T103">cttttgagcttgaagtcatgaaattcttgggtttgccttccgacctcattgcggattaca</text:span><text:bookmark text:name="NC_003462.2_6061"/><text:span text:style-name="T103">ccttcatcaaaacccatttgggatccaaactaggaagttttgccattatgcgcttcacag</text:span><text:bookmark text:name="NC_003462.2_6121"/><text:span text:style-name="T109">gtga</text:span><text:bookmark-end text:name="__DdeLink__5422_3062245043"/></text:p>
      <text:p text:style-name="P216"/>
      <text:p text:style-name="P226"><text:span text:style-name="T114"><text:tab/><text:tab/><text:tab/><text:tab/><text:tab/><text:tab/><text:tab/><text:tab/><text:tab/><text:tab/><text:tab/><text:tab/>2-</text:span><text:span text:style-name="T115">04-19</text:span></text:p>
      <text:p text:style-name="P227">séquences nettoyées ref : </text:p>
      <text:p text:style-name="P227"/>
      <text:p text:style-name="P227">séquence capillovirus :</text:p>
      <text:p text:style-name="P217">match à 90,48 %</text:p>
      <text:p text:style-name="P215"><text:span text:style-name="T110">de 4</text:span><text:span text:style-name="T111">856</text:span><text:span text:style-name="T110"> à 4</text:span><text:span text:style-name="T111">874</text:span><text:span text:style-name="T110"> (sur </text:span><text:span text:style-name="T111">18</text:span><text:span text:style-name="T110"> nt)</text:span></text:p>
      <text:p text:style-name="P215"><text:span text:style-name="T110">afin d’avoir 360 nt total on prend 4</text:span><text:span text:style-name="T111">2</text:span><text:span text:style-name="T110"> en amont et 300 en aval = de </text:span><text:span text:style-name="T111">4814 à 5174</text:span><text:span text:style-name="T110"> </text:span></text:p>
      <text:p text:style-name="P217">sequence nettoyée : </text:p>
      <text:p text:style-name="P217"/>
      <text:p text:style-name="P219"><text:bookmark-start text:name="__DdeLink__18036_127468092"/>ctcaagg aggtcgaatc tacagacctc aaaattgatg ctatctcgtc</text:p>
      <text:p text:style-name="P173"><text:s text:c="5"/><text:span text:style-name="T103">4861 </text:span><text:bookmark text:name="NC_001749.2_4861"/><text:span text:style-name="T103">ctcagagctt tacaaggatg caaccttttt caaaccagac gtgcttaatt gcatcaaaag</text:span></text:p>
      <text:p text:style-name="P173"><text:soft-page-break/><text:s text:c="5"/><text:span text:style-name="T103">4921 </text:span><text:bookmark text:name="NC_001749.2_4921"/><text:span text:style-name="T103">gtttgaatca aacgtcaagg tttcctctcg atctggtgac ggcctcgtcc tgtctgattt</text:span></text:p>
      <text:p text:style-name="P173"><text:s text:c="5"/><text:span text:style-name="T103">4981 </text:span><text:bookmark text:name="NC_001749.2_4981"/><text:span text:style-name="T103">caaactgctt gatgacaccg aaattgattc aatcaggaag aaaagcaaca agtacaaata</text:span></text:p>
      <text:p text:style-name="P173"><text:s text:c="5"/><text:span text:style-name="T103">5041 </text:span><text:bookmark text:name="NC_001749.2_5041"/><text:span text:style-name="T103">cttacactat ggagtcatcc tggttgggat caaagcaatg ttgccaaact ttagaggcat</text:span></text:p>
      <text:p text:style-name="P173"><text:s text:c="5"/><text:span text:style-name="T103">5101 </text:span><text:bookmark text:name="NC_001749.2_5101"/><text:span text:style-name="T103">ggaagggaga gtcattgtat atgatggagc ctgcctggat ccgaaaagag gccacatttg</text:span></text:p>
      <text:p text:style-name="P180"><text:span text:style-name="T110"><text:s text:c="5"/>5161 </text:span><text:bookmark text:name="NC_001749.2_5161"/><text:span text:style-name="T110">ctcgtatctt ttca</text:span><text:bookmark-end text:name="__DdeLink__18036_127468092"/></text:p>
      <text:p text:style-name="P163"/>
      <text:p text:style-name="P191">sequence chordovirus : </text:p>
      <text:p text:style-name="P164">match à 95,24 % avec 2,3</text:p>
      <text:p text:style-name="P164">de 5014 à <text:s/>5034 (sur 20 nt)</text:p>
      <text:p text:style-name="P164">on prend 40 nt en amont et 300 en aval </text:p>
      <text:p text:style-name="P164">soit intervalle de 4974 à 5334</text:p>
      <text:p text:style-name="P164">sequence ref nettoyée :</text:p>
      <text:p text:style-name="P164"/>
      <text:p text:style-name="P219">gggtcaa</text:p>
      <text:p text:style-name="P173"><text:s text:c="5"/><text:span text:style-name="T103">4981 </text:span><text:bookmark text:name="NC_025469.1_4981"/><text:span text:style-name="T103">aggcaacttc attggtccaa tctgtgtcga gagtgattat gaggcctttg atgcatctca</text:span></text:p>
      <text:p text:style-name="P173"><text:s text:c="5"/><text:span text:style-name="T103">5041 </text:span><text:bookmark text:name="NC_025469.1_5041"/><text:span text:style-name="T103">ggactcaaca atattggctt ttgaatgcct aattttgaaa gatgtaggtt ggccacatga</text:span></text:p>
      <text:p text:style-name="P173"><text:s text:c="5"/><text:span text:style-name="T103">5101 </text:span><text:bookmark text:name="NC_025469.1_5101"/><text:span text:style-name="T103">tcttattgag gattacaaaa ctctgaagtt agagctggga tgtaagcttg gtatgctggc</text:span></text:p>
      <text:p text:style-name="P173"><text:s text:c="5"/><text:span text:style-name="T103">5161 </text:span><text:bookmark text:name="NC_025469.1_5161"/><text:span text:style-name="T103">cataatgcga ttcactgggg aatttggaac gttcttcttc aatactttag cgaacatggc</text:span></text:p>
      <text:p text:style-name="P173"><text:s text:c="5"/><text:span text:style-name="T103">5221 </text:span><text:bookmark text:name="NC_025469.1_5221"/><text:span text:style-name="T103">tttcaccttt tgcaggtata atgtcaatag aaccacaccg atttgctttg ctggagatga</text:span></text:p>
      <text:p text:style-name="P180"><text:span text:style-name="T110"><text:s text:c="5"/>5281 </text:span><text:bookmark text:name="NC_025469.1_5281"/><text:span text:style-name="T110">tatgtgtata ctcacaaatg caaagattag aaatgaaatg aatgacttca ttgg</text:span></text:p>
      <text:p text:style-name="P163"/>
      <text:p text:style-name="P191">séquence citrivirus </text:p>
      <text:p text:style-name="P164">match à 68,33%</text:p>
      <text:p text:style-name="P164">de 5223 à 5336 avec 2,3 (sur 113 nt)</text:p>
      <text:p text:style-name="P164">donc on prend 47 en amont et 200 en aval afin d’avoir un total de 360 nt</text:p>
      <text:p text:style-name="P165">séquence nettoyée : </text:p>
      <text:p text:style-name="P165"/>
      <text:p text:style-name="P220"><text:bookmark-start text:name="__DdeLink__18056_127468092"/>gtgta gatacctaga aacccagatc agaaatcagt tgcctgaaga</text:p>
      <text:p text:style-name="P174"><text:s text:c="5"/><text:span text:style-name="T103">5221 </text:span><text:bookmark text:name="NC_003877.1_5221"/><text:span text:style-name="T103">aatttacatt cactcaaata aaaattttga tgatttgaat gcatgggtca aaaaattttt</text:span></text:p>
      <text:p text:style-name="P174"><text:s text:c="5"/><text:span text:style-name="T103">5281 </text:span><text:bookmark text:name="NC_003877.1_5281"/><text:span text:style-name="T103">ccagagggat atctgtgttg agtctgatta tgaagcattt gatgcaagcc aggatgaata</text:span></text:p>
      <text:p text:style-name="P174"><text:s text:c="5"/><text:span text:style-name="T103">5341 </text:span><text:bookmark text:name="NC_003877.1_5341"/><text:span text:style-name="T103">catattatcc ttcgagattc atctgatgaa agatgcgcat tttccgcaga aaatcattga</text:span></text:p>
      <text:p text:style-name="P174"><text:s text:c="5"/><text:span text:style-name="T103">5401 </text:span><text:bookmark text:name="NC_003877.1_5401"/><text:span text:style-name="T103">tgcatacata gaccttaaat gcaaattggg atgcaaattg ggccattttt caataatgag</text:span></text:p>
      <text:p text:style-name="P174"><text:s text:c="5"/><text:span text:style-name="T103">5461 </text:span><text:bookmark text:name="NC_003877.1_5461"/><text:span text:style-name="T103">atttacaggg gaattttgca ccttcctatt caacacactg gccaatatgg cattcactat</text:span></text:p>
      <text:p text:style-name="P181"><text:span text:style-name="T110"><text:s text:c="5"/>5521 </text:span><text:bookmark text:name="NC_003877.1_5521"/><text:span text:style-name="T110">gtgtagatac gaatgg</text:span><text:bookmark-end text:name="__DdeLink__18056_127468092"/></text:p>
      <text:p text:style-name="P192"/>
      <text:p text:style-name="P193">Divavirus</text:p>
      <text:p text:style-name="P166">match à 93,33%</text:p>
      <text:p text:style-name="P166">de 653 à 667 (14nt)</text:p>
      <text:p text:style-name="P166">on prend 46 avant et 300 après = de 607 à 967</text:p>
      <text:p text:style-name="P166">seq nettoyée </text:p>
      <text:p text:style-name="P221"><text:bookmark-start text:name="__DdeLink__18072_127468092"/>gtag aacaaaagca gaatcaatat tggcaactgt tattcatcca acagaaattg</text:p>
      <text:p text:style-name="P175"><text:s text:c="6"/><text:span text:style-name="T103">661 </text:span><text:bookmark text:name="NC_019029.1_661"/><text:span text:style-name="T103">atgtagggaa ggactgttca catctacctt tcttatatga gtttgaagtt agcgataata</text:span></text:p>
      <text:p text:style-name="P175"><text:s text:c="6"/><text:span text:style-name="T103">721 </text:span><text:bookmark text:name="NC_019029.1_721"/><text:span text:style-name="T103">atatattctt ctttcctgat ggaaacagaa gtgaaggtta tgagcaacca aagactgctg</text:span></text:p>
      <text:p text:style-name="P175"><text:s text:c="6"/><text:span text:style-name="T103">781 </text:span><text:bookmark text:name="NC_019029.1_781"/><text:span text:style-name="T103">gctggtggtt aaaaatgaga cggttctata gtgacggaga ggtatatagt gttacgctct</text:span></text:p>
      <text:p text:style-name="P175"><text:s text:c="6"/><text:span text:style-name="T103">841 </text:span><text:bookmark text:name="NC_019029.1_841"/><text:span text:style-name="T103">taagaacaat aggacccttt cacttgattt acatatctag aggctctcta gcttcagagt</text:span></text:p>
      <text:p text:style-name="P175"><text:s text:c="6"/><text:span text:style-name="T103">901 </text:span><text:bookmark text:name="NC_019029.1_901"/><text:span text:style-name="T103">cacggaggtt ttttgatgat ttcaacattt tagatctgcc agtaaaatat gccaaaaata</text:span></text:p>
      <text:p text:style-name="P182"><text:span text:style-name="T110"><text:s text:c="6"/>961 </text:span><text:bookmark text:name="NC_019029.1_961"/><text:span text:style-name="T110">atctaat</text:span><text:bookmark-end text:name="__DdeLink__18072_127468092"/></text:p>
      <text:p text:style-name="P193"/>
      <text:p text:style-name="P193">Tepovirus</text:p>
      <text:p text:style-name="P166">match à 86,21%</text:p>
      <text:p text:style-name="P166">de 4165 à 4193 (28nt)</text:p>
      <text:p text:style-name="P166">on prend 32 avant et 300 après</text:p>
      <text:p text:style-name="P166">soit de 4133 à 4493</text:p>
      <text:p text:style-name="P166">seq nettoyée : </text:p>
      <text:p text:style-name="P166"/>
      <text:p text:style-name="P221"><text:bookmark-start text:name="__DdeLink__18090_127468092"/>ctgggtca</text:p>
      <text:p text:style-name="P175"><text:s text:c="5"/><text:span text:style-name="T103">4141 </text:span><text:bookmark text:name="NC_011062.1_4141"/><text:span text:style-name="T103">ttaactacgt tgatcaagaa gagggcactg aatctgatta tgaagctttc gatagatcac</text:span></text:p>
      <text:p text:style-name="P175"><text:s text:c="5"/><text:span text:style-name="T103">4201 </text:span><text:bookmark text:name="NC_011062.1_4201"/><text:span text:style-name="T103">aggatgcaat cattctaggt cttgaaatag aatgtctgaa attgtttgga tgggatcaag</text:span></text:p>
      <text:p text:style-name="P175"><text:soft-page-break/><text:s text:c="5"/><text:span text:style-name="T103">4261 </text:span><text:bookmark text:name="NC_011062.1_4261"/><text:span text:style-name="T103">acctgatcga tgattacaga aagctgaaac ttcggatggg atgtagatgg ggggcaa</text:span><text:bookmark-start text:name="__DdeLink__4551_3062245043"/><text:span text:style-name="T103">ttg</text:span></text:p>
      <text:p text:style-name="P175"><text:s text:c="5"/><text:span text:style-name="T103">4321 </text:span><text:bookmark text:name="NC_011062.1_4321"/><text:span text:style-name="T103">caattatgag attcacaggt ga</text:span><text:bookmark-end text:name="__DdeLink__4551_3062245043"/><text:span text:style-name="T103">atttggaa cattcttttt caacacaatt gcaaacatcg</text:span></text:p>
      <text:p text:style-name="P175"><text:s text:c="5"/><text:span text:style-name="T103">4381 </text:span><text:bookmark text:name="NC_011062.1_4381"/><text:span text:style-name="T103">cattcacatg tttgaggtat aatatcacca gagacactgt gattgcgttt gcaggagatg</text:span></text:p>
      <text:p text:style-name="P182"><text:span text:style-name="T110"><text:s text:c="5"/>4441 </text:span><text:bookmark text:name="NC_011062.1_4441"/><text:span text:style-name="T110">acatgtatgc atccggaaaa ctcgaaatca ggaaagatag agaagacctg ctg</text:span></text:p>
      <text:p text:style-name="P193"><text:bookmark-end text:name="__DdeLink__18090_127468092"/></text:p>
      <text:p text:style-name="P193">Prunevirus </text:p>
      <text:p text:style-name="P166">match à 71,82 %</text:p>
      <text:p text:style-name="P166">de 4376 à 4485 (109nt)</text:p>
      <text:p text:style-name="P182"><text:span text:style-name="T110">on prend 51 en amont et 200 en aval </text:span><text:span text:style-name="T112">= 4325 à 4685</text:span></text:p>
      <text:p text:style-name="P166">seq nettoyée </text:p>
      <text:p text:style-name="P222"><text:bookmark-start text:name="__DdeLink__18108_127468092"/>tactgc aggtacatgg agaagcaatt aagagctcag ctgcctggtg aaatatatat</text:p>
      <text:p text:style-name="P176"><text:s text:c="5"/><text:span text:style-name="T103">4381 </text:span><text:bookmark text:name="NC_023295.1_4381"/><text:span text:style-name="T103">acactcgaac aaaaacttca atgatttgaa tgaatgggtc aaaaagcacg ctggtgatga</text:span></text:p>
      <text:p text:style-name="P176"><text:s text:c="5"/><text:span text:style-name="T103">4441 </text:span><text:bookmark text:name="NC_023295.1_4441"/><text:span text:style-name="T103">tctgtgtgtt gagtctgatt acgaagcatt tgatgcctca caagaccaat acattttatc</text:span></text:p>
      <text:p text:style-name="P176"><text:s text:c="5"/><text:span text:style-name="T103">4501 </text:span><text:bookmark text:name="NC_023295.1_4501"/><text:span text:style-name="T103">atttgagctc tttatgatga gacatatgca tataccagaa caaatcatcc aggcttacat</text:span></text:p>
      <text:p text:style-name="P176"><text:s text:c="5"/><text:span text:style-name="T103">4561 </text:span><text:bookmark text:name="NC_023295.1_4561"/><text:span text:style-name="T103">tgatctcaag gtcaacctgg gttgcaagtt gggacatttt gccatcatga ggttcacggg</text:span></text:p>
      <text:p text:style-name="P176"><text:s text:c="5"/><text:span text:style-name="T103">4621 </text:span><text:bookmark text:name="NC_023295.1_4621"/><text:span text:style-name="T103">tgagttttca acattcctct tcaatacttt ggctaatatg gcattcacca tgtgcaggta</text:span></text:p>
      <text:p text:style-name="P183"><text:span text:style-name="T110"><text:s text:c="5"/>4681 </text:span><text:bookmark text:name="NC_023295.1_4681"/><text:span text:style-name="T110">tgagt</text:span></text:p>
      <text:p text:style-name="P167"><text:bookmark-end text:name="__DdeLink__18108_127468092"/></text:p>
      <text:p text:style-name="P194">Robigovirus</text:p>
      <text:p text:style-name="P168">match 69,79 % </text:p>
      <text:p text:style-name="P168">de 5339 à 5572 (233nt)</text:p>
      <text:p text:style-name="P168">on prend 27 avant et 100 après </text:p>
      <text:p text:style-name="P168">soit de 5312 à 5672</text:p>
      <text:p text:style-name="P168">seq nettoyée </text:p>
      <text:p text:style-name="P168"/>
      <text:p text:style-name="P222"><text:bookmark-start text:name="__DdeLink__18124_127468092"/>acgaagttt gataatagat ttaggaacgc</text:p>
      <text:p text:style-name="P176"><text:s text:c="5"/><text:span text:style-name="T103">5341 </text:span><text:bookmark text:name="NC_020996.1_5341"/><text:span text:style-name="T103">aaaagctggt caaactttag cttgcttcca tcatgatgtg ctctgtcgcc ttgctccgta</text:span></text:p>
      <text:p text:style-name="P176"><text:s text:c="5"/><text:span text:style-name="T103">5401 </text:span><text:bookmark text:name="NC_020996.1_5401"/><text:span text:style-name="T103">cattcggtac attgagaaga aagtgttcaa ggctctgcct agcaaccttt atatccactc</text:span></text:p>
      <text:p text:style-name="P176"><text:s text:c="5"/><text:span text:style-name="T103">5461 </text:span><text:bookmark text:name="NC_020996.1_5461"/><text:span text:style-name="T103">tgcacgcaat tttgatgacc ttagggattg ggttataaag aataacttca ctggggtttg</text:span></text:p>
      <text:p text:style-name="P176"><text:s text:c="5"/><text:span text:style-name="T103">5521 </text:span><text:bookmark text:name="NC_020996.1_5521"/><text:span text:style-name="T103">tactgagtct gattatgagg cttttgattc ttctcaagat gtaaacattt tggcatttga</text:span></text:p>
      <text:p text:style-name="P176"><text:s text:c="5"/><text:span text:style-name="T103">5581 </text:span><text:bookmark text:name="NC_020996.1_5581"/><text:span text:style-name="T103">ggtaagcctg atggagtatt tgagactgcc cagggatttg attgaagatt acaagtactt</text:span></text:p>
      <text:p text:style-name="P184"><text:span text:style-name="T110"><text:s text:c="5"/>5641 </text:span><text:bookmark text:name="NC_020996.1_5641"/><text:span text:style-name="T110">gaaattccac actcactcaa agcttggcca at</text:span><text:bookmark-end text:name="__DdeLink__18124_127468092"/></text:p>
      <text:p text:style-name="P194"/>
      <text:p text:style-name="P194">Trichovirus</text:p>
      <text:p text:style-name="P168">match 100%</text:p>
      <text:p text:style-name="P168">de 4552 à 4562 (10nt)</text:p>
      <text:p text:style-name="P168">on prend 50 avant et 300 après </text:p>
      <text:p text:style-name="P168">soit de 4502 à 4862</text:p>
      <text:p text:style-name="P168">seq nettoyée </text:p>
      <text:p text:style-name="P222"><text:bookmark-start text:name="__DdeLink__18140_127468092"/>gtcaatcaa gcgatgagtt atgaggctgt gtatcccaga cacaaaatgg atgatgatct</text:p>
      <text:p text:style-name="P176"><text:s text:c="5"/><text:span text:style-name="T103">4561 </text:span><text:bookmark text:name="NC_001409.1_4561"/><text:span text:style-name="T103">cactttcctt gctgccataa agaagaggct tcgctttgac aacgttgcca acaattacgc</text:span></text:p>
      <text:p text:style-name="P176"><text:s text:c="5"/><text:span text:style-name="T103">4621 </text:span><text:bookmark text:name="NC_001409.1_4621"/><text:span text:style-name="T103">aaaattcaag gcagcagaga gcagagggaa gtatctgaca aaaatctttc tcaaacatgt</text:span></text:p>
      <text:p text:style-name="P176"><text:s text:c="5"/><text:span text:style-name="T103">4681 </text:span><text:bookmark text:name="NC_001409.1_4681"/><text:span text:style-name="T103">gcccatcaaa tgtggcaggg accaaaggct cctggatcaa tgcaggcaag aatttgagga</text:span></text:p>
      <text:p text:style-name="P176"><text:s text:c="5"/><text:span text:style-name="T103">4741 </text:span><text:bookmark text:name="NC_001409.1_4741"/><text:span text:style-name="T103">gacgaaacta tctaaaagtg cggccacaat tggagcacac tctcagaggt cagactcgga</text:span></text:p>
      <text:p text:style-name="P176"><text:s text:c="5"/><text:span text:style-name="T103">4801 </text:span><text:bookmark text:name="NC_001409.1_4801"/><text:span text:style-name="T103">ttggcccttg gataagattt tcctgttcat gaaatcgcaa ctttgcacaa aattcgaaaa</text:span></text:p>
      <text:p text:style-name="P184"><text:span text:style-name="T110"><text:s text:c="5"/>4861 </text:span><text:bookmark text:name="NC_001409.1_4861"/><text:span text:style-name="T110">aa</text:span><text:bookmark-end text:name="__DdeLink__18140_127468092"/></text:p>
      <text:p text:style-name="P168"/>
      <text:p text:style-name="P194">vitivirus </text:p>
      <text:p text:style-name="P184"><text:span text:style-name="T110">match à </text:span><text:span text:style-name="T113">75,47 % avec seq 7,5</text:span></text:p>
      <text:p text:style-name="P169">de 4317 à 4369 (52nt)</text:p>
      <text:p text:style-name="P169">8 nt avant et 300 après </text:p>
      <text:p text:style-name="P169">de 4309 à 4669</text:p>
      <text:p text:style-name="P169">seq nettoyée </text:p>
      <text:p text:style-name="P223"><text:bookmark-start text:name="__DdeLink__18159_127468092"/>gg gtggatgcta</text:p>
      <text:p text:style-name="P177"><text:s text:c="5"/><text:span text:style-name="T103">4321 </text:span><text:bookmark text:name="NC_003604.2_4321"/><text:span text:style-name="T103">aggcgggaca aaccatcgcc tgtttcgctc attcggtgct gtgtagattc gggcccattc</text:span></text:p>
      <text:p text:style-name="P177"><text:s text:c="5"/><text:span text:style-name="T103">4381 </text:span><text:bookmark text:name="NC_003604.2_4381"/><text:span text:style-name="T103">tgcgtcaaac tgagaaagcg ctacgggagc tcctgcccga gaagctcatg atatactctc</text:span></text:p>
      <text:p text:style-name="P177"><text:s text:c="5"/><text:span text:style-name="T103">4441 </text:span><text:bookmark text:name="NC_003604.2_4441"/><text:span text:style-name="T103">agaaaaagta catggacttg gataaatggg ctaagacgtg ggtagagagc atgatgggga</text:span></text:p>
      <text:p text:style-name="P177"><text:s text:c="5"/><text:span text:style-name="T103">4501 </text:span><text:bookmark text:name="NC_003604.2_4501"/><text:span text:style-name="T103">cggactccga ctacgaggca ttcgacagat cacaagacga gaaagtgctg gacttggagg</text:span></text:p>
      <text:p text:style-name="P177"><text:soft-page-break/><text:s text:c="5"/><text:span text:style-name="T103">4561 </text:span><text:bookmark text:name="NC_003604.2_4561"/><text:span text:style-name="T103">tggaggtctt gcgcttcttt ctatggcccg aagatttaat cagggagtac gaggagctta</text:span></text:p>
      <text:p text:style-name="P185"><text:span text:style-name="T110"><text:s text:c="5"/>4621 </text:span><text:bookmark text:name="NC_003604.2_4621"/><text:span text:style-name="T110">agctgatgat gggatgtgca ttaggcgacc tggcggtgat gaggttctc</text:span><text:bookmark-end text:name="__DdeLink__18159_127468092"/></text:p>
      <text:p text:style-name="P195"/>
      <text:p text:style-name="P195">Carlavirus </text:p>
      <text:p text:style-name="P169">match 69,17 % avec 7,<text:span text:style-name="T131">9</text:span></text:p>
      <text:p text:style-name="P169">de 5144 à 5407 (263 nt)</text:p>
      <text:p text:style-name="P169">je prends 7 en amont et 90 en aval </text:p>
      <text:p text:style-name="P170">soit de 5137 à 5497</text:p>
      <text:p text:style-name="P170">sequence nettoyée : </text:p>
      <text:p text:style-name="P224"><text:bookmark-start text:name="__DdeLink__18177_127468092"/>cagg gttgctaaag cagcgcagag</text:p>
      <text:p text:style-name="P178"><text:s text:c="5"/><text:span text:style-name="T103">5161 </text:span><text:bookmark text:name="NC_001361.2_5161"/><text:span text:style-name="T103">catcgt</text:span><text:bookmark-start text:name="__DdeLink__5126_3062245043"/><text:span text:style-name="T103">gtgt tttcaacatg cggtcttgtg tcgttttgcg ccctacatgc gatacattga</text:span></text:p>
      <text:p text:style-name="P178"><text:s text:c="5"/><text:span text:style-name="T103">5221 </text:span><text:bookmark text:name="NC_001361.2_52211"/><text:span text:style-name="T103">gatgaaagtg cacgaggtgc tgccgaagaa ttactacatc cactcaggaa agggtttgga</text:span></text:p>
      <text:p text:style-name="P178"><text:s text:c="5"/><text:span text:style-name="T103">5281 </text:span><text:bookmark text:name="NC_001361.2_52811"/><text:span text:style-name="T103">ggagctggat gcgtgggtca agaaagggaa gtttgaccgg atttgcacgg agtctgatta</text:span></text:p>
      <text:p text:style-name="P178"><text:s text:c="5"/><text:span text:style-name="T103">5341 </text:span><text:bookmark text:name="NC_001361.2_53411"/><text:span text:style-name="T103">tgaggcattc gatgcgtcac aagatg</text:span><text:bookmark-end text:name="__DdeLink__5126_3062245043"/><text:span text:style-name="T103">aatt tatcatggct ttcgagctgg aattgatgaa</text:span></text:p>
      <text:p text:style-name="P178"><text:s text:c="5"/><text:span text:style-name="T103">5401 </text:span><text:bookmark text:name="NC_001361.2_5401"/><text:span text:style-name="T103">gtacttaagg ttaccaagtg atctaatcga ggattacaag ttcatcaaga ctagcctagg</text:span></text:p>
      <text:p text:style-name="P186"><text:span text:style-name="T110"><text:s text:c="5"/>5461 </text:span><text:bookmark text:name="NC_001361.2_5461"/><text:span text:style-name="T110">atctaaattg ggcaattttg ctataatgcg cttctcc</text:span><text:bookmark-end text:name="__DdeLink__18177_127468092"/></text:p>
      <text:p text:style-name="P195"/>
      <text:p text:style-name="P196">Fovéavirus</text:p>
      <text:p text:style-name="P170">match de 100 % avec 7,<text:span text:style-name="T131">9</text:span></text:p>
      <text:p text:style-name="P170">de 1267 à 1277 (10nt)</text:p>
      <text:p text:style-name="P170">50 avant 300 après</text:p>
      <text:p text:style-name="P170">soit de 1217 à 15<text:span text:style-name="T130">7</text:span>7</text:p>
      <text:p text:style-name="P170">seq nettoyée : </text:p>
      <text:p text:style-name="P218"><text:bookmark text:name="__DdeLink__18194_127468092"/></text:p>
      <text:p text:style-name="P225"><text:bookmark-start text:name="__DdeLink__33704_127468092"/>gaag cggatcgtgc agggtttttt tctgaagctt tttccaaacc</text:p>
      <text:p text:style-name="P179"><text:s text:c="5"/><text:span text:style-name="T103">1261 </text:span><text:bookmark text:name="NC_003462.2_1261"/><text:span text:style-name="T103">caatttccag aaattttaaa gtggtccagc aattgcatct tgataatttc atcgagactt</text:span></text:p>
      <text:p text:style-name="P179"><text:s text:c="5"/><text:span text:style-name="T103">1321 </text:span><text:bookmark text:name="NC_003462.2_1321"/><text:span text:style-name="T103">tagaggagtt taacttcagc atcaacacag aaagtttgtc attgaattgg aaggatgatc</text:span></text:p>
      <text:p text:style-name="P179"><text:s text:c="5"/><text:span text:style-name="T103">1381 </text:span><text:bookmark text:name="NC_003462.2_1381"/><text:span text:style-name="T103">tggaatttgt taacttaacc tttggagaca cagactttaa tgttgaggat tcttttgctg</text:span></text:p>
      <text:p text:style-name="P179"><text:s text:c="5"/><text:span text:style-name="T103">1441 </text:span><text:bookmark text:name="NC_003462.2_1441"/><text:span text:style-name="T103">aggcatgggg cacaaagaaa gacgttgtga acatcaccac cgtgcatcac tctccatact</text:span></text:p>
      <text:p text:style-name="P179"><text:s text:c="5"/><text:span text:style-name="T103">1501 </text:span><text:bookmark text:name="NC_003462.2_1501"/><text:span text:style-name="T103">tggttagtaa gtttgagtca tacgatcatc agttccactc cattttgagc gttaaatcta</text:span></text:p>
      <text:p text:style-name="P229"><text:s text:c="5"/>1561 <text:bookmark text:name="NC_003462.2_1561"/>tctcagcact caccagg<text:bookmark-end text:name="__DdeLink__33704_127468092"/></text:p>
      <text:p text:style-name="P170"/>
      <text:p text:style-name="P171">Séquences FILLOUX</text:p>
      <text:p text:style-name="P171"/>
      <text:p text:style-name="P171"/>
      <text:p text:style-name="P171">spèce 1</text:p>
      <text:p text:style-name="P171"/>
      <text:p text:style-name="P171">-Contigue1 :</text:p>
      <text:p text:style-name="P171"><text:a xlink:type="simple" xlink:href="https://blast.ncbi.nlm.nih.gov/Blast.cgi?CMD=Get&amp;RID=AWB1X52K114" office:target-frame-name="lnkAWB1X52K114" xlink:show="replace" text:style-name="Internet_20_link" text:visited-style-name="Visited_20_Internet_20_Link"><text:span text:style-name="T120">AWB1X52K114</text:span></text:a><text:span text:style-name="T132"> </text:span></text:p>
      <text:p text:style-name="P231"/>
      <text:p text:style-name="P231"/>
      <text:p text:style-name="P231"/>
      <text:p text:style-name="P231"/>
      <text:p text:style-name="P171"><text:span text:style-name="T132">- </text:span><text:span text:style-name="T133">Contigue 2</text:span></text:p>
      <text:p text:style-name="P171"><text:a xlink:type="simple" xlink:href="https://blast.ncbi.nlm.nih.gov/Blast.cgi?CMD=Get&amp;RID=AWBA1SXV114" office:target-frame-name="lnkAWBA1SXV114" xlink:show="replace" text:style-name="Internet_20_link" text:visited-style-name="Visited_20_Internet_20_Link"><text:span text:style-name="T121">AWBA1SXV114</text:span></text:a></text:p>
      <text:p text:style-name="P171"><text:span text:style-name="T121"/></text:p>
      <text:p text:style-name="P233"><text:span text:style-name="T121">E</text:span><text:span text:style-name="T120">spece 2</text:span></text:p>
      <text:p text:style-name="P233"><text:span text:style-name="T120">-Contigue 1 </text:span></text:p>
      <text:p text:style-name="P233"><text:a xlink:type="simple" xlink:href="https://blast.ncbi.nlm.nih.gov/Blast.cgi?CMD=Get&amp;RID=AWBJG2XY114" office:target-frame-name="lnkAWBJG2XY114" xlink:show="replace" text:style-name="Internet_20_link" text:visited-style-name="Visited_20_Internet_20_Link"><text:span text:style-name="T120">AWBJG2XY114</text:span></text:a><text:span text:style-name="T134"> </text:span></text:p>
      <text:p text:style-name="P233"><text:span text:style-name="T120"/></text:p>
      <text:p text:style-name="P233"><text:span text:style-name="T120">Espece 3 </text:span></text:p>
      <text:p text:style-name="P233"><text:span text:style-name="T120">- contigue 1 </text:span></text:p>
      <text:p text:style-name="P233"><text:span text:style-name="T120">non</text:span></text:p>
      <text:p text:style-name="P233"><text:span text:style-name="T120"/></text:p>
      <text:p text:style-name="P233"><text:span text:style-name="T120">-contigue 2 : non </text:span></text:p>
      <text:p text:style-name="P233"><text:span text:style-name="T120"/></text:p>
      <text:p text:style-name="P233"><text:span text:style-name="T120">- contigue 3 : </text:span></text:p>
      <text:p text:style-name="P233"><text:a xlink:type="simple" xlink:href="https://blast.ncbi.nlm.nih.gov/Blast.cgi?CMD=Get&amp;RID=AWBYK7JM114" office:target-frame-name="lnkAWBYK7JM114" xlink:show="replace" text:style-name="Internet_20_link" text:visited-style-name="Visited_20_Internet_20_Link"><text:span text:style-name="T120">AWBYK7JM114</text:span></text:a><text:span text:style-name="T134"> </text:span></text:p>
      <text:p text:style-name="P233"><text:span text:style-name="T120"/></text:p>
      <text:p text:style-name="P233"><text:span text:style-name="T1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sans-serif"/>
    <style:font-face style:name="arial1" svg:font-family="arial, helvetica, clean, sans-serif"/>
    <style:font-face style:name="arial" svg:font-family="arial, sans-serif"/>
    <style:font-face style:name="monospace" svg:font-family="monospace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5:29:11.136763833</meta:creation-date>
    <dc:date>2019-04-10T14:16:15.966743694</dc:date>
    <meta:editing-duration>PT8H11M21S</meta:editing-duration>
    <meta:editing-cycles>43</meta:editing-cycles>
    <meta:generator>LibreOffice/6.1.4.2$Linux_X86_64 LibreOffice_project/10$Build-2</meta:generator>
    <meta:document-statistic meta:table-count="0" meta:image-count="0" meta:object-count="0" meta:page-count="16" meta:paragraph-count="726" meta:word-count="3182" meta:character-count="34130" meta:non-whitespace-character-count="31141"/>
  </office:meta>
</office:document-meta>
</file>